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3.68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ext-properties fo:language="pl" fo:country="P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number-columns-repeated="8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number-columns-repeated="7"/>
          <table:table-cell table:style-name="ce1"/>
          <table:table-cell office:value-type="string">
            <text:p>strzałka ugięcia f[mm]</text:p>
          </table:table-cell>
          <table:table-cell office:value-type="string">
            <text:p>siła zginająca P[N]</text:p>
            <draw:frame table:end-cell-address="Arkusz1.S21" table:end-x="0.32cm" table:end-y="0.181cm" draw:z-index="0" draw:style-name="gr1" draw:text-style-name="P1" svg:width="15.999cm" svg:height="8.999cm" svg:x="1.603cm" svg:y="0.1cm">
              <draw:object draw:notify-on-update-of-ranges="Arkusz1.I3:Arkusz1.I3 Arkusz1.I4:Arkusz1.I805 Arkusz1.J3:Arkusz1.J3 Arkusz1.J4:Arkusz1.J80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08772292">
            <text:p>0,08772292</text:p>
          </table:table-cell>
          <table:table-cell table:style-name="ce1" office:value-type="float" office:value="39.40135">
            <text:p>39,4013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09246992">
            <text:p>0,09246992</text:p>
          </table:table-cell>
          <table:table-cell table:style-name="ce1" office:value-type="float" office:value="44.24047">
            <text:p>44,240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09712662">
            <text:p>0,09712662</text:p>
          </table:table-cell>
          <table:table-cell table:style-name="ce1" office:value-type="float" office:value="49.30718">
            <text:p>49,3071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009191">
            <text:p>0,1009191</text:p>
          </table:table-cell>
          <table:table-cell table:style-name="ce1" office:value-type="float" office:value="52.50436">
            <text:p>52,5043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034344">
            <text:p>0,1034344</text:p>
          </table:table-cell>
          <table:table-cell table:style-name="ce1" office:value-type="float" office:value="55.92913">
            <text:p>55,9291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087619">
            <text:p>0,1087619</text:p>
          </table:table-cell>
          <table:table-cell table:style-name="ce1" office:value-type="float" office:value="60.89289">
            <text:p>60,8928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137798">
            <text:p>0,1137798</text:p>
          </table:table-cell>
          <table:table-cell table:style-name="ce1" office:value-type="float" office:value="65.92167">
            <text:p>65,9216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163597">
            <text:p>0,1163597</text:p>
          </table:table-cell>
          <table:table-cell table:style-name="ce1" office:value-type="float" office:value="69.30309">
            <text:p>69,3030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200747">
            <text:p>0,1200747</text:p>
          </table:table-cell>
          <table:table-cell table:style-name="ce1" office:value-type="float" office:value="72.44608">
            <text:p>72,446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241445">
            <text:p>0,1241445</text:p>
          </table:table-cell>
          <table:table-cell table:style-name="ce1" office:value-type="float" office:value="77.5724">
            <text:p>77,57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284465">
            <text:p>0,1284465</text:p>
          </table:table-cell>
          <table:table-cell table:style-name="ce1" office:value-type="float" office:value="82.4061">
            <text:p>82,406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322131">
            <text:p>0,1322131</text:p>
          </table:table-cell>
          <table:table-cell table:style-name="ce1" office:value-type="float" office:value="85.57077">
            <text:p>85,5707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346382">
            <text:p>0,1346382</text:p>
          </table:table-cell>
          <table:table-cell table:style-name="ce1" office:value-type="float" office:value="88.96303">
            <text:p>88,9630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391659">
            <text:p>0,1391659</text:p>
          </table:table-cell>
          <table:table-cell table:style-name="ce1" office:value-type="float" office:value="93.79131">
            <text:p>93,791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438613">
            <text:p>0,1438613</text:p>
          </table:table-cell>
          <table:table-cell table:style-name="ce1" office:value-type="float" office:value="98.53289">
            <text:p>98,5328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46209">
            <text:p>0,146209</text:p>
          </table:table-cell>
          <table:table-cell table:style-name="ce1" office:value-type="float" office:value="101.871">
            <text:p>101,8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495758">
            <text:p>0,1495758</text:p>
          </table:table-cell>
          <table:table-cell table:style-name="ce1" office:value-type="float" office:value="105.1982">
            <text:p>105,198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533553">
            <text:p>0,1533553</text:p>
          </table:table-cell>
          <table:table-cell table:style-name="ce1" office:value-type="float" office:value="109.9073">
            <text:p>109,907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572767">
            <text:p>0,1572767</text:p>
          </table:table-cell>
          <table:table-cell table:style-name="ce1" office:value-type="float" office:value="114.5188">
            <text:p>114,518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606951">
            <text:p>0,1606951</text:p>
          </table:table-cell>
          <table:table-cell table:style-name="ce1" office:value-type="float" office:value="117.6726">
            <text:p>117,672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625268">
            <text:p>0,1625268</text:p>
          </table:table-cell>
          <table:table-cell table:style-name="ce1" office:value-type="float" office:value="120.7722">
            <text:p>120,77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669449">
            <text:p>0,1669449</text:p>
          </table:table-cell>
          <table:table-cell table:style-name="ce1" office:value-type="float" office:value="125.2862">
            <text:p>125,286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712726">
            <text:p>0,1712726</text:p>
          </table:table-cell>
          <table:table-cell table:style-name="ce1" office:value-type="float" office:value="129.8652">
            <text:p>129,865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731044">
            <text:p>0,1731044</text:p>
          </table:table-cell>
          <table:table-cell table:style-name="ce1" office:value-type="float" office:value="132.8023">
            <text:p>132,80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76226">
            <text:p>0,176226</text:p>
          </table:table-cell>
          <table:table-cell table:style-name="ce1" office:value-type="float" office:value="135.6852">
            <text:p>135,685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798443">
            <text:p>0,1798443</text:p>
          </table:table-cell>
          <table:table-cell table:style-name="ce1" office:value-type="float" office:value="140.275">
            <text:p>140,27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831401">
            <text:p>0,1831401</text:p>
          </table:table-cell>
          <table:table-cell table:style-name="ce1" office:value-type="float" office:value="144.6915">
            <text:p>144,691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862231">
            <text:p>0,1862231</text:p>
          </table:table-cell>
          <table:table-cell table:style-name="ce1" office:value-type="float" office:value="147.2926">
            <text:p>147,292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882354">
            <text:p>0,1882354</text:p>
          </table:table-cell>
          <table:table-cell table:style-name="ce1" office:value-type="float" office:value="150.0345">
            <text:p>150,034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920665">
            <text:p>0,1920665</text:p>
          </table:table-cell>
          <table:table-cell table:style-name="ce1" office:value-type="float" office:value="154.3589">
            <text:p>154,358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95859">
            <text:p>0,195859</text:p>
          </table:table-cell>
          <table:table-cell table:style-name="ce1" office:value-type="float" office:value="158.564">
            <text:p>158,5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1977681">
            <text:p>0,1977681</text:p>
          </table:table-cell>
          <table:table-cell table:style-name="ce1" office:value-type="float" office:value="161.4035">
            <text:p>161,403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008898">
            <text:p>0,2008898</text:p>
          </table:table-cell>
          <table:table-cell table:style-name="ce1" office:value-type="float" office:value="164.1346">
            <text:p>164,134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037534">
            <text:p>0,2037534</text:p>
          </table:table-cell>
          <table:table-cell table:style-name="ce1" office:value-type="float" office:value="168.1609">
            <text:p>168,160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069654">
            <text:p>0,2069654</text:p>
          </table:table-cell>
          <table:table-cell table:style-name="ce1" office:value-type="float" office:value="171.9704">
            <text:p>171,97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09842">
            <text:p>0,209842</text:p>
          </table:table-cell>
          <table:table-cell table:style-name="ce1" office:value-type="float" office:value="174.5715">
            <text:p>174,571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113899">
            <text:p>0,2113899</text:p>
          </table:table-cell>
          <table:table-cell table:style-name="ce1" office:value-type="float" office:value="177.3135">
            <text:p>177,313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149566">
            <text:p>0,2149566</text:p>
          </table:table-cell>
          <table:table-cell table:style-name="ce1" office:value-type="float" office:value="180.9605">
            <text:p>180,960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185878">
            <text:p>0,2185878</text:p>
          </table:table-cell>
          <table:table-cell table:style-name="ce1" office:value-type="float" office:value="184.705">
            <text:p>184,70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20097">
            <text:p>0,220097</text:p>
          </table:table-cell>
          <table:table-cell table:style-name="ce1" office:value-type="float" office:value="187.3602">
            <text:p>187,360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226511">
            <text:p>0,2226511</text:p>
          </table:table-cell>
          <table:table-cell table:style-name="ce1" office:value-type="float" office:value="189.7879">
            <text:p>189,787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256503">
            <text:p>0,2256503</text:p>
          </table:table-cell>
          <table:table-cell table:style-name="ce1" office:value-type="float" office:value="193.3373">
            <text:p>193,337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28443">
            <text:p>0,228443</text:p>
          </table:table-cell>
          <table:table-cell table:style-name="ce1" office:value-type="float" office:value="197.0168">
            <text:p>197,016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309842">
            <text:p>0,2309842</text:p>
          </table:table-cell>
          <table:table-cell table:style-name="ce1" office:value-type="float" office:value="199.2819">
            <text:p>199,28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325321">
            <text:p>0,2325321</text:p>
          </table:table-cell>
          <table:table-cell table:style-name="ce1" office:value-type="float" office:value="201.6771">
            <text:p>201,67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358666">
            <text:p>0,2358666</text:p>
          </table:table-cell>
          <table:table-cell table:style-name="ce1" office:value-type="float" office:value="205.1236">
            <text:p>205,123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388915">
            <text:p>0,2388915</text:p>
          </table:table-cell>
          <table:table-cell table:style-name="ce1" office:value-type="float" office:value="208.4616">
            <text:p>208,461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403621">
            <text:p>0,2403621</text:p>
          </table:table-cell>
          <table:table-cell table:style-name="ce1" office:value-type="float" office:value="210.7593">
            <text:p>210,759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430065">
            <text:p>0,2430065</text:p>
          </table:table-cell>
          <table:table-cell table:style-name="ce1" office:value-type="float" office:value="213.0677">
            <text:p>213,067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453413">
            <text:p>0,2453413</text:p>
          </table:table-cell>
          <table:table-cell table:style-name="ce1" office:value-type="float" office:value="216.5575">
            <text:p>216,557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47818">
            <text:p>0,247818</text:p>
          </table:table-cell>
          <table:table-cell table:style-name="ce1" office:value-type="float" office:value="219.5921">
            <text:p>219,59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50256">
            <text:p>0,250256</text:p>
          </table:table-cell>
          <table:table-cell table:style-name="ce1" office:value-type="float" office:value="221.6513">
            <text:p>221,651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511976">
            <text:p>0,2511976</text:p>
          </table:table-cell>
          <table:table-cell table:style-name="ce1" office:value-type="float" office:value="223.9598">
            <text:p>223,959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54287">
            <text:p>0,254287</text:p>
          </table:table-cell>
          <table:table-cell table:style-name="ce1" office:value-type="float" office:value="226.9402">
            <text:p>226,940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573636">
            <text:p>0,2573636</text:p>
          </table:table-cell>
          <table:table-cell table:style-name="ce1" office:value-type="float" office:value="230.029">
            <text:p>230,02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586535">
            <text:p>0,2586535</text:p>
          </table:table-cell>
          <table:table-cell table:style-name="ce1" office:value-type="float" office:value="232.2183">
            <text:p>232,21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607045">
            <text:p>0,2607045</text:p>
          </table:table-cell>
          <table:table-cell table:style-name="ce1" office:value-type="float" office:value="234.0716">
            <text:p>234,071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618655">
            <text:p>0,2618655</text:p>
          </table:table-cell>
          <table:table-cell table:style-name="ce1" office:value-type="float" office:value="236.0332">
            <text:p>236,033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648646">
            <text:p>0,2648646</text:p>
          </table:table-cell>
          <table:table-cell table:style-name="ce1" office:value-type="float" office:value="239.3008">
            <text:p>239,30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67438">
            <text:p>0,267438</text:p>
          </table:table-cell>
          <table:table-cell table:style-name="ce1" office:value-type="float" office:value="242.2433">
            <text:p>242,24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686248">
            <text:p>0,2686248</text:p>
          </table:table-cell>
          <table:table-cell table:style-name="ce1" office:value-type="float" office:value="244.1833">
            <text:p>244,18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708435">
            <text:p>0,2708435</text:p>
          </table:table-cell>
          <table:table-cell table:style-name="ce1" office:value-type="float" office:value="245.9716">
            <text:p>245,971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729848">
            <text:p>0,2729848</text:p>
          </table:table-cell>
          <table:table-cell table:style-name="ce1" office:value-type="float" office:value="249.0333">
            <text:p>249,03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7501">
            <text:p>0,27501</text:p>
          </table:table-cell>
          <table:table-cell table:style-name="ce1" office:value-type="float" office:value="251.8891">
            <text:p>251,889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771642">
            <text:p>0,2771642</text:p>
          </table:table-cell>
          <table:table-cell table:style-name="ce1" office:value-type="float" office:value="253.5906">
            <text:p>253,590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784154">
            <text:p>0,2784154</text:p>
          </table:table-cell>
          <table:table-cell table:style-name="ce1" office:value-type="float" office:value="255.5848">
            <text:p>255,584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807051">
            <text:p>0,2807051</text:p>
          </table:table-cell>
          <table:table-cell table:style-name="ce1" office:value-type="float" office:value="258.11">
            <text:p>258,1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838074">
            <text:p>0,2838074</text:p>
          </table:table-cell>
          <table:table-cell table:style-name="ce1" office:value-type="float" office:value="260.7003">
            <text:p>260,700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843492">
            <text:p>0,2843492</text:p>
          </table:table-cell>
          <table:table-cell table:style-name="ce1" office:value-type="float" office:value="262.521">
            <text:p>262,5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86168">
            <text:p>0,286168</text:p>
          </table:table-cell>
          <table:table-cell table:style-name="ce1" office:value-type="float" office:value="264.2659">
            <text:p>264,26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881287">
            <text:p>0,2881287</text:p>
          </table:table-cell>
          <table:table-cell table:style-name="ce1" office:value-type="float" office:value="266.6936">
            <text:p>266,693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902571">
            <text:p>0,2902571</text:p>
          </table:table-cell>
          <table:table-cell table:style-name="ce1" office:value-type="float" office:value="269.3706">
            <text:p>269,370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919986">
            <text:p>0,2919986</text:p>
          </table:table-cell>
          <table:table-cell table:style-name="ce1" office:value-type="float" office:value="271.0721">
            <text:p>271,07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929273">
            <text:p>0,2929273</text:p>
          </table:table-cell>
          <table:table-cell table:style-name="ce1" office:value-type="float" office:value="272.4919">
            <text:p>272,49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953137">
            <text:p>0,2953137</text:p>
          </table:table-cell>
          <table:table-cell table:style-name="ce1" office:value-type="float" office:value="274.9954">
            <text:p>274,995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976098">
            <text:p>0,2976098</text:p>
          </table:table-cell>
          <table:table-cell table:style-name="ce1" office:value-type="float" office:value="277.4231">
            <text:p>277,42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2984741">
            <text:p>0,2984741</text:p>
          </table:table-cell>
          <table:table-cell table:style-name="ce1" office:value-type="float" office:value="279.0813">
            <text:p>279,081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002929">
            <text:p>0,3002929</text:p>
          </table:table-cell>
          <table:table-cell table:style-name="ce1" office:value-type="float" office:value="280.6637">
            <text:p>280,66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02144">
            <text:p>0,302144</text:p>
          </table:table-cell>
          <table:table-cell table:style-name="ce1" office:value-type="float" office:value="282.9505">
            <text:p>282,950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0375">
            <text:p>0,30375</text:p>
          </table:table-cell>
          <table:table-cell table:style-name="ce1" office:value-type="float" office:value="285.118">
            <text:p>285,11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053882">
            <text:p>0,3053882</text:p>
          </table:table-cell>
          <table:table-cell table:style-name="ce1" office:value-type="float" office:value="286.657">
            <text:p>286,65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066652">
            <text:p>0,3066652</text:p>
          </table:table-cell>
          <table:table-cell table:style-name="ce1" office:value-type="float" office:value="288.326">
            <text:p>288,32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083551">
            <text:p>0,3083551</text:p>
          </table:table-cell>
          <table:table-cell table:style-name="ce1" office:value-type="float" office:value="290.5478">
            <text:p>290,547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106125">
            <text:p>0,3106125</text:p>
          </table:table-cell>
          <table:table-cell table:style-name="ce1" office:value-type="float" office:value="292.4228">
            <text:p>292,422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115541">
            <text:p>0,3115541</text:p>
          </table:table-cell>
          <table:table-cell table:style-name="ce1" office:value-type="float" office:value="293.9617">
            <text:p>293,96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131021">
            <text:p>0,3131021</text:p>
          </table:table-cell>
          <table:table-cell table:style-name="ce1" office:value-type="float" office:value="295.4899">
            <text:p>295,489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147274">
            <text:p>0,3147274</text:p>
          </table:table-cell>
          <table:table-cell table:style-name="ce1" office:value-type="float" office:value="297.6033">
            <text:p>297,60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163914">
            <text:p>0,3163914</text:p>
          </table:table-cell>
          <table:table-cell table:style-name="ce1" office:value-type="float" office:value="299.825">
            <text:p>299,8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179652">
            <text:p>0,3179652</text:p>
          </table:table-cell>
          <table:table-cell table:style-name="ce1" office:value-type="float" office:value="300.9847">
            <text:p>300,98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18623">
            <text:p>0,318623</text:p>
          </table:table-cell>
          <table:table-cell table:style-name="ce1" office:value-type="float" office:value="302.4587">
            <text:p>302,458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206482">
            <text:p>0,3206482</text:p>
          </table:table-cell>
          <table:table-cell table:style-name="ce1" office:value-type="float" office:value="304.3824">
            <text:p>304,38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225445">
            <text:p>0,3225445</text:p>
          </table:table-cell>
          <table:table-cell table:style-name="ce1" office:value-type="float" office:value="306.4904">
            <text:p>306,49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231507">
            <text:p>0,3231507</text:p>
          </table:table-cell>
          <table:table-cell table:style-name="ce1" office:value-type="float" office:value="307.9535">
            <text:p>307,953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245568">
            <text:p>0,3245568</text:p>
          </table:table-cell>
          <table:table-cell table:style-name="ce1" office:value-type="float" office:value="309.0047">
            <text:p>309,00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262337">
            <text:p>0,3262337</text:p>
          </table:table-cell>
          <table:table-cell table:style-name="ce1" office:value-type="float" office:value="311.0585">
            <text:p>311,05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276139">
            <text:p>0,3276139</text:p>
          </table:table-cell>
          <table:table-cell table:style-name="ce1" office:value-type="float" office:value="313.1015">
            <text:p>313,101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289426">
            <text:p>0,3289426</text:p>
          </table:table-cell>
          <table:table-cell table:style-name="ce1" office:value-type="float" office:value="314.3153">
            <text:p>314,315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299358">
            <text:p>0,3299358</text:p>
          </table:table-cell>
          <table:table-cell table:style-name="ce1" office:value-type="float" office:value="315.3232">
            <text:p>315,323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315676">
            <text:p>0,3315676</text:p>
          </table:table-cell>
          <table:table-cell table:style-name="ce1" office:value-type="float" office:value="317.1603">
            <text:p>317,160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332768">
            <text:p>0,3332768</text:p>
          </table:table-cell>
          <table:table-cell table:style-name="ce1" office:value-type="float" office:value="318.8997">
            <text:p>318,899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339992">
            <text:p>0,3339992</text:p>
          </table:table-cell>
          <table:table-cell table:style-name="ce1" office:value-type="float" office:value="320.0702">
            <text:p>320,070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355664">
            <text:p>0,3355664</text:p>
          </table:table-cell>
          <table:table-cell table:style-name="ce1" office:value-type="float" office:value="321.8639">
            <text:p>321,86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371208">
            <text:p>0,3371208</text:p>
          </table:table-cell>
          <table:table-cell table:style-name="ce1" office:value-type="float" office:value="323.5492">
            <text:p>323,549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382818">
            <text:p>0,3382818</text:p>
          </table:table-cell>
          <table:table-cell table:style-name="ce1" office:value-type="float" office:value="324.7305">
            <text:p>324,730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391847">
            <text:p>0,3391847</text:p>
          </table:table-cell>
          <table:table-cell table:style-name="ce1" office:value-type="float" office:value="325.7601">
            <text:p>325,760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402038">
            <text:p>0,3402038</text:p>
          </table:table-cell>
          <table:table-cell table:style-name="ce1" office:value-type="float" office:value="327.4129">
            <text:p>327,412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414937">
            <text:p>0,3414937</text:p>
          </table:table-cell>
          <table:table-cell table:style-name="ce1" office:value-type="float" office:value="328.7947">
            <text:p>328,79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42745">
            <text:p>0,342745</text:p>
          </table:table-cell>
          <table:table-cell table:style-name="ce1" office:value-type="float" office:value="329.846">
            <text:p>329,84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431836">
            <text:p>0,3431836</text:p>
          </table:table-cell>
          <table:table-cell table:style-name="ce1" office:value-type="float" office:value="331.0057">
            <text:p>331,005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446025">
            <text:p>0,3446025</text:p>
          </table:table-cell>
          <table:table-cell table:style-name="ce1" office:value-type="float" office:value="332.2791">
            <text:p>332,279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460988">
            <text:p>0,3460988</text:p>
          </table:table-cell>
          <table:table-cell table:style-name="ce1" office:value-type="float" office:value="333.6176">
            <text:p>333,61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465116">
            <text:p>0,3465116</text:p>
          </table:table-cell>
          <table:table-cell table:style-name="ce1" office:value-type="float" office:value="334.5822">
            <text:p>334,58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474791">
            <text:p>0,3474791</text:p>
          </table:table-cell>
          <table:table-cell table:style-name="ce1" office:value-type="float" office:value="335.3625">
            <text:p>335,36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487819">
            <text:p>0,3487819</text:p>
          </table:table-cell>
          <table:table-cell table:style-name="ce1" office:value-type="float" office:value="336.6576">
            <text:p>336,65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494398">
            <text:p>0,3494398</text:p>
          </table:table-cell>
          <table:table-cell table:style-name="ce1" office:value-type="float" office:value="338.1045">
            <text:p>338,104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02525">
            <text:p>0,3502525</text:p>
          </table:table-cell>
          <table:table-cell table:style-name="ce1" office:value-type="float" office:value="338.6464">
            <text:p>338,64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07813">
            <text:p>0,3507813</text:p>
          </table:table-cell>
          <table:table-cell table:style-name="ce1" office:value-type="float" office:value="339.3183">
            <text:p>339,31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19165">
            <text:p>0,3519165</text:p>
          </table:table-cell>
          <table:table-cell table:style-name="ce1" office:value-type="float" office:value="340.3263">
            <text:p>340,326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29743">
            <text:p>0,3529743</text:p>
          </table:table-cell>
          <table:table-cell table:style-name="ce1" office:value-type="float" office:value="341.5184">
            <text:p>341,518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33999">
            <text:p>0,3533999</text:p>
          </table:table-cell>
          <table:table-cell table:style-name="ce1" office:value-type="float" office:value="342.418">
            <text:p>342,41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43932">
            <text:p>0,3543932</text:p>
          </table:table-cell>
          <table:table-cell table:style-name="ce1" office:value-type="float" office:value="342.9599">
            <text:p>342,959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51285">
            <text:p>0,3551285</text:p>
          </table:table-cell>
          <table:table-cell table:style-name="ce1" office:value-type="float" office:value="344.2387">
            <text:p>344,238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59927">
            <text:p>0,3559927</text:p>
          </table:table-cell>
          <table:table-cell table:style-name="ce1" office:value-type="float" office:value="345.2683">
            <text:p>345,26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68312">
            <text:p>0,3568312</text:p>
          </table:table-cell>
          <table:table-cell table:style-name="ce1" office:value-type="float" office:value="346.0053">
            <text:p>346,005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71666">
            <text:p>0,3571666</text:p>
          </table:table-cell>
          <table:table-cell table:style-name="ce1" office:value-type="float" office:value="346.7098">
            <text:p>346,709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80437">
            <text:p>0,3580437</text:p>
          </table:table-cell>
          <table:table-cell table:style-name="ce1" office:value-type="float" office:value="347.631">
            <text:p>347,6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9166">
            <text:p>0,359166</text:p>
          </table:table-cell>
          <table:table-cell table:style-name="ce1" office:value-type="float" office:value="348.5847">
            <text:p>348,58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594756">
            <text:p>0,3594756</text:p>
          </table:table-cell>
          <table:table-cell table:style-name="ce1" office:value-type="float" office:value="349.4301">
            <text:p>349,430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01463">
            <text:p>0,3601463</text:p>
          </table:table-cell>
          <table:table-cell table:style-name="ce1" office:value-type="float" office:value="350.0912">
            <text:p>350,091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09848">
            <text:p>0,3609848</text:p>
          </table:table-cell>
          <table:table-cell table:style-name="ce1" office:value-type="float" office:value="350.8661">
            <text:p>350,866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17588">
            <text:p>0,3617588</text:p>
          </table:table-cell>
          <table:table-cell table:style-name="ce1" office:value-type="float" office:value="351.8686">
            <text:p>351,868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24811">
            <text:p>0,3624811</text:p>
          </table:table-cell>
          <table:table-cell table:style-name="ce1" office:value-type="float" office:value="352.443">
            <text:p>352,44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27133">
            <text:p>0,3627133</text:p>
          </table:table-cell>
          <table:table-cell table:style-name="ce1" office:value-type="float" office:value="353.0283">
            <text:p>353,02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37711">
            <text:p>0,3637711</text:p>
          </table:table-cell>
          <table:table-cell table:style-name="ce1" office:value-type="float" office:value="353.7544">
            <text:p>353,754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45451">
            <text:p>0,3645451</text:p>
          </table:table-cell>
          <table:table-cell table:style-name="ce1" office:value-type="float" office:value="354.7515">
            <text:p>354,751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48159">
            <text:p>0,3648159</text:p>
          </table:table-cell>
          <table:table-cell table:style-name="ce1" office:value-type="float" office:value="355.3692">
            <text:p>355,369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59898">
            <text:p>0,3659898</text:p>
          </table:table-cell>
          <table:table-cell table:style-name="ce1" office:value-type="float" office:value="356.0304">
            <text:p>356,03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62607">
            <text:p>0,3662607</text:p>
          </table:table-cell>
          <table:table-cell table:style-name="ce1" office:value-type="float" office:value="356.9949">
            <text:p>356,994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68025">
            <text:p>0,3668025</text:p>
          </table:table-cell>
          <table:table-cell table:style-name="ce1" office:value-type="float" office:value="357.7319">
            <text:p>357,73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7628">
            <text:p>0,367628</text:p>
          </table:table-cell>
          <table:table-cell table:style-name="ce1" office:value-type="float" office:value="357.9703">
            <text:p>357,970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80537">
            <text:p>0,3680537</text:p>
          </table:table-cell>
          <table:table-cell table:style-name="ce1" office:value-type="float" office:value="358.5014">
            <text:p>358,501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87116">
            <text:p>0,3687116</text:p>
          </table:table-cell>
          <table:table-cell table:style-name="ce1" office:value-type="float" office:value="359.4497">
            <text:p>359,449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95887">
            <text:p>0,3695887</text:p>
          </table:table-cell>
          <table:table-cell table:style-name="ce1" office:value-type="float" office:value="360.0837">
            <text:p>360,08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699757">
            <text:p>0,3699757</text:p>
          </table:table-cell>
          <table:table-cell table:style-name="ce1" office:value-type="float" office:value="361.0266">
            <text:p>361,026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05046">
            <text:p>0,3705046</text:p>
          </table:table-cell>
          <table:table-cell table:style-name="ce1" office:value-type="float" office:value="361.4601">
            <text:p>361,460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10786">
            <text:p>0,3710786</text:p>
          </table:table-cell>
          <table:table-cell table:style-name="ce1" office:value-type="float" office:value="362.4572">
            <text:p>362,457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18719">
            <text:p>0,3718719</text:p>
          </table:table-cell>
          <table:table-cell table:style-name="ce1" office:value-type="float" office:value="363.411">
            <text:p>363,41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24266">
            <text:p>0,3724266</text:p>
          </table:table-cell>
          <table:table-cell table:style-name="ce1" office:value-type="float" office:value="363.8662">
            <text:p>363,866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26717">
            <text:p>0,3726717</text:p>
          </table:table-cell>
          <table:table-cell table:style-name="ce1" office:value-type="float" office:value="364.5164">
            <text:p>364,51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3594">
            <text:p>0,373594</text:p>
          </table:table-cell>
          <table:table-cell table:style-name="ce1" office:value-type="float" office:value="365.1721">
            <text:p>365,17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4297">
            <text:p>0,374297</text:p>
          </table:table-cell>
          <table:table-cell table:style-name="ce1" office:value-type="float" office:value="366.0229">
            <text:p>366,022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46453">
            <text:p>0,3746453</text:p>
          </table:table-cell>
          <table:table-cell table:style-name="ce1" office:value-type="float" office:value="366.4998">
            <text:p>366,499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51355">
            <text:p>0,3751355</text:p>
          </table:table-cell>
          <table:table-cell table:style-name="ce1" office:value-type="float" office:value="366.7924">
            <text:p>366,79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58063">
            <text:p>0,3758063</text:p>
          </table:table-cell>
          <table:table-cell table:style-name="ce1" office:value-type="float" office:value="367.5673">
            <text:p>367,567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62578">
            <text:p>0,3762578</text:p>
          </table:table-cell>
          <table:table-cell table:style-name="ce1" office:value-type="float" office:value="368.6348">
            <text:p>368,634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68382">
            <text:p>0,3768382</text:p>
          </table:table-cell>
          <table:table-cell table:style-name="ce1" office:value-type="float" office:value="369.0467">
            <text:p>369,046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72639">
            <text:p>0,3772639</text:p>
          </table:table-cell>
          <table:table-cell table:style-name="ce1" office:value-type="float" office:value="369.5777">
            <text:p>369,577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78573">
            <text:p>0,3778573</text:p>
          </table:table-cell>
          <table:table-cell table:style-name="ce1" office:value-type="float" office:value="370.4502">
            <text:p>370,450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85152">
            <text:p>0,3785152</text:p>
          </table:table-cell>
          <table:table-cell table:style-name="ce1" office:value-type="float" office:value="371.0083">
            <text:p>371,00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9044">
            <text:p>0,379044</text:p>
          </table:table-cell>
          <table:table-cell table:style-name="ce1" office:value-type="float" office:value="371.5827">
            <text:p>371,58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94052">
            <text:p>0,3794052</text:p>
          </table:table-cell>
          <table:table-cell table:style-name="ce1" office:value-type="float" office:value="372.0704">
            <text:p>372,07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797987">
            <text:p>0,3797987</text:p>
          </table:table-cell>
          <table:table-cell table:style-name="ce1" office:value-type="float" office:value="372.737">
            <text:p>372,7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04372">
            <text:p>0,3804372</text:p>
          </table:table-cell>
          <table:table-cell table:style-name="ce1" office:value-type="float" office:value="373.3493">
            <text:p>373,349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09145">
            <text:p>0,3809145</text:p>
          </table:table-cell>
          <table:table-cell table:style-name="ce1" office:value-type="float" office:value="373.9346">
            <text:p>373,934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10821">
            <text:p>0,3810821</text:p>
          </table:table-cell>
          <table:table-cell table:style-name="ce1" office:value-type="float" office:value="374.3789">
            <text:p>374,378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17852">
            <text:p>0,3817852</text:p>
          </table:table-cell>
          <table:table-cell table:style-name="ce1" office:value-type="float" office:value="374.9208">
            <text:p>374,92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24237">
            <text:p>0,3824237</text:p>
          </table:table-cell>
          <table:table-cell table:style-name="ce1" office:value-type="float" office:value="375.4085">
            <text:p>375,40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25785">
            <text:p>0,3825785</text:p>
          </table:table-cell>
          <table:table-cell table:style-name="ce1" office:value-type="float" office:value="375.9396">
            <text:p>375,939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29913">
            <text:p>0,3829913</text:p>
          </table:table-cell>
          <table:table-cell table:style-name="ce1" office:value-type="float" office:value="376.3514">
            <text:p>376,351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36169">
            <text:p>0,3836169</text:p>
          </table:table-cell>
          <table:table-cell table:style-name="ce1" office:value-type="float" office:value="376.8716">
            <text:p>376,871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39845">
            <text:p>0,3839845</text:p>
          </table:table-cell>
          <table:table-cell table:style-name="ce1" office:value-type="float" office:value="377.4894">
            <text:p>377,489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43586">
            <text:p>0,3843586</text:p>
          </table:table-cell>
          <table:table-cell table:style-name="ce1" office:value-type="float" office:value="377.6519">
            <text:p>377,65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4823">
            <text:p>0,384823</text:p>
          </table:table-cell>
          <table:table-cell table:style-name="ce1" office:value-type="float" office:value="377.9771">
            <text:p>377,97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5397">
            <text:p>0,385397</text:p>
          </table:table-cell>
          <table:table-cell table:style-name="ce1" office:value-type="float" office:value="378.5407">
            <text:p>378,540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58162">
            <text:p>0,3858162</text:p>
          </table:table-cell>
          <table:table-cell table:style-name="ce1" office:value-type="float" office:value="379.1367">
            <text:p>379,136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61903">
            <text:p>0,3861903</text:p>
          </table:table-cell>
          <table:table-cell table:style-name="ce1" office:value-type="float" office:value="379.5269">
            <text:p>379,526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67579">
            <text:p>0,3867579</text:p>
          </table:table-cell>
          <table:table-cell table:style-name="ce1" office:value-type="float" office:value="379.7653">
            <text:p>379,765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69643">
            <text:p>0,3869643</text:p>
          </table:table-cell>
          <table:table-cell table:style-name="ce1" office:value-type="float" office:value="380.3127">
            <text:p>380,31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76222">
            <text:p>0,3876222</text:p>
          </table:table-cell>
          <table:table-cell table:style-name="ce1" office:value-type="float" office:value="380.8275">
            <text:p>380,827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79705">
            <text:p>0,3879705</text:p>
          </table:table-cell>
          <table:table-cell table:style-name="ce1" office:value-type="float" office:value="381.3477">
            <text:p>381,347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83574">
            <text:p>0,3883574</text:p>
          </table:table-cell>
          <table:table-cell table:style-name="ce1" office:value-type="float" office:value="382.3989">
            <text:p>382,398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891701">
            <text:p>0,3891701</text:p>
          </table:table-cell>
          <table:table-cell table:style-name="ce1" office:value-type="float" office:value="383.5749">
            <text:p>383,574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90086">
            <text:p>0,390086</text:p>
          </table:table-cell>
          <table:table-cell table:style-name="ce1" office:value-type="float" office:value="384.935">
            <text:p>384,93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908599">
            <text:p>0,3908599</text:p>
          </table:table-cell>
          <table:table-cell table:style-name="ce1" office:value-type="float" office:value="386.2139">
            <text:p>386,21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915952">
            <text:p>0,3915952</text:p>
          </table:table-cell>
          <table:table-cell table:style-name="ce1" office:value-type="float" office:value="387.3627">
            <text:p>387,36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930464">
            <text:p>0,3930464</text:p>
          </table:table-cell>
          <table:table-cell table:style-name="ce1" office:value-type="float" office:value="388.9721">
            <text:p>388,97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942267">
            <text:p>0,3942267</text:p>
          </table:table-cell>
          <table:table-cell table:style-name="ce1" office:value-type="float" office:value="390.6466">
            <text:p>390,646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953102">
            <text:p>0,3953102</text:p>
          </table:table-cell>
          <table:table-cell table:style-name="ce1" office:value-type="float" office:value="391.7846">
            <text:p>391,784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960713">
            <text:p>0,3960713</text:p>
          </table:table-cell>
          <table:table-cell table:style-name="ce1" office:value-type="float" office:value="392.9117">
            <text:p>392,91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976192">
            <text:p>0,3976192</text:p>
          </table:table-cell>
          <table:table-cell table:style-name="ce1" office:value-type="float" office:value="394.5591">
            <text:p>394,559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990124">
            <text:p>0,3990124</text:p>
          </table:table-cell>
          <table:table-cell table:style-name="ce1" office:value-type="float" office:value="396.2823">
            <text:p>396,28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3999798">
            <text:p>0,3999798</text:p>
          </table:table-cell>
          <table:table-cell table:style-name="ce1" office:value-type="float" office:value="397.1927">
            <text:p>397,19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009344">
            <text:p>0,4009344</text:p>
          </table:table-cell>
          <table:table-cell table:style-name="ce1" office:value-type="float" office:value="398.2439">
            <text:p>398,24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022888">
            <text:p>0,4022888</text:p>
          </table:table-cell>
          <table:table-cell table:style-name="ce1" office:value-type="float" office:value="399.9726">
            <text:p>399,972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036046">
            <text:p>0,4036046</text:p>
          </table:table-cell>
          <table:table-cell table:style-name="ce1" office:value-type="float" office:value="401.6687">
            <text:p>401,668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047784">
            <text:p>0,4047784</text:p>
          </table:table-cell>
          <table:table-cell table:style-name="ce1" office:value-type="float" office:value="402.6658">
            <text:p>402,665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057717">
            <text:p>0,4057717</text:p>
          </table:table-cell>
          <table:table-cell table:style-name="ce1" office:value-type="float" office:value="404.0747">
            <text:p>404,07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071971">
            <text:p>0,4071971</text:p>
          </table:table-cell>
          <table:table-cell table:style-name="ce1" office:value-type="float" office:value="406.0743">
            <text:p>406,074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090611">
            <text:p>0,4090611</text:p>
          </table:table-cell>
          <table:table-cell table:style-name="ce1" office:value-type="float" office:value="407.9439">
            <text:p>407,94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099769">
            <text:p>0,4099769</text:p>
          </table:table-cell>
          <table:table-cell table:style-name="ce1" office:value-type="float" office:value="409.4937">
            <text:p>409,49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10996">
            <text:p>0,410996</text:p>
          </table:table-cell>
          <table:table-cell table:style-name="ce1" office:value-type="float" office:value="410.7725">
            <text:p>410,77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127825">
            <text:p>0,4127825</text:p>
          </table:table-cell>
          <table:table-cell table:style-name="ce1" office:value-type="float" office:value="412.8751">
            <text:p>412,875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148142">
            <text:p>0,4148142</text:p>
          </table:table-cell>
          <table:table-cell table:style-name="ce1" office:value-type="float" office:value="415.3787">
            <text:p>415,378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159107">
            <text:p>0,4159107</text:p>
          </table:table-cell>
          <table:table-cell table:style-name="ce1" office:value-type="float" office:value="416.9827">
            <text:p>416,98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172135">
            <text:p>0,4172135</text:p>
          </table:table-cell>
          <table:table-cell table:style-name="ce1" office:value-type="float" office:value="418.7276">
            <text:p>418,72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194709">
            <text:p>0,4194709</text:p>
          </table:table-cell>
          <table:table-cell table:style-name="ce1" office:value-type="float" office:value="421.0631">
            <text:p>421,06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215864">
            <text:p>0,4215864</text:p>
          </table:table-cell>
          <table:table-cell table:style-name="ce1" office:value-type="float" office:value="423.7022">
            <text:p>423,70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231343">
            <text:p>0,4231343</text:p>
          </table:table-cell>
          <table:table-cell table:style-name="ce1" office:value-type="float" office:value="425.6421">
            <text:p>425,64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249403">
            <text:p>0,4249403</text:p>
          </table:table-cell>
          <table:table-cell table:style-name="ce1" office:value-type="float" office:value="427.593">
            <text:p>427,59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263334">
            <text:p>0,4263334</text:p>
          </table:table-cell>
          <table:table-cell table:style-name="ce1" office:value-type="float" office:value="429.5113">
            <text:p>429,511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288037">
            <text:p>0,4288037</text:p>
          </table:table-cell>
          <table:table-cell table:style-name="ce1" office:value-type="float" office:value="432.6705">
            <text:p>432,670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31519">
            <text:p>0,431519</text:p>
          </table:table-cell>
          <table:table-cell table:style-name="ce1" office:value-type="float" office:value="435.7647">
            <text:p>435,76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334152">
            <text:p>0,4334152</text:p>
          </table:table-cell>
          <table:table-cell table:style-name="ce1" office:value-type="float" office:value="438.019">
            <text:p>438,0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34976">
            <text:p>0,434976</text:p>
          </table:table-cell>
          <table:table-cell table:style-name="ce1" office:value-type="float" office:value="440.2733">
            <text:p>440,27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375882">
            <text:p>0,4375882</text:p>
          </table:table-cell>
          <table:table-cell table:style-name="ce1" office:value-type="float" office:value="443.3296">
            <text:p>443,329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404325">
            <text:p>0,4404325</text:p>
          </table:table-cell>
          <table:table-cell table:style-name="ce1" office:value-type="float" office:value="446.4075">
            <text:p>446,407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418514">
            <text:p>0,4418514</text:p>
          </table:table-cell>
          <table:table-cell table:style-name="ce1" office:value-type="float" office:value="448.5209">
            <text:p>448,520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435929">
            <text:p>0,4435929</text:p>
          </table:table-cell>
          <table:table-cell table:style-name="ce1" office:value-type="float" office:value="450.6885">
            <text:p>450,68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461534">
            <text:p>0,4461534</text:p>
          </table:table-cell>
          <table:table-cell table:style-name="ce1" office:value-type="float" office:value="453.3275">
            <text:p>453,327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486366">
            <text:p>0,4486366</text:p>
          </table:table-cell>
          <table:table-cell table:style-name="ce1" office:value-type="float" office:value="456.3242">
            <text:p>456,324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502232">
            <text:p>0,4502232</text:p>
          </table:table-cell>
          <table:table-cell table:style-name="ce1" office:value-type="float" office:value="458.3509">
            <text:p>458,350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52945">
            <text:p>0,452945</text:p>
          </table:table-cell>
          <table:table-cell table:style-name="ce1" office:value-type="float" office:value="461.6456">
            <text:p>461,645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556023">
            <text:p>0,4556023</text:p>
          </table:table-cell>
          <table:table-cell table:style-name="ce1" office:value-type="float" office:value="465.1679">
            <text:p>465,167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576662">
            <text:p>0,4576662</text:p>
          </table:table-cell>
          <table:table-cell table:style-name="ce1" office:value-type="float" office:value="467.6498">
            <text:p>467,649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596656">
            <text:p>0,4596656</text:p>
          </table:table-cell>
          <table:table-cell table:style-name="ce1" office:value-type="float" office:value="470.0016">
            <text:p>470,001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618456">
            <text:p>0,4618456</text:p>
          </table:table-cell>
          <table:table-cell table:style-name="ce1" office:value-type="float" office:value="472.3968">
            <text:p>472,396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651736">
            <text:p>0,4651736</text:p>
          </table:table-cell>
          <table:table-cell table:style-name="ce1" office:value-type="float" office:value="476.6236">
            <text:p>476,623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683985">
            <text:p>0,4683985</text:p>
          </table:table-cell>
          <table:table-cell table:style-name="ce1" office:value-type="float" office:value="480.4602">
            <text:p>480,460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708236">
            <text:p>0,4708236</text:p>
          </table:table-cell>
          <table:table-cell table:style-name="ce1" office:value-type="float" office:value="483.0613">
            <text:p>483,061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730036">
            <text:p>0,4730036</text:p>
          </table:table-cell>
          <table:table-cell table:style-name="ce1" office:value-type="float" office:value="485.5215">
            <text:p>485,521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761898">
            <text:p>0,4761898</text:p>
          </table:table-cell>
          <table:table-cell table:style-name="ce1" office:value-type="float" office:value="489.4448">
            <text:p>489,444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792598">
            <text:p>0,4792598</text:p>
          </table:table-cell>
          <table:table-cell table:style-name="ce1" office:value-type="float" office:value="493.2381">
            <text:p>493,23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81414">
            <text:p>0,481414</text:p>
          </table:table-cell>
          <table:table-cell table:style-name="ce1" office:value-type="float" office:value="495.7633">
            <text:p>495,76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835683">
            <text:p>0,4835683</text:p>
          </table:table-cell>
          <table:table-cell table:style-name="ce1" office:value-type="float" office:value="498.4619">
            <text:p>498,46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869028">
            <text:p>0,4869028</text:p>
          </table:table-cell>
          <table:table-cell table:style-name="ce1" office:value-type="float" office:value="502.2769">
            <text:p>502,276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903534">
            <text:p>0,4903534</text:p>
          </table:table-cell>
          <table:table-cell table:style-name="ce1" office:value-type="float" office:value="506.211">
            <text:p>506,21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92585">
            <text:p>0,492585</text:p>
          </table:table-cell>
          <table:table-cell table:style-name="ce1" office:value-type="float" office:value="509.1264">
            <text:p>509,12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948424">
            <text:p>0,4948424</text:p>
          </table:table-cell>
          <table:table-cell table:style-name="ce1" office:value-type="float" office:value="511.9985">
            <text:p>511,99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4988412">
            <text:p>0,4988412</text:p>
          </table:table-cell>
          <table:table-cell table:style-name="ce1" office:value-type="float" office:value="516.5124">
            <text:p>516,51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028916">
            <text:p>0,5028916</text:p>
          </table:table-cell>
          <table:table-cell table:style-name="ce1" office:value-type="float" office:value="521.2974">
            <text:p>521,297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051232">
            <text:p>0,5051232</text:p>
          </table:table-cell>
          <table:table-cell table:style-name="ce1" office:value-type="float" office:value="524.3645">
            <text:p>524,364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080127">
            <text:p>0,5080127</text:p>
          </table:table-cell>
          <table:table-cell table:style-name="ce1" office:value-type="float" office:value="527.4533">
            <text:p>527,45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1176">
            <text:p>0,51176</text:p>
          </table:table-cell>
          <table:table-cell table:style-name="ce1" office:value-type="float" office:value="531.886">
            <text:p>531,88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151203">
            <text:p>0,5151203</text:p>
          </table:table-cell>
          <table:table-cell table:style-name="ce1" office:value-type="float" office:value="536.0694">
            <text:p>536,069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179453">
            <text:p>0,5179453</text:p>
          </table:table-cell>
          <table:table-cell table:style-name="ce1" office:value-type="float" office:value="538.8439">
            <text:p>538,84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201382">
            <text:p>0,5201382</text:p>
          </table:table-cell>
          <table:table-cell table:style-name="ce1" office:value-type="float" office:value="541.7376">
            <text:p>541,73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237436">
            <text:p>0,5237436</text:p>
          </table:table-cell>
          <table:table-cell table:style-name="ce1" office:value-type="float" office:value="546.3004">
            <text:p>546,30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275296">
            <text:p>0,5275296</text:p>
          </table:table-cell>
          <table:table-cell table:style-name="ce1" office:value-type="float" office:value="550.4296">
            <text:p>550,429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299418">
            <text:p>0,5299418</text:p>
          </table:table-cell>
          <table:table-cell table:style-name="ce1" office:value-type="float" office:value="553.28">
            <text:p>553,2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32354">
            <text:p>0,532354</text:p>
          </table:table-cell>
          <table:table-cell table:style-name="ce1" office:value-type="float" office:value="556.2062">
            <text:p>556,206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356691">
            <text:p>0,5356691</text:p>
          </table:table-cell>
          <table:table-cell table:style-name="ce1" office:value-type="float" office:value="560.1241">
            <text:p>560,124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39281">
            <text:p>0,539281</text:p>
          </table:table-cell>
          <table:table-cell table:style-name="ce1" office:value-type="float" office:value="564.0528">
            <text:p>564,052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415771">
            <text:p>0,5415771</text:p>
          </table:table-cell>
          <table:table-cell table:style-name="ce1" office:value-type="float" office:value="566.8165">
            <text:p>566,816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434862">
            <text:p>0,5434862</text:p>
          </table:table-cell>
          <table:table-cell table:style-name="ce1" office:value-type="float" office:value="569.4501">
            <text:p>569,450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470916">
            <text:p>0,5470916</text:p>
          </table:table-cell>
          <table:table-cell table:style-name="ce1" office:value-type="float" office:value="573.3897">
            <text:p>573,389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505551">
            <text:p>0,5505551</text:p>
          </table:table-cell>
          <table:table-cell table:style-name="ce1" office:value-type="float" office:value="577.7519">
            <text:p>577,75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52619">
            <text:p>0,552619</text:p>
          </table:table-cell>
          <table:table-cell table:style-name="ce1" office:value-type="float" office:value="580.1471">
            <text:p>580,14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552634">
            <text:p>0,5552634</text:p>
          </table:table-cell>
          <table:table-cell table:style-name="ce1" office:value-type="float" office:value="582.6832">
            <text:p>582,683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58643">
            <text:p>0,558643</text:p>
          </table:table-cell>
          <table:table-cell table:style-name="ce1" office:value-type="float" office:value="586.7799">
            <text:p>586,779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616228">
            <text:p>0,5616228</text:p>
          </table:table-cell>
          <table:table-cell table:style-name="ce1" office:value-type="float" office:value="590.7141">
            <text:p>590,714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64164">
            <text:p>0,564164</text:p>
          </table:table-cell>
          <table:table-cell table:style-name="ce1" office:value-type="float" office:value="593.1417">
            <text:p>593,14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660473">
            <text:p>0,5660473</text:p>
          </table:table-cell>
          <table:table-cell table:style-name="ce1" office:value-type="float" office:value="595.396">
            <text:p>595,39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693173">
            <text:p>0,5693173</text:p>
          </table:table-cell>
          <table:table-cell table:style-name="ce1" office:value-type="float" office:value="599.1622">
            <text:p>599,16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723552">
            <text:p>0,5723552</text:p>
          </table:table-cell>
          <table:table-cell table:style-name="ce1" office:value-type="float" office:value="602.6899">
            <text:p>602,689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742385">
            <text:p>0,5742385</text:p>
          </table:table-cell>
          <table:table-cell table:style-name="ce1" office:value-type="float" office:value="604.9876">
            <text:p>604,98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766765">
            <text:p>0,5766765</text:p>
          </table:table-cell>
          <table:table-cell table:style-name="ce1" office:value-type="float" office:value="607.4478">
            <text:p>607,447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792048">
            <text:p>0,5792048</text:p>
          </table:table-cell>
          <table:table-cell table:style-name="ce1" office:value-type="float" office:value="610.8563">
            <text:p>610,856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822877">
            <text:p>0,5822877</text:p>
          </table:table-cell>
          <table:table-cell table:style-name="ce1" office:value-type="float" office:value="614.1347">
            <text:p>614,13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845451">
            <text:p>0,5845451</text:p>
          </table:table-cell>
          <table:table-cell table:style-name="ce1" office:value-type="float" office:value="616.5624">
            <text:p>616,56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859383">
            <text:p>0,5859383</text:p>
          </table:table-cell>
          <table:table-cell table:style-name="ce1" office:value-type="float" office:value="618.8384">
            <text:p>618,838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890793">
            <text:p>0,5890793</text:p>
          </table:table-cell>
          <table:table-cell table:style-name="ce1" office:value-type="float" office:value="621.9976">
            <text:p>621,99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920397">
            <text:p>0,5920397</text:p>
          </table:table-cell>
          <table:table-cell table:style-name="ce1" office:value-type="float" office:value="625.3086">
            <text:p>625,308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937553">
            <text:p>0,5937553</text:p>
          </table:table-cell>
          <table:table-cell table:style-name="ce1" office:value-type="float" office:value="627.5304">
            <text:p>627,53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957676">
            <text:p>0,5957676</text:p>
          </table:table-cell>
          <table:table-cell table:style-name="ce1" office:value-type="float" office:value="629.6763">
            <text:p>629,676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598483">
            <text:p>0,598483</text:p>
          </table:table-cell>
          <table:table-cell table:style-name="ce1" office:value-type="float" office:value="632.7001">
            <text:p>632,700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008758">
            <text:p>0,6008758</text:p>
          </table:table-cell>
          <table:table-cell table:style-name="ce1" office:value-type="float" office:value="635.9839">
            <text:p>635,98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031848">
            <text:p>0,6031848</text:p>
          </table:table-cell>
          <table:table-cell table:style-name="ce1" office:value-type="float" office:value="638.0323">
            <text:p>638,03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046812">
            <text:p>0,6046812</text:p>
          </table:table-cell>
          <table:table-cell table:style-name="ce1" office:value-type="float" office:value="640.059">
            <text:p>640,0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076674">
            <text:p>0,6076674</text:p>
          </table:table-cell>
          <table:table-cell table:style-name="ce1" office:value-type="float" office:value="643.4025">
            <text:p>643,40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102666">
            <text:p>0,6102666</text:p>
          </table:table-cell>
          <table:table-cell table:style-name="ce1" office:value-type="float" office:value="646.5292">
            <text:p>646,529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12021">
            <text:p>0,612021</text:p>
          </table:table-cell>
          <table:table-cell table:style-name="ce1" office:value-type="float" office:value="648.35">
            <text:p>648,3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143558">
            <text:p>0,6143558</text:p>
          </table:table-cell>
          <table:table-cell table:style-name="ce1" office:value-type="float" office:value="650.4634">
            <text:p>650,463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16639">
            <text:p>0,616639</text:p>
          </table:table-cell>
          <table:table-cell table:style-name="ce1" office:value-type="float" office:value="653.7364">
            <text:p>653,73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191543">
            <text:p>0,6191543</text:p>
          </table:table-cell>
          <table:table-cell table:style-name="ce1" office:value-type="float" office:value="656.37">
            <text:p>656,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213602">
            <text:p>0,6213602</text:p>
          </table:table-cell>
          <table:table-cell table:style-name="ce1" office:value-type="float" office:value="658.5051">
            <text:p>658,505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226759">
            <text:p>0,6226759</text:p>
          </table:table-cell>
          <table:table-cell table:style-name="ce1" office:value-type="float" office:value="660.4776">
            <text:p>660,47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252493">
            <text:p>0,6252493</text:p>
          </table:table-cell>
          <table:table-cell table:style-name="ce1" office:value-type="float" office:value="663.5393">
            <text:p>663,539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285967">
            <text:p>0,6285967</text:p>
          </table:table-cell>
          <table:table-cell table:style-name="ce1" office:value-type="float" office:value="666.6985">
            <text:p>666,69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298609">
            <text:p>0,6298609</text:p>
          </table:table-cell>
          <table:table-cell table:style-name="ce1" office:value-type="float" office:value="668.9203">
            <text:p>668,920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318861">
            <text:p>0,6318861</text:p>
          </table:table-cell>
          <table:table-cell table:style-name="ce1" office:value-type="float" office:value="671.1854">
            <text:p>671,185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34595">
            <text:p>0,634595</text:p>
          </table:table-cell>
          <table:table-cell table:style-name="ce1" office:value-type="float" office:value="674.2146">
            <text:p>674,214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372781">
            <text:p>0,6372781</text:p>
          </table:table-cell>
          <table:table-cell table:style-name="ce1" office:value-type="float" office:value="677.699">
            <text:p>677,69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395226">
            <text:p>0,6395226</text:p>
          </table:table-cell>
          <table:table-cell table:style-name="ce1" office:value-type="float" office:value="679.9099">
            <text:p>679,909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410189">
            <text:p>0,6410189</text:p>
          </table:table-cell>
          <table:table-cell table:style-name="ce1" office:value-type="float" office:value="681.9691">
            <text:p>681,969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442567">
            <text:p>0,6442567</text:p>
          </table:table-cell>
          <table:table-cell table:style-name="ce1" office:value-type="float" office:value="685.0687">
            <text:p>685,068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47159">
            <text:p>0,647159</text:p>
          </table:table-cell>
          <table:table-cell table:style-name="ce1" office:value-type="float" office:value="688.2984">
            <text:p>688,298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489005">
            <text:p>0,6489005</text:p>
          </table:table-cell>
          <table:table-cell table:style-name="ce1" office:value-type="float" office:value="690.401">
            <text:p>690,40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511063">
            <text:p>0,6511063</text:p>
          </table:table-cell>
          <table:table-cell table:style-name="ce1" office:value-type="float" office:value="692.6444">
            <text:p>692,644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538152">
            <text:p>0,6538152</text:p>
          </table:table-cell>
          <table:table-cell table:style-name="ce1" office:value-type="float" office:value="696.0638">
            <text:p>696,063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563306">
            <text:p>0,6563306</text:p>
          </table:table-cell>
          <table:table-cell table:style-name="ce1" office:value-type="float" office:value="699.4181">
            <text:p>699,41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590007">
            <text:p>0,6590007</text:p>
          </table:table-cell>
          <table:table-cell table:style-name="ce1" office:value-type="float" office:value="701.8133">
            <text:p>701,81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607809">
            <text:p>0,6607809</text:p>
          </table:table-cell>
          <table:table-cell table:style-name="ce1" office:value-type="float" office:value="704.4794">
            <text:p>704,479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642637">
            <text:p>0,6642637</text:p>
          </table:table-cell>
          <table:table-cell table:style-name="ce1" office:value-type="float" office:value="708.3702">
            <text:p>708,370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678627">
            <text:p>0,6678627</text:p>
          </table:table-cell>
          <table:table-cell table:style-name="ce1" office:value-type="float" office:value="712.131">
            <text:p>712,1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699008">
            <text:p>0,6699008</text:p>
          </table:table-cell>
          <table:table-cell table:style-name="ce1" office:value-type="float" office:value="714.9488">
            <text:p>714,948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726484">
            <text:p>0,6726484</text:p>
          </table:table-cell>
          <table:table-cell table:style-name="ce1" office:value-type="float" office:value="717.8859">
            <text:p>717,88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763634">
            <text:p>0,6763634</text:p>
          </table:table-cell>
          <table:table-cell table:style-name="ce1" office:value-type="float" office:value="722.3077">
            <text:p>722,307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801429">
            <text:p>0,6801429</text:p>
          </table:table-cell>
          <table:table-cell table:style-name="ce1" office:value-type="float" office:value="727.0439">
            <text:p>727,04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83213">
            <text:p>0,683213</text:p>
          </table:table-cell>
          <table:table-cell table:style-name="ce1" office:value-type="float" office:value="730.2411">
            <text:p>730,241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852511">
            <text:p>0,6852511</text:p>
          </table:table-cell>
          <table:table-cell table:style-name="ce1" office:value-type="float" office:value="733.1781">
            <text:p>733,17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895789">
            <text:p>0,6895789</text:p>
          </table:table-cell>
          <table:table-cell table:style-name="ce1" office:value-type="float" office:value="737.6705">
            <text:p>737,670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938292">
            <text:p>0,6938292</text:p>
          </table:table-cell>
          <table:table-cell table:style-name="ce1" office:value-type="float" office:value="742.3795">
            <text:p>742,379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95661">
            <text:p>0,695661</text:p>
          </table:table-cell>
          <table:table-cell table:style-name="ce1" office:value-type="float" office:value="745.2624">
            <text:p>745,26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6990793">
            <text:p>0,6990793</text:p>
          </table:table-cell>
          <table:table-cell table:style-name="ce1" office:value-type="float" office:value="748.2211">
            <text:p>748,221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028589">
            <text:p>0,7028589</text:p>
          </table:table-cell>
          <table:table-cell table:style-name="ce1" office:value-type="float" office:value="752.7676">
            <text:p>752,76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063546">
            <text:p>0,7063546</text:p>
          </table:table-cell>
          <table:table-cell table:style-name="ce1" office:value-type="float" office:value="757.3033">
            <text:p>757,30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096698">
            <text:p>0,7096698</text:p>
          </table:table-cell>
          <table:table-cell table:style-name="ce1" office:value-type="float" office:value="760.3704">
            <text:p>760,37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122368">
            <text:p>0,7122368</text:p>
          </table:table-cell>
          <table:table-cell table:style-name="ce1" office:value-type="float" office:value="763.5459">
            <text:p>763,54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166419">
            <text:p>0,7166419</text:p>
          </table:table-cell>
          <table:table-cell table:style-name="ce1" office:value-type="float" office:value="768.5422">
            <text:p>768,54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21318">
            <text:p>0,721318</text:p>
          </table:table-cell>
          <table:table-cell table:style-name="ce1" office:value-type="float" office:value="773.5385">
            <text:p>773,53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239624">
            <text:p>0,7239624</text:p>
          </table:table-cell>
          <table:table-cell table:style-name="ce1" office:value-type="float" office:value="776.9849">
            <text:p>776,984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27471">
            <text:p>0,727471</text:p>
          </table:table-cell>
          <table:table-cell table:style-name="ce1" office:value-type="float" office:value="780.5397">
            <text:p>780,539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317149">
            <text:p>0,7317149</text:p>
          </table:table-cell>
          <table:table-cell table:style-name="ce1" office:value-type="float" office:value="785.4222">
            <text:p>785,42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361265">
            <text:p>0,7361265</text:p>
          </table:table-cell>
          <table:table-cell table:style-name="ce1" office:value-type="float" office:value="790.2938">
            <text:p>790,293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395836">
            <text:p>0,7395836</text:p>
          </table:table-cell>
          <table:table-cell table:style-name="ce1" office:value-type="float" office:value="793.7294">
            <text:p>793,729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418539">
            <text:p>0,7418539</text:p>
          </table:table-cell>
          <table:table-cell table:style-name="ce1" office:value-type="float" office:value="797.1109">
            <text:p>797,110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467105">
            <text:p>0,7467105</text:p>
          </table:table-cell>
          <table:table-cell table:style-name="ce1" office:value-type="float" office:value="801.847">
            <text:p>801,8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513479">
            <text:p>0,7513479</text:p>
          </table:table-cell>
          <table:table-cell table:style-name="ce1" office:value-type="float" office:value="806.8325">
            <text:p>806,83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535795">
            <text:p>0,7535795</text:p>
          </table:table-cell>
          <table:table-cell table:style-name="ce1" office:value-type="float" office:value="810.0513">
            <text:p>810,051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571913">
            <text:p>0,7571913</text:p>
          </table:table-cell>
          <table:table-cell table:style-name="ce1" office:value-type="float" office:value="813.2485">
            <text:p>813,24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615578">
            <text:p>0,7615578</text:p>
          </table:table-cell>
          <table:table-cell table:style-name="ce1" office:value-type="float" office:value="818.3694">
            <text:p>818,369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657824">
            <text:p>0,7657824</text:p>
          </table:table-cell>
          <table:table-cell table:style-name="ce1" office:value-type="float" office:value="823.6637">
            <text:p>823,66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696909">
            <text:p>0,7696909</text:p>
          </table:table-cell>
          <table:table-cell table:style-name="ce1" office:value-type="float" office:value="827.2185">
            <text:p>827,21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727094">
            <text:p>0,7727094</text:p>
          </table:table-cell>
          <table:table-cell table:style-name="ce1" office:value-type="float" office:value="830.9684">
            <text:p>830,968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780304">
            <text:p>0,7780304</text:p>
          </table:table-cell>
          <table:table-cell table:style-name="ce1" office:value-type="float" office:value="836.9401">
            <text:p>836,940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834288">
            <text:p>0,7834288</text:p>
          </table:table-cell>
          <table:table-cell table:style-name="ce1" office:value-type="float" office:value="842.6842">
            <text:p>842,684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865118">
            <text:p>0,7865118</text:p>
          </table:table-cell>
          <table:table-cell table:style-name="ce1" office:value-type="float" office:value="846.4991">
            <text:p>846,499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906654">
            <text:p>0,7906654</text:p>
          </table:table-cell>
          <table:table-cell table:style-name="ce1" office:value-type="float" office:value="850.2924">
            <text:p>850,29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934517">
            <text:p>0,7934517</text:p>
          </table:table-cell>
          <table:table-cell table:style-name="ce1" office:value-type="float" office:value="854.2699">
            <text:p>854,269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7989533">
            <text:p>0,7989533</text:p>
          </table:table-cell>
          <table:table-cell table:style-name="ce1" office:value-type="float" office:value="859.8731">
            <text:p>859,87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045323">
            <text:p>0,8045323</text:p>
          </table:table-cell>
          <table:table-cell table:style-name="ce1" office:value-type="float" office:value="865.4871">
            <text:p>865,48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073315">
            <text:p>0,8073315</text:p>
          </table:table-cell>
          <table:table-cell table:style-name="ce1" office:value-type="float" office:value="869.2045">
            <text:p>869,204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1124">
            <text:p>0,81124</text:p>
          </table:table-cell>
          <table:table-cell table:style-name="ce1" office:value-type="float" office:value="872.7702">
            <text:p>872,770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163611">
            <text:p>0,8163611</text:p>
          </table:table-cell>
          <table:table-cell table:style-name="ce1" office:value-type="float" office:value="878.433">
            <text:p>878,4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213145">
            <text:p>0,8213145</text:p>
          </table:table-cell>
          <table:table-cell table:style-name="ce1" office:value-type="float" office:value="884.4209">
            <text:p>884,420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255713">
            <text:p>0,8255713</text:p>
          </table:table-cell>
          <table:table-cell table:style-name="ce1" office:value-type="float" office:value="888.4526">
            <text:p>888,452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288091">
            <text:p>0,8288091</text:p>
          </table:table-cell>
          <table:table-cell table:style-name="ce1" office:value-type="float" office:value="892.2892">
            <text:p>892,289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348073">
            <text:p>0,8348073</text:p>
          </table:table-cell>
          <table:table-cell table:style-name="ce1" office:value-type="float" office:value="898.3043">
            <text:p>898,304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405476">
            <text:p>0,8405476</text:p>
          </table:table-cell>
          <table:table-cell table:style-name="ce1" office:value-type="float" office:value="904.2759">
            <text:p>904,27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43695">
            <text:p>0,843695</text:p>
          </table:table-cell>
          <table:table-cell table:style-name="ce1" office:value-type="float" office:value="908.1451">
            <text:p>908,145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480808">
            <text:p>0,8480808</text:p>
          </table:table-cell>
          <table:table-cell table:style-name="ce1" office:value-type="float" office:value="912.0684">
            <text:p>912,068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530536">
            <text:p>0,8530536</text:p>
          </table:table-cell>
          <table:table-cell table:style-name="ce1" office:value-type="float" office:value="917.8667">
            <text:p>917,866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582198">
            <text:p>0,8582198</text:p>
          </table:table-cell>
          <table:table-cell table:style-name="ce1" office:value-type="float" office:value="923.5132">
            <text:p>923,513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625024">
            <text:p>0,8625024</text:p>
          </table:table-cell>
          <table:table-cell table:style-name="ce1" office:value-type="float" office:value="927.2848">
            <text:p>927,284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654822">
            <text:p>0,8654822</text:p>
          </table:table-cell>
          <table:table-cell table:style-name="ce1" office:value-type="float" office:value="931.1539">
            <text:p>931,15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710677">
            <text:p>0,8710677</text:p>
          </table:table-cell>
          <table:table-cell table:style-name="ce1" office:value-type="float" office:value="936.8438">
            <text:p>936,843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772981">
            <text:p>0,8772981</text:p>
          </table:table-cell>
          <table:table-cell table:style-name="ce1" office:value-type="float" office:value="942.6854">
            <text:p>942,685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806132">
            <text:p>0,8806132</text:p>
          </table:table-cell>
          <table:table-cell table:style-name="ce1" office:value-type="float" office:value="947.0639">
            <text:p>947,06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852183">
            <text:p>0,8852183</text:p>
          </table:table-cell>
          <table:table-cell table:style-name="ce1" office:value-type="float" office:value="951.4208">
            <text:p>951,42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912295">
            <text:p>0,8912295</text:p>
          </table:table-cell>
          <table:table-cell table:style-name="ce1" office:value-type="float" office:value="957.7935">
            <text:p>957,793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8972148">
            <text:p>0,8972148</text:p>
          </table:table-cell>
          <table:table-cell table:style-name="ce1" office:value-type="float" office:value="964.2637">
            <text:p>964,26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018328">
            <text:p>0,9018328</text:p>
          </table:table-cell>
          <table:table-cell table:style-name="ce1" office:value-type="float" office:value="968.523">
            <text:p>968,5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053028">
            <text:p>0,9053028</text:p>
          </table:table-cell>
          <table:table-cell table:style-name="ce1" office:value-type="float" office:value="972.7714">
            <text:p>972,771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119331">
            <text:p>0,9119331</text:p>
          </table:table-cell>
          <table:table-cell table:style-name="ce1" office:value-type="float" office:value="979.1658">
            <text:p>979,165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18228">
            <text:p>0,918228</text:p>
          </table:table-cell>
          <table:table-cell table:style-name="ce1" office:value-type="float" office:value="985.5059">
            <text:p>985,50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21569">
            <text:p>0,921569</text:p>
          </table:table-cell>
          <table:table-cell table:style-name="ce1" office:value-type="float" office:value="989.5702">
            <text:p>989,570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263805">
            <text:p>0,9263805</text:p>
          </table:table-cell>
          <table:table-cell table:style-name="ce1" office:value-type="float" office:value="993.4935">
            <text:p>993,493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320111">
            <text:p>0,9320111</text:p>
          </table:table-cell>
          <table:table-cell table:style-name="ce1" office:value-type="float" office:value="999.5085">
            <text:p>999,50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373837">
            <text:p>0,9373837</text:p>
          </table:table-cell>
          <table:table-cell table:style-name="ce1" office:value-type="float" office:value="1005.328">
            <text:p>1005,32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421823">
            <text:p>0,9421823</text:p>
          </table:table-cell>
          <table:table-cell table:style-name="ce1" office:value-type="float" office:value="1009.219">
            <text:p>1009,2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456136">
            <text:p>0,9456136</text:p>
          </table:table-cell>
          <table:table-cell table:style-name="ce1" office:value-type="float" office:value="1013.283">
            <text:p>1013,2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520117">
            <text:p>0,9520117</text:p>
          </table:table-cell>
          <table:table-cell table:style-name="ce1" office:value-type="float" office:value="1019.456">
            <text:p>1019,45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586291">
            <text:p>0,9586291</text:p>
          </table:table-cell>
          <table:table-cell table:style-name="ce1" office:value-type="float" office:value="1025.519">
            <text:p>1025,5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621893">
            <text:p>0,9621893</text:p>
          </table:table-cell>
          <table:table-cell table:style-name="ce1" office:value-type="float" office:value="1029.594">
            <text:p>1029,59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66846">
            <text:p>0,966846</text:p>
          </table:table-cell>
          <table:table-cell table:style-name="ce1" office:value-type="float" office:value="1033.767">
            <text:p>1033,76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726314">
            <text:p>0,9726314</text:p>
          </table:table-cell>
          <table:table-cell table:style-name="ce1" office:value-type="float" office:value="1039.614">
            <text:p>1039,61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784942">
            <text:p>0,9784942</text:p>
          </table:table-cell>
          <table:table-cell table:style-name="ce1" office:value-type="float" office:value="1045.58">
            <text:p>1045,5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830736">
            <text:p>0,9830736</text:p>
          </table:table-cell>
          <table:table-cell table:style-name="ce1" office:value-type="float" office:value="1049.471">
            <text:p>1049,4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863242">
            <text:p>0,9863242</text:p>
          </table:table-cell>
          <table:table-cell table:style-name="ce1" office:value-type="float" office:value="1053.124">
            <text:p>1053,1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927675">
            <text:p>0,9927675</text:p>
          </table:table-cell>
          <table:table-cell table:style-name="ce1" office:value-type="float" office:value="1058.64">
            <text:p>1058,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0.9989786">
            <text:p>0,9989786</text:p>
          </table:table-cell>
          <table:table-cell table:style-name="ce1" office:value-type="float" office:value="1064.232">
            <text:p>1064,23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02074">
            <text:p>1,002074</text:p>
          </table:table-cell>
          <table:table-cell table:style-name="ce1" office:value-type="float" office:value="1067.928">
            <text:p>1067,92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06718">
            <text:p>1,006718</text:p>
          </table:table-cell>
          <table:table-cell table:style-name="ce1" office:value-type="float" office:value="1071.429">
            <text:p>1071,42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12162">
            <text:p>1,012162</text:p>
          </table:table-cell>
          <table:table-cell table:style-name="ce1" office:value-type="float" office:value="1076.956">
            <text:p>1076,95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17709">
            <text:p>1,017709</text:p>
          </table:table-cell>
          <table:table-cell table:style-name="ce1" office:value-type="float" office:value="1082.559">
            <text:p>1082,5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22404">
            <text:p>1,022404</text:p>
          </table:table-cell>
          <table:table-cell table:style-name="ce1" office:value-type="float" office:value="1086.212">
            <text:p>1086,21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25732">
            <text:p>1,025732</text:p>
          </table:table-cell>
          <table:table-cell table:style-name="ce1" office:value-type="float" office:value="1090.048">
            <text:p>1090,04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31853">
            <text:p>1,031853</text:p>
          </table:table-cell>
          <table:table-cell table:style-name="ce1" office:value-type="float" office:value="1095.57">
            <text:p>1095,5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38038">
            <text:p>1,038038</text:p>
          </table:table-cell>
          <table:table-cell table:style-name="ce1" office:value-type="float" office:value="1100.756">
            <text:p>1100,75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41431">
            <text:p>1,041431</text:p>
          </table:table-cell>
          <table:table-cell table:style-name="ce1" office:value-type="float" office:value="1104.322">
            <text:p>1104,3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45958">
            <text:p>1,045958</text:p>
          </table:table-cell>
          <table:table-cell table:style-name="ce1" office:value-type="float" office:value="1107.909">
            <text:p>1107,90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51299">
            <text:p>1,051299</text:p>
          </table:table-cell>
          <table:table-cell table:style-name="ce1" office:value-type="float" office:value="1113.301">
            <text:p>1113,30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57026">
            <text:p>1,057026</text:p>
          </table:table-cell>
          <table:table-cell table:style-name="ce1" office:value-type="float" office:value="1118.704">
            <text:p>1118,7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61721">
            <text:p>1,061721</text:p>
          </table:table-cell>
          <table:table-cell table:style-name="ce1" office:value-type="float" office:value="1122.323">
            <text:p>1122,3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64908">
            <text:p>1,064908</text:p>
          </table:table-cell>
          <table:table-cell table:style-name="ce1" office:value-type="float" office:value="1125.922">
            <text:p>1125,9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71306">
            <text:p>1,071306</text:p>
          </table:table-cell>
          <table:table-cell table:style-name="ce1" office:value-type="float" office:value="1131.292">
            <text:p>1131,29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77665">
            <text:p>1,077665</text:p>
          </table:table-cell>
          <table:table-cell table:style-name="ce1" office:value-type="float" office:value="1136.695">
            <text:p>1136,69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80722">
            <text:p>1,080722</text:p>
          </table:table-cell>
          <table:table-cell table:style-name="ce1" office:value-type="float" office:value="1140.217">
            <text:p>1140,2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8534">
            <text:p>1,08534</text:p>
          </table:table-cell>
          <table:table-cell table:style-name="ce1" office:value-type="float" office:value="1143.533">
            <text:p>1143,5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90868">
            <text:p>1,090868</text:p>
          </table:table-cell>
          <table:table-cell table:style-name="ce1" office:value-type="float" office:value="1148.589">
            <text:p>1148,58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09615">
            <text:p>1,09615</text:p>
          </table:table-cell>
          <table:table-cell table:style-name="ce1" office:value-type="float" office:value="1153.743">
            <text:p>1153,74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00768">
            <text:p>1,100768</text:p>
          </table:table-cell>
          <table:table-cell table:style-name="ce1" office:value-type="float" office:value="1156.983">
            <text:p>1156,9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03812">
            <text:p>1,103812</text:p>
          </table:table-cell>
          <table:table-cell table:style-name="ce1" office:value-type="float" office:value="1160.115">
            <text:p>1160,11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09991">
            <text:p>1,109991</text:p>
          </table:table-cell>
          <table:table-cell table:style-name="ce1" office:value-type="float" office:value="1165.106">
            <text:p>1165,10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15796">
            <text:p>1,115796</text:p>
          </table:table-cell>
          <table:table-cell table:style-name="ce1" office:value-type="float" office:value="1169.978">
            <text:p>1169,97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18789">
            <text:p>1,118789</text:p>
          </table:table-cell>
          <table:table-cell table:style-name="ce1" office:value-type="float" office:value="1173.132">
            <text:p>1173,13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23407">
            <text:p>1,123407</text:p>
          </table:table-cell>
          <table:table-cell table:style-name="ce1" office:value-type="float" office:value="1176.361">
            <text:p>1176,36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28386">
            <text:p>1,128386</text:p>
          </table:table-cell>
          <table:table-cell table:style-name="ce1" office:value-type="float" office:value="1180.864">
            <text:p>1180,8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3352">
            <text:p>1,13352</text:p>
          </table:table-cell>
          <table:table-cell table:style-name="ce1" office:value-type="float" office:value="1185.227">
            <text:p>1185,2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37906">
            <text:p>1,137906</text:p>
          </table:table-cell>
          <table:table-cell table:style-name="ce1" office:value-type="float" office:value="1188.196">
            <text:p>1188,19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4064">
            <text:p>1,14064</text:p>
          </table:table-cell>
          <table:table-cell table:style-name="ce1" office:value-type="float" office:value="1191.383">
            <text:p>1191,3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46368">
            <text:p>1,146368</text:p>
          </table:table-cell>
          <table:table-cell table:style-name="ce1" office:value-type="float" office:value="1195.609">
            <text:p>1195,60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52172">
            <text:p>1,152172</text:p>
          </table:table-cell>
          <table:table-cell table:style-name="ce1" office:value-type="float" office:value="1199.934">
            <text:p>1199,93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55023">
            <text:p>1,155023</text:p>
          </table:table-cell>
          <table:table-cell table:style-name="ce1" office:value-type="float" office:value="1203.218">
            <text:p>1203,21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59512">
            <text:p>1,159512</text:p>
          </table:table-cell>
          <table:table-cell table:style-name="ce1" office:value-type="float" office:value="1206.447">
            <text:p>1206,4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64891">
            <text:p>1,164891</text:p>
          </table:table-cell>
          <table:table-cell table:style-name="ce1" office:value-type="float" office:value="1211.308">
            <text:p>1211,3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70425">
            <text:p>1,170425</text:p>
          </table:table-cell>
          <table:table-cell table:style-name="ce1" office:value-type="float" office:value="1216.169">
            <text:p>1216,16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7485">
            <text:p>1,17485</text:p>
          </table:table-cell>
          <table:table-cell table:style-name="ce1" office:value-type="float" office:value="1219.355">
            <text:p>1219,35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77881">
            <text:p>1,177881</text:p>
          </table:table-cell>
          <table:table-cell table:style-name="ce1" office:value-type="float" office:value="1222.476">
            <text:p>1222,4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84292">
            <text:p>1,184292</text:p>
          </table:table-cell>
          <table:table-cell table:style-name="ce1" office:value-type="float" office:value="1227.343">
            <text:p>1227,34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9029">
            <text:p>1,19029</text:p>
          </table:table-cell>
          <table:table-cell table:style-name="ce1" office:value-type="float" office:value="1232.187">
            <text:p>1232,18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93438">
            <text:p>1,193438</text:p>
          </table:table-cell>
          <table:table-cell table:style-name="ce1" office:value-type="float" office:value="1235.298">
            <text:p>1235,29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198223">
            <text:p>1,198223</text:p>
          </table:table-cell>
          <table:table-cell table:style-name="ce1" office:value-type="float" office:value="1238.43">
            <text:p>1238,4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03544">
            <text:p>1,203544</text:p>
          </table:table-cell>
          <table:table-cell table:style-name="ce1" office:value-type="float" office:value="1243.269">
            <text:p>1243,26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08956">
            <text:p>1,208956</text:p>
          </table:table-cell>
          <table:table-cell table:style-name="ce1" office:value-type="float" office:value="1247.805">
            <text:p>1247,80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136">
            <text:p>1,2136</text:p>
          </table:table-cell>
          <table:table-cell table:style-name="ce1" office:value-type="float" office:value="1250.872">
            <text:p>1250,87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16605">
            <text:p>1,216605</text:p>
          </table:table-cell>
          <table:table-cell table:style-name="ce1" office:value-type="float" office:value="1253.885">
            <text:p>1253,8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22178">
            <text:p>1,222178</text:p>
          </table:table-cell>
          <table:table-cell table:style-name="ce1" office:value-type="float" office:value="1258.323">
            <text:p>1258,3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27918">
            <text:p>1,227918</text:p>
          </table:table-cell>
          <table:table-cell table:style-name="ce1" office:value-type="float" office:value="1262.522">
            <text:p>1262,5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31349">
            <text:p>1,231349</text:p>
          </table:table-cell>
          <table:table-cell table:style-name="ce1" office:value-type="float" office:value="1265.373">
            <text:p>1265,37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35683">
            <text:p>1,235683</text:p>
          </table:table-cell>
          <table:table-cell table:style-name="ce1" office:value-type="float" office:value="1268.342">
            <text:p>1268,34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4125">
            <text:p>1,24125</text:p>
          </table:table-cell>
          <table:table-cell table:style-name="ce1" office:value-type="float" office:value="1272.889">
            <text:p>1272,88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46932">
            <text:p>1,246932</text:p>
          </table:table-cell>
          <table:table-cell table:style-name="ce1" office:value-type="float" office:value="1277.858">
            <text:p>1277,85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51653">
            <text:p>1,251653</text:p>
          </table:table-cell>
          <table:table-cell table:style-name="ce1" office:value-type="float" office:value="1280.99">
            <text:p>1280,9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54852">
            <text:p>1,254852</text:p>
          </table:table-cell>
          <table:table-cell table:style-name="ce1" office:value-type="float" office:value="1284.014">
            <text:p>1284,01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61508">
            <text:p>1,261508</text:p>
          </table:table-cell>
          <table:table-cell table:style-name="ce1" office:value-type="float" office:value="1288.523">
            <text:p>1288,5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67648">
            <text:p>1,267648</text:p>
          </table:table-cell>
          <table:table-cell table:style-name="ce1" office:value-type="float" office:value="1293.205">
            <text:p>1293,20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70615">
            <text:p>1,270615</text:p>
          </table:table-cell>
          <table:table-cell table:style-name="ce1" office:value-type="float" office:value="1296.261">
            <text:p>1296,26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75556">
            <text:p>1,275556</text:p>
          </table:table-cell>
          <table:table-cell table:style-name="ce1" office:value-type="float" office:value="1299.079">
            <text:p>1299,07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81218">
            <text:p>1,281218</text:p>
          </table:table-cell>
          <table:table-cell table:style-name="ce1" office:value-type="float" office:value="1303.918">
            <text:p>1303,91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86765">
            <text:p>1,286765</text:p>
          </table:table-cell>
          <table:table-cell table:style-name="ce1" office:value-type="float" office:value="1308.638">
            <text:p>1308,63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91861">
            <text:p>1,291861</text:p>
          </table:table-cell>
          <table:table-cell table:style-name="ce1" office:value-type="float" office:value="1311.683">
            <text:p>1311,6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295098">
            <text:p>1,295098</text:p>
          </table:table-cell>
          <table:table-cell table:style-name="ce1" office:value-type="float" office:value="1314.859">
            <text:p>1314,8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01419">
            <text:p>1,301419</text:p>
          </table:table-cell>
          <table:table-cell table:style-name="ce1" office:value-type="float" office:value="1319.259">
            <text:p>1319,2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07907">
            <text:p>1,307907</text:p>
          </table:table-cell>
          <table:table-cell table:style-name="ce1" office:value-type="float" office:value="1323.637">
            <text:p>1323,6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11119">
            <text:p>1,311119</text:p>
          </table:table-cell>
          <table:table-cell table:style-name="ce1" office:value-type="float" office:value="1326.52">
            <text:p>1326,5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15853">
            <text:p>1,315853</text:p>
          </table:table-cell>
          <table:table-cell table:style-name="ce1" office:value-type="float" office:value="1329.511">
            <text:p>1329,51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21297">
            <text:p>1,321297</text:p>
          </table:table-cell>
          <table:table-cell table:style-name="ce1" office:value-type="float" office:value="1333.722">
            <text:p>1333,7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26818">
            <text:p>1,326818</text:p>
          </table:table-cell>
          <table:table-cell table:style-name="ce1" office:value-type="float" office:value="1337.9">
            <text:p>1337,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31642">
            <text:p>1,331642</text:p>
          </table:table-cell>
          <table:table-cell table:style-name="ce1" office:value-type="float" office:value="1340.696">
            <text:p>1340,69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34416">
            <text:p>1,334416</text:p>
          </table:table-cell>
          <table:table-cell table:style-name="ce1" office:value-type="float" office:value="1343.568">
            <text:p>1343,56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4104">
            <text:p>1,34104</text:p>
          </table:table-cell>
          <table:table-cell table:style-name="ce1" office:value-type="float" office:value="1347.725">
            <text:p>1347,7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47264">
            <text:p>1,347264</text:p>
          </table:table-cell>
          <table:table-cell table:style-name="ce1" office:value-type="float" office:value="1352.076">
            <text:p>1352,0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50024">
            <text:p>1,350024</text:p>
          </table:table-cell>
          <table:table-cell table:style-name="ce1" office:value-type="float" office:value="1354.785">
            <text:p>1354,7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55003">
            <text:p>1,355003</text:p>
          </table:table-cell>
          <table:table-cell table:style-name="ce1" office:value-type="float" office:value="1357.538">
            <text:p>1357,53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60686">
            <text:p>1,360686</text:p>
          </table:table-cell>
          <table:table-cell table:style-name="ce1" office:value-type="float" office:value="1361.938">
            <text:p>1361,93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662">
            <text:p>1,3662</text:p>
          </table:table-cell>
          <table:table-cell table:style-name="ce1" office:value-type="float" office:value="1366.068">
            <text:p>1366,06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7096">
            <text:p>1,37096</text:p>
          </table:table-cell>
          <table:table-cell table:style-name="ce1" office:value-type="float" office:value="1368.625">
            <text:p>1368,6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73978">
            <text:p>1,373978</text:p>
          </table:table-cell>
          <table:table-cell table:style-name="ce1" office:value-type="float" office:value="1371.183">
            <text:p>1371,1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80248">
            <text:p>1,380248</text:p>
          </table:table-cell>
          <table:table-cell table:style-name="ce1" office:value-type="float" office:value="1375.199">
            <text:p>1375,19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86297">
            <text:p>1,386297</text:p>
          </table:table-cell>
          <table:table-cell table:style-name="ce1" office:value-type="float" office:value="1379.16">
            <text:p>1379,1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89355">
            <text:p>1,389355</text:p>
          </table:table-cell>
          <table:table-cell table:style-name="ce1" office:value-type="float" office:value="1381.804">
            <text:p>1381,8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9396">
            <text:p>1,39396</text:p>
          </table:table-cell>
          <table:table-cell table:style-name="ce1" office:value-type="float" office:value="1384.373">
            <text:p>1384,37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396759">
            <text:p>1,396759</text:p>
          </table:table-cell>
          <table:table-cell table:style-name="ce1" office:value-type="float" office:value="1386.822">
            <text:p>1386,8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02938">
            <text:p>1,402938</text:p>
          </table:table-cell>
          <table:table-cell table:style-name="ce1" office:value-type="float" office:value="1390.491">
            <text:p>1390,49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09736">
            <text:p>1,409736</text:p>
          </table:table-cell>
          <table:table-cell table:style-name="ce1" office:value-type="float" office:value="1394.387">
            <text:p>1394,38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13128">
            <text:p>1,413128</text:p>
          </table:table-cell>
          <table:table-cell table:style-name="ce1" office:value-type="float" office:value="1397.151">
            <text:p>1397,15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16817">
            <text:p>1,416817</text:p>
          </table:table-cell>
          <table:table-cell table:style-name="ce1" office:value-type="float" office:value="1400.044">
            <text:p>1400,04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23364">
            <text:p>1,423364</text:p>
          </table:table-cell>
          <table:table-cell table:style-name="ce1" office:value-type="float" office:value="1404.19">
            <text:p>1404,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28595">
            <text:p>1,428595</text:p>
          </table:table-cell>
          <table:table-cell table:style-name="ce1" office:value-type="float" office:value="1408.736">
            <text:p>1408,73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33651">
            <text:p>1,433651</text:p>
          </table:table-cell>
          <table:table-cell table:style-name="ce1" office:value-type="float" office:value="1411.522">
            <text:p>1411,5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37779">
            <text:p>1,437779</text:p>
          </table:table-cell>
          <table:table-cell table:style-name="ce1" office:value-type="float" office:value="1414.632">
            <text:p>1414,63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44055">
            <text:p>1,444055</text:p>
          </table:table-cell>
          <table:table-cell table:style-name="ce1" office:value-type="float" office:value="1418.783">
            <text:p>1418,7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50627">
            <text:p>1,450627</text:p>
          </table:table-cell>
          <table:table-cell table:style-name="ce1" office:value-type="float" office:value="1422.847">
            <text:p>1422,8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53374">
            <text:p>1,453374</text:p>
          </table:table-cell>
          <table:table-cell table:style-name="ce1" office:value-type="float" office:value="1425.427">
            <text:p>1425,4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58289">
            <text:p>1,458289</text:p>
          </table:table-cell>
          <table:table-cell table:style-name="ce1" office:value-type="float" office:value="1428.093">
            <text:p>1428,09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64391">
            <text:p>1,464391</text:p>
          </table:table-cell>
          <table:table-cell table:style-name="ce1" office:value-type="float" office:value="1431.875">
            <text:p>1431,87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69357">
            <text:p>1,469357</text:p>
          </table:table-cell>
          <table:table-cell table:style-name="ce1" office:value-type="float" office:value="1435.452">
            <text:p>1435,45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74788">
            <text:p>1,474788</text:p>
          </table:table-cell>
          <table:table-cell table:style-name="ce1" office:value-type="float" office:value="1437.912">
            <text:p>1437,91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77058">
            <text:p>1,477058</text:p>
          </table:table-cell>
          <table:table-cell table:style-name="ce1" office:value-type="float" office:value="1440.47">
            <text:p>1440,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83353">
            <text:p>1,483353</text:p>
          </table:table-cell>
          <table:table-cell table:style-name="ce1" office:value-type="float" office:value="1444.063">
            <text:p>1444,06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89944">
            <text:p>1,489944</text:p>
          </table:table-cell>
          <table:table-cell table:style-name="ce1" office:value-type="float" office:value="1447.829">
            <text:p>1447,82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93027">
            <text:p>1,493027</text:p>
          </table:table-cell>
          <table:table-cell table:style-name="ce1" office:value-type="float" office:value="1450.007">
            <text:p>1450,00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49731">
            <text:p>1,49731</text:p>
          </table:table-cell>
          <table:table-cell table:style-name="ce1" office:value-type="float" office:value="1452.207">
            <text:p>1452,20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02876">
            <text:p>1,502876</text:p>
          </table:table-cell>
          <table:table-cell table:style-name="ce1" office:value-type="float" office:value="1455.377">
            <text:p>1455,37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08081">
            <text:p>1,508081</text:p>
          </table:table-cell>
          <table:table-cell table:style-name="ce1" office:value-type="float" office:value="1458.493">
            <text:p>1458,49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12209">
            <text:p>1,512209</text:p>
          </table:table-cell>
          <table:table-cell table:style-name="ce1" office:value-type="float" office:value="1460.455">
            <text:p>1460,45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14982">
            <text:p>1,514982</text:p>
          </table:table-cell>
          <table:table-cell table:style-name="ce1" office:value-type="float" office:value="1462.33">
            <text:p>1462,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21271">
            <text:p>1,521271</text:p>
          </table:table-cell>
          <table:table-cell table:style-name="ce1" office:value-type="float" office:value="1465.581">
            <text:p>1465,5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27211">
            <text:p>1,527211</text:p>
          </table:table-cell>
          <table:table-cell table:style-name="ce1" office:value-type="float" office:value="1468.876">
            <text:p>1468,8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30384">
            <text:p>1,530384</text:p>
          </table:table-cell>
          <table:table-cell table:style-name="ce1" office:value-type="float" office:value="1470.946">
            <text:p>1470,94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34422">
            <text:p>1,534422</text:p>
          </table:table-cell>
          <table:table-cell table:style-name="ce1" office:value-type="float" office:value="1472.973">
            <text:p>1472,97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39898">
            <text:p>1,539898</text:p>
          </table:table-cell>
          <table:table-cell table:style-name="ce1" office:value-type="float" office:value="1476.251">
            <text:p>1476,25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44586">
            <text:p>1,544586</text:p>
          </table:table-cell>
          <table:table-cell table:style-name="ce1" office:value-type="float" office:value="1479.573">
            <text:p>1479,57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49295">
            <text:p>1,549295</text:p>
          </table:table-cell>
          <table:table-cell table:style-name="ce1" office:value-type="float" office:value="1481.654">
            <text:p>1481,65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52287">
            <text:p>1,552287</text:p>
          </table:table-cell>
          <table:table-cell table:style-name="ce1" office:value-type="float" office:value="1483.941">
            <text:p>1483,94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58421">
            <text:p>1,558421</text:p>
          </table:table-cell>
          <table:table-cell table:style-name="ce1" office:value-type="float" office:value="1487.306">
            <text:p>1487,30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64929">
            <text:p>1,564929</text:p>
          </table:table-cell>
          <table:table-cell table:style-name="ce1" office:value-type="float" office:value="1490.411">
            <text:p>1490,41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67535">
            <text:p>1,567535</text:p>
          </table:table-cell>
          <table:table-cell table:style-name="ce1" office:value-type="float" office:value="1492.784">
            <text:p>1492,78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71559">
            <text:p>1,571559</text:p>
          </table:table-cell>
          <table:table-cell table:style-name="ce1" office:value-type="float" office:value="1494.865">
            <text:p>1494,86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76919">
            <text:p>1,576919</text:p>
          </table:table-cell>
          <table:table-cell table:style-name="ce1" office:value-type="float" office:value="1498.176">
            <text:p>1498,1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83053">
            <text:p>1,583053</text:p>
          </table:table-cell>
          <table:table-cell table:style-name="ce1" office:value-type="float" office:value="1501.617">
            <text:p>1501,6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866">
            <text:p>1,5866</text:p>
          </table:table-cell>
          <table:table-cell table:style-name="ce1" office:value-type="float" office:value="1503.871">
            <text:p>1503,8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89644">
            <text:p>1,589644</text:p>
          </table:table-cell>
          <table:table-cell table:style-name="ce1" office:value-type="float" office:value="1506.137">
            <text:p>1506,1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596107">
            <text:p>1,596107</text:p>
          </table:table-cell>
          <table:table-cell table:style-name="ce1" office:value-type="float" office:value="1509.355">
            <text:p>1509,35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02247">
            <text:p>1,602247</text:p>
          </table:table-cell>
          <table:table-cell table:style-name="ce1" office:value-type="float" office:value="1512.824">
            <text:p>1512,8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05975">
            <text:p>1,605975</text:p>
          </table:table-cell>
          <table:table-cell table:style-name="ce1" office:value-type="float" office:value="1515.165">
            <text:p>1515,16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09922">
            <text:p>1,609922</text:p>
          </table:table-cell>
          <table:table-cell table:style-name="ce1" office:value-type="float" office:value="1517.56">
            <text:p>1517,5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15998">
            <text:p>1,615998</text:p>
          </table:table-cell>
          <table:table-cell table:style-name="ce1" office:value-type="float" office:value="1520.968">
            <text:p>1520,96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20693">
            <text:p>1,620693</text:p>
          </table:table-cell>
          <table:table-cell table:style-name="ce1" office:value-type="float" office:value="1524.377">
            <text:p>1524,37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25543">
            <text:p>1,625543</text:p>
          </table:table-cell>
          <table:table-cell table:style-name="ce1" office:value-type="float" office:value="1526.414">
            <text:p>1526,41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29375">
            <text:p>1,629375</text:p>
          </table:table-cell>
          <table:table-cell table:style-name="ce1" office:value-type="float" office:value="1528.864">
            <text:p>1528,8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35089">
            <text:p>1,635089</text:p>
          </table:table-cell>
          <table:table-cell table:style-name="ce1" office:value-type="float" office:value="1532.153">
            <text:p>1532,15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41487">
            <text:p>1,641487</text:p>
          </table:table-cell>
          <table:table-cell table:style-name="ce1" office:value-type="float" office:value="1535.269">
            <text:p>1535,26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44248">
            <text:p>1,644248</text:p>
          </table:table-cell>
          <table:table-cell table:style-name="ce1" office:value-type="float" office:value="1537.35">
            <text:p>1537,3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49407">
            <text:p>1,649407</text:p>
          </table:table-cell>
          <table:table-cell table:style-name="ce1" office:value-type="float" office:value="1539.55">
            <text:p>1539,5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51691">
            <text:p>1,651691</text:p>
          </table:table-cell>
          <table:table-cell table:style-name="ce1" office:value-type="float" office:value="1541.479">
            <text:p>1541,47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58521">
            <text:p>1,658521</text:p>
          </table:table-cell>
          <table:table-cell table:style-name="ce1" office:value-type="float" office:value="1544.546">
            <text:p>1544,54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63597">
            <text:p>1,663597</text:p>
          </table:table-cell>
          <table:table-cell table:style-name="ce1" office:value-type="float" office:value="1547.624">
            <text:p>1547,6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66615">
            <text:p>1,666615</text:p>
          </table:table-cell>
          <table:table-cell table:style-name="ce1" office:value-type="float" office:value="1549.445">
            <text:p>1549,44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7153">
            <text:p>1,67153</text:p>
          </table:table-cell>
          <table:table-cell table:style-name="ce1" office:value-type="float" office:value="1551.32">
            <text:p>1551,3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77103">
            <text:p>1,677103</text:p>
          </table:table-cell>
          <table:table-cell table:style-name="ce1" office:value-type="float" office:value="1554.571">
            <text:p>1554,5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82507">
            <text:p>1,682507</text:p>
          </table:table-cell>
          <table:table-cell table:style-name="ce1" office:value-type="float" office:value="1557.671">
            <text:p>1557,6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86519">
            <text:p>1,686519</text:p>
          </table:table-cell>
          <table:table-cell table:style-name="ce1" office:value-type="float" office:value="1559.557">
            <text:p>1559,55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92556">
            <text:p>1,692556</text:p>
          </table:table-cell>
          <table:table-cell table:style-name="ce1" office:value-type="float" office:value="1562.727">
            <text:p>1562,7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69738">
            <text:p>1,69738</text:p>
          </table:table-cell>
          <table:table-cell table:style-name="ce1" office:value-type="float" office:value="1566.2">
            <text:p>1566,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02901">
            <text:p>1,702901</text:p>
          </table:table-cell>
          <table:table-cell table:style-name="ce1" office:value-type="float" office:value="1568.303">
            <text:p>1568,30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0601">
            <text:p>1,70601</text:p>
          </table:table-cell>
          <table:table-cell table:style-name="ce1" office:value-type="float" office:value="1570.763">
            <text:p>1570,76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12776">
            <text:p>1,712776</text:p>
          </table:table-cell>
          <table:table-cell table:style-name="ce1" office:value-type="float" office:value="1574.068">
            <text:p>1574,06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19232">
            <text:p>1,719232</text:p>
          </table:table-cell>
          <table:table-cell table:style-name="ce1" office:value-type="float" office:value="1577.092">
            <text:p>1577,09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2216">
            <text:p>1,72216</text:p>
          </table:table-cell>
          <table:table-cell table:style-name="ce1" office:value-type="float" office:value="1579.379">
            <text:p>1579,37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28017">
            <text:p>1,728017</text:p>
          </table:table-cell>
          <table:table-cell table:style-name="ce1" office:value-type="float" office:value="1581.623">
            <text:p>1581,6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32912">
            <text:p>1,732912</text:p>
          </table:table-cell>
          <table:table-cell table:style-name="ce1" office:value-type="float" office:value="1584.906">
            <text:p>1584,90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39033">
            <text:p>1,739033</text:p>
          </table:table-cell>
          <table:table-cell table:style-name="ce1" office:value-type="float" office:value="1587.778">
            <text:p>1587,77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43302">
            <text:p>1,743302</text:p>
          </table:table-cell>
          <table:table-cell table:style-name="ce1" office:value-type="float" office:value="1589.848">
            <text:p>1589,84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46282">
            <text:p>1,746282</text:p>
          </table:table-cell>
          <table:table-cell table:style-name="ce1" office:value-type="float" office:value="1592.124">
            <text:p>1592,1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52113">
            <text:p>1,752113</text:p>
          </table:table-cell>
          <table:table-cell table:style-name="ce1" office:value-type="float" office:value="1594.335">
            <text:p>1594,33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57408">
            <text:p>1,757408</text:p>
          </table:table-cell>
          <table:table-cell table:style-name="ce1" office:value-type="float" office:value="1597.451">
            <text:p>1597,45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63503">
            <text:p>1,763503</text:p>
          </table:table-cell>
          <table:table-cell table:style-name="ce1" office:value-type="float" office:value="1600.654">
            <text:p>1600,65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6794">
            <text:p>1,76794</text:p>
          </table:table-cell>
          <table:table-cell table:style-name="ce1" office:value-type="float" office:value="1602.821">
            <text:p>1602,8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74635">
            <text:p>1,774635</text:p>
          </table:table-cell>
          <table:table-cell table:style-name="ce1" office:value-type="float" office:value="1606.474">
            <text:p>1606,47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81008">
            <text:p>1,781008</text:p>
          </table:table-cell>
          <table:table-cell table:style-name="ce1" office:value-type="float" office:value="1610.245">
            <text:p>1610,24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84929">
            <text:p>1,784929</text:p>
          </table:table-cell>
          <table:table-cell table:style-name="ce1" office:value-type="float" office:value="1612.586">
            <text:p>1612,58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8974">
            <text:p>1,78974</text:p>
          </table:table-cell>
          <table:table-cell table:style-name="ce1" office:value-type="float" office:value="1614.624">
            <text:p>1614,6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79621">
            <text:p>1,79621</text:p>
          </table:table-cell>
          <table:table-cell table:style-name="ce1" office:value-type="float" office:value="1618.022">
            <text:p>1618,0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0295">
            <text:p>1,80295</text:p>
          </table:table-cell>
          <table:table-cell table:style-name="ce1" office:value-type="float" office:value="1621.473">
            <text:p>1621,47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07258">
            <text:p>1,807258</text:p>
          </table:table-cell>
          <table:table-cell table:style-name="ce1" office:value-type="float" office:value="1623.641">
            <text:p>1623,64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12534">
            <text:p>1,812534</text:p>
          </table:table-cell>
          <table:table-cell table:style-name="ce1" office:value-type="float" office:value="1625.776">
            <text:p>1625,7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17874">
            <text:p>1,817874</text:p>
          </table:table-cell>
          <table:table-cell table:style-name="ce1" office:value-type="float" office:value="1628.87">
            <text:p>1628,8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24092">
            <text:p>1,824092</text:p>
          </table:table-cell>
          <table:table-cell table:style-name="ce1" office:value-type="float" office:value="1631.997">
            <text:p>1631,99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29871">
            <text:p>1,829871</text:p>
          </table:table-cell>
          <table:table-cell table:style-name="ce1" office:value-type="float" office:value="1633.959">
            <text:p>1633,9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32438">
            <text:p>1,832438</text:p>
          </table:table-cell>
          <table:table-cell table:style-name="ce1" office:value-type="float" office:value="1635.909">
            <text:p>1635,90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39513">
            <text:p>1,839513</text:p>
          </table:table-cell>
          <table:table-cell table:style-name="ce1" office:value-type="float" office:value="1638.825">
            <text:p>1638,8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46085">
            <text:p>1,846085</text:p>
          </table:table-cell>
          <table:table-cell table:style-name="ce1" office:value-type="float" office:value="1641.664">
            <text:p>1641,6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4962">
            <text:p>1,84962</text:p>
          </table:table-cell>
          <table:table-cell table:style-name="ce1" office:value-type="float" office:value="1643.81">
            <text:p>1643,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5456">
            <text:p>1,85456</text:p>
          </table:table-cell>
          <table:table-cell table:style-name="ce1" office:value-type="float" office:value="1645.631">
            <text:p>1645,6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61016">
            <text:p>1,861016</text:p>
          </table:table-cell>
          <table:table-cell table:style-name="ce1" office:value-type="float" office:value="1648.709">
            <text:p>1648,70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6746">
            <text:p>1,86746</text:p>
          </table:table-cell>
          <table:table-cell table:style-name="ce1" office:value-type="float" office:value="1651.744">
            <text:p>1651,74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72013">
            <text:p>1,872013</text:p>
          </table:table-cell>
          <table:table-cell table:style-name="ce1" office:value-type="float" office:value="1653.792">
            <text:p>1653,79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76012">
            <text:p>1,876012</text:p>
          </table:table-cell>
          <table:table-cell table:style-name="ce1" office:value-type="float" office:value="1656.014">
            <text:p>1656,01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83197">
            <text:p>1,883197</text:p>
          </table:table-cell>
          <table:table-cell table:style-name="ce1" office:value-type="float" office:value="1659.254">
            <text:p>1659,25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8984">
            <text:p>1,88984</text:p>
          </table:table-cell>
          <table:table-cell table:style-name="ce1" office:value-type="float" office:value="1662.495">
            <text:p>1662,49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94303">
            <text:p>1,894303</text:p>
          </table:table-cell>
          <table:table-cell table:style-name="ce1" office:value-type="float" office:value="1664.619">
            <text:p>1664,6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899515">
            <text:p>1,899515</text:p>
          </table:table-cell>
          <table:table-cell table:style-name="ce1" office:value-type="float" office:value="1666.7">
            <text:p>1666,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05468">
            <text:p>1,905468</text:p>
          </table:table-cell>
          <table:table-cell table:style-name="ce1" office:value-type="float" office:value="1670.054">
            <text:p>1670,05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11795">
            <text:p>1,911795</text:p>
          </table:table-cell>
          <table:table-cell table:style-name="ce1" office:value-type="float" office:value="1673.051">
            <text:p>1673,05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18116">
            <text:p>1,918116</text:p>
          </table:table-cell>
          <table:table-cell table:style-name="ce1" office:value-type="float" office:value="1675.186">
            <text:p>1675,18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20734">
            <text:p>1,920734</text:p>
          </table:table-cell>
          <table:table-cell table:style-name="ce1" office:value-type="float" office:value="1677.484">
            <text:p>1677,48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28797">
            <text:p>1,928797</text:p>
          </table:table-cell>
          <table:table-cell table:style-name="ce1" office:value-type="float" office:value="1680.735">
            <text:p>1680,73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35994">
            <text:p>1,935994</text:p>
          </table:table-cell>
          <table:table-cell table:style-name="ce1" office:value-type="float" office:value="1683.867">
            <text:p>1683,86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39942">
            <text:p>1,939942</text:p>
          </table:table-cell>
          <table:table-cell table:style-name="ce1" office:value-type="float" office:value="1686.024">
            <text:p>1686,02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45488">
            <text:p>1,945488</text:p>
          </table:table-cell>
          <table:table-cell table:style-name="ce1" office:value-type="float" office:value="1688.343">
            <text:p>1688,34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5239">
            <text:p>1,95239</text:p>
          </table:table-cell>
          <table:table-cell table:style-name="ce1" office:value-type="float" office:value="1691.253">
            <text:p>1691,25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58917">
            <text:p>1,958917</text:p>
          </table:table-cell>
          <table:table-cell table:style-name="ce1" office:value-type="float" office:value="1694.326">
            <text:p>1694,32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63973">
            <text:p>1,963973</text:p>
          </table:table-cell>
          <table:table-cell table:style-name="ce1" office:value-type="float" office:value="1696.331">
            <text:p>1696,3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68643">
            <text:p>1,968643</text:p>
          </table:table-cell>
          <table:table-cell table:style-name="ce1" office:value-type="float" office:value="1698.206">
            <text:p>1698,20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75138">
            <text:p>1,975138</text:p>
          </table:table-cell>
          <table:table-cell table:style-name="ce1" office:value-type="float" office:value="1701.143">
            <text:p>1701,14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82445">
            <text:p>1,982445</text:p>
          </table:table-cell>
          <table:table-cell table:style-name="ce1" office:value-type="float" office:value="1704.188">
            <text:p>1704,18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86083">
            <text:p>1,986083</text:p>
          </table:table-cell>
          <table:table-cell table:style-name="ce1" office:value-type="float" office:value="1706.085">
            <text:p>1706,0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91939">
            <text:p>1,991939</text:p>
          </table:table-cell>
          <table:table-cell table:style-name="ce1" office:value-type="float" office:value="1707.819">
            <text:p>1707,8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1.998344">
            <text:p>1,998344</text:p>
          </table:table-cell>
          <table:table-cell table:style-name="ce1" office:value-type="float" office:value="1710.864">
            <text:p>1710,8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0551">
            <text:p>2,00551</text:p>
          </table:table-cell>
          <table:table-cell table:style-name="ce1" office:value-type="float" office:value="1714.137">
            <text:p>1714,1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11288">
            <text:p>2,011288</text:p>
          </table:table-cell>
          <table:table-cell table:style-name="ce1" office:value-type="float" office:value="1715.871">
            <text:p>1715,8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14733">
            <text:p>2,014733</text:p>
          </table:table-cell>
          <table:table-cell table:style-name="ce1" office:value-type="float" office:value="1718.007">
            <text:p>1718,00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22485">
            <text:p>2,022485</text:p>
          </table:table-cell>
          <table:table-cell table:style-name="ce1" office:value-type="float" office:value="1721.074">
            <text:p>1721,07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3078">
            <text:p>2,03078</text:p>
          </table:table-cell>
          <table:table-cell table:style-name="ce1" office:value-type="float" office:value="1724.076">
            <text:p>1724,0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33966">
            <text:p>2,033966</text:p>
          </table:table-cell>
          <table:table-cell table:style-name="ce1" office:value-type="float" office:value="1725.929">
            <text:p>1725,92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40067">
            <text:p>2,040067</text:p>
          </table:table-cell>
          <table:table-cell table:style-name="ce1" office:value-type="float" office:value="1728.053">
            <text:p>1728,05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4484">
            <text:p>2,04484</text:p>
          </table:table-cell>
          <table:table-cell table:style-name="ce1" office:value-type="float" office:value="1720.087">
            <text:p>1720,08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56553">
            <text:p>2,056553</text:p>
          </table:table-cell>
          <table:table-cell table:style-name="ce1" office:value-type="float" office:value="1684.377">
            <text:p>1684,37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68111">
            <text:p>2,068111</text:p>
          </table:table-cell>
          <table:table-cell table:style-name="ce1" office:value-type="float" office:value="1666.028">
            <text:p>1666,02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73335">
            <text:p>2,073335</text:p>
          </table:table-cell>
          <table:table-cell table:style-name="ce1" office:value-type="float" office:value="1661.617">
            <text:p>1661,6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79023">
            <text:p>2,079023</text:p>
          </table:table-cell>
          <table:table-cell table:style-name="ce1" office:value-type="float" office:value="1659.731">
            <text:p>1659,7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88143">
            <text:p>2,088143</text:p>
          </table:table-cell>
          <table:table-cell table:style-name="ce1" office:value-type="float" office:value="1660.381">
            <text:p>1660,3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096335">
            <text:p>2,096335</text:p>
          </table:table-cell>
          <table:table-cell table:style-name="ce1" office:value-type="float" office:value="1662.863">
            <text:p>1662,86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0281">
            <text:p>2,10281</text:p>
          </table:table-cell>
          <table:table-cell table:style-name="ce1" office:value-type="float" office:value="1665.074">
            <text:p>1665,07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08576">
            <text:p>2,108576</text:p>
          </table:table-cell>
          <table:table-cell table:style-name="ce1" office:value-type="float" office:value="1667.751">
            <text:p>1667,75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16645">
            <text:p>2,116645</text:p>
          </table:table-cell>
          <table:table-cell table:style-name="ce1" office:value-type="float" office:value="1672.179">
            <text:p>1672,17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25578">
            <text:p>2,125578</text:p>
          </table:table-cell>
          <table:table-cell table:style-name="ce1" office:value-type="float" office:value="1676.367">
            <text:p>1676,36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30221">
            <text:p>2,130221</text:p>
          </table:table-cell>
          <table:table-cell table:style-name="ce1" office:value-type="float" office:value="1679.25">
            <text:p>1679,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36749">
            <text:p>2,136749</text:p>
          </table:table-cell>
          <table:table-cell table:style-name="ce1" office:value-type="float" office:value="1682.285">
            <text:p>1682,2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45462">
            <text:p>2,145462</text:p>
          </table:table-cell>
          <table:table-cell table:style-name="ce1" office:value-type="float" office:value="1687.27">
            <text:p>1687,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52628">
            <text:p>2,152628</text:p>
          </table:table-cell>
          <table:table-cell table:style-name="ce1" office:value-type="float" office:value="1692.18">
            <text:p>1692,1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59748">
            <text:p>2,159748</text:p>
          </table:table-cell>
          <table:table-cell table:style-name="ce1" office:value-type="float" office:value="1695.117">
            <text:p>1695,1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64779">
            <text:p>2,164779</text:p>
          </table:table-cell>
          <table:table-cell table:style-name="ce1" office:value-type="float" office:value="1698.347">
            <text:p>1698,3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73899">
            <text:p>2,173899</text:p>
          </table:table-cell>
          <table:table-cell table:style-name="ce1" office:value-type="float" office:value="1702.899">
            <text:p>1702,89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83509">
            <text:p>2,183509</text:p>
          </table:table-cell>
          <table:table-cell table:style-name="ce1" office:value-type="float" office:value="1707.7">
            <text:p>1707,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88991">
            <text:p>2,188991</text:p>
          </table:table-cell>
          <table:table-cell table:style-name="ce1" office:value-type="float" office:value="1710.42">
            <text:p>1710,4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194654">
            <text:p>2,194654</text:p>
          </table:table-cell>
          <table:table-cell table:style-name="ce1" office:value-type="float" office:value="1713.108">
            <text:p>1713,1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03239">
            <text:p>2,203239</text:p>
          </table:table-cell>
          <table:table-cell table:style-name="ce1" office:value-type="float" office:value="1717.047">
            <text:p>1717,0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12107">
            <text:p>2,212107</text:p>
          </table:table-cell>
          <table:table-cell table:style-name="ce1" office:value-type="float" office:value="1721.215">
            <text:p>1721,21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17293">
            <text:p>2,217293</text:p>
          </table:table-cell>
          <table:table-cell table:style-name="ce1" office:value-type="float" office:value="1723.621">
            <text:p>1723,6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23136">
            <text:p>2,223136</text:p>
          </table:table-cell>
          <table:table-cell table:style-name="ce1" office:value-type="float" office:value="1726.048">
            <text:p>1726,04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31482">
            <text:p>2,231482</text:p>
          </table:table-cell>
          <table:table-cell table:style-name="ce1" office:value-type="float" office:value="1729.565">
            <text:p>1729,56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40099">
            <text:p>2,240099</text:p>
          </table:table-cell>
          <table:table-cell table:style-name="ce1" office:value-type="float" office:value="1733.125">
            <text:p>1733,12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45762">
            <text:p>2,245762</text:p>
          </table:table-cell>
          <table:table-cell table:style-name="ce1" office:value-type="float" office:value="1735.488">
            <text:p>1735,48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5136">
            <text:p>2,25136</text:p>
          </table:table-cell>
          <table:table-cell table:style-name="ce1" office:value-type="float" office:value="1737.591">
            <text:p>1737,59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59577">
            <text:p>2,259577</text:p>
          </table:table-cell>
          <table:table-cell table:style-name="ce1" office:value-type="float" office:value="1740.923">
            <text:p>1740,9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67046">
            <text:p>2,267046</text:p>
          </table:table-cell>
          <table:table-cell table:style-name="ce1" office:value-type="float" office:value="1743.952">
            <text:p>1743,95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73766">
            <text:p>2,273766</text:p>
          </table:table-cell>
          <table:table-cell table:style-name="ce1" office:value-type="float" office:value="1746.153">
            <text:p>1746,15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78359">
            <text:p>2,278359</text:p>
          </table:table-cell>
          <table:table-cell table:style-name="ce1" office:value-type="float" office:value="1748.396">
            <text:p>1748,39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288182">
            <text:p>2,288182</text:p>
          </table:table-cell>
          <table:table-cell table:style-name="ce1" office:value-type="float" office:value="1751.42">
            <text:p>1751,4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301036">
            <text:p>2,301036</text:p>
          </table:table-cell>
          <table:table-cell table:style-name="ce1" office:value-type="float" office:value="1753.696">
            <text:p>1753,69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30884">
            <text:p>2,30884</text:p>
          </table:table-cell>
          <table:table-cell table:style-name="ce1" office:value-type="float" office:value="1755.376">
            <text:p>1755,3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317418">
            <text:p>2,317418</text:p>
          </table:table-cell>
          <table:table-cell table:style-name="ce1" office:value-type="float" office:value="1757.077">
            <text:p>1757,07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328673">
            <text:p>2,328673</text:p>
          </table:table-cell>
          <table:table-cell table:style-name="ce1" office:value-type="float" office:value="1759.792">
            <text:p>1759,79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338934">
            <text:p>2,338934</text:p>
          </table:table-cell>
          <table:table-cell table:style-name="ce1" office:value-type="float" office:value="1762.507">
            <text:p>1762,50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345397">
            <text:p>2,345397</text:p>
          </table:table-cell>
          <table:table-cell table:style-name="ce1" office:value-type="float" office:value="1764.49">
            <text:p>1764,4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351563">
            <text:p>2,351563</text:p>
          </table:table-cell>
          <table:table-cell table:style-name="ce1" office:value-type="float" office:value="1766.116">
            <text:p>1766,11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369971">
            <text:p>2,369971</text:p>
          </table:table-cell>
          <table:table-cell table:style-name="ce1" office:value-type="float" office:value="1759.364">
            <text:p>1759,3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397679">
            <text:p>2,397679</text:p>
          </table:table-cell>
          <table:table-cell table:style-name="ce1" office:value-type="float" office:value="1739.27">
            <text:p>1739,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410823">
            <text:p>2,410823</text:p>
          </table:table-cell>
          <table:table-cell table:style-name="ce1" office:value-type="float" office:value="1732.204">
            <text:p>1732,2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420833">
            <text:p>2,420833</text:p>
          </table:table-cell>
          <table:table-cell table:style-name="ce1" office:value-type="float" office:value="1728.974">
            <text:p>1728,97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433668">
            <text:p>2,433668</text:p>
          </table:table-cell>
          <table:table-cell table:style-name="ce1" office:value-type="float" office:value="1728.698">
            <text:p>1728,69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444826">
            <text:p>2,444826</text:p>
          </table:table-cell>
          <table:table-cell table:style-name="ce1" office:value-type="float" office:value="1730.568">
            <text:p>1730,56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45352">
            <text:p>2,45352</text:p>
          </table:table-cell>
          <table:table-cell table:style-name="ce1" office:value-type="float" office:value="1732.67">
            <text:p>1732,6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460409">
            <text:p>2,460409</text:p>
          </table:table-cell>
          <table:table-cell table:style-name="ce1" office:value-type="float" office:value="1735.412">
            <text:p>1735,41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472231">
            <text:p>2,472231</text:p>
          </table:table-cell>
          <table:table-cell table:style-name="ce1" office:value-type="float" office:value="1739.85">
            <text:p>1739,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484453">
            <text:p>2,484453</text:p>
          </table:table-cell>
          <table:table-cell table:style-name="ce1" office:value-type="float" office:value="1744.418">
            <text:p>1744,41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491019">
            <text:p>2,491019</text:p>
          </table:table-cell>
          <table:table-cell table:style-name="ce1" office:value-type="float" office:value="1747.637">
            <text:p>1747,6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500126">
            <text:p>2,500126</text:p>
          </table:table-cell>
          <table:table-cell table:style-name="ce1" office:value-type="float" office:value="1750.791">
            <text:p>1750,79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509955">
            <text:p>2,509955</text:p>
          </table:table-cell>
          <table:table-cell table:style-name="ce1" office:value-type="float" office:value="1754.817">
            <text:p>1754,8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520842">
            <text:p>2,520842</text:p>
          </table:table-cell>
          <table:table-cell table:style-name="ce1" office:value-type="float" office:value="1758.995">
            <text:p>1758,99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528956">
            <text:p>2,528956</text:p>
          </table:table-cell>
          <table:table-cell table:style-name="ce1" office:value-type="float" office:value="1761.802">
            <text:p>1761,80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535664">
            <text:p>2,535664</text:p>
          </table:table-cell>
          <table:table-cell table:style-name="ce1" office:value-type="float" office:value="1764.577">
            <text:p>1764,57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543855">
            <text:p>2,543855</text:p>
          </table:table-cell>
          <table:table-cell table:style-name="ce1" office:value-type="float" office:value="1767.07">
            <text:p>1767,0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554994">
            <text:p>2,554994</text:p>
          </table:table-cell>
          <table:table-cell table:style-name="ce1" office:value-type="float" office:value="1770.494">
            <text:p>1770,49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565978">
            <text:p>2,565978</text:p>
          </table:table-cell>
          <table:table-cell table:style-name="ce1" office:value-type="float" office:value="1773.117">
            <text:p>1773,1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705614">
            <text:p>2,705614</text:p>
          </table:table-cell>
          <table:table-cell table:style-name="ce1" office:value-type="float" office:value="1755.831">
            <text:p>1755,8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2.995174">
            <text:p>2,995174</text:p>
          </table:table-cell>
          <table:table-cell table:style-name="ce1" office:value-type="float" office:value="1708.643">
            <text:p>1708,64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142828">
            <text:p>3,142828</text:p>
          </table:table-cell>
          <table:table-cell table:style-name="ce1" office:value-type="float" office:value="1685.33">
            <text:p>1685,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193368">
            <text:p>3,193368</text:p>
          </table:table-cell>
          <table:table-cell table:style-name="ce1" office:value-type="float" office:value="1679.142">
            <text:p>1679,14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230002">
            <text:p>3,230002</text:p>
          </table:table-cell>
          <table:table-cell table:style-name="ce1" office:value-type="float" office:value="1676.487">
            <text:p>1676,48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269204">
            <text:p>3,269204</text:p>
          </table:table-cell>
          <table:table-cell table:style-name="ce1" office:value-type="float" office:value="1676.774">
            <text:p>1676,77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300046">
            <text:p>3,300046</text:p>
          </table:table-cell>
          <table:table-cell table:style-name="ce1" office:value-type="float" office:value="1679.304">
            <text:p>1679,3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317216">
            <text:p>3,317216</text:p>
          </table:table-cell>
          <table:table-cell table:style-name="ce1" office:value-type="float" office:value="1682.101">
            <text:p>1682,10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334385">
            <text:p>3,334385</text:p>
          </table:table-cell>
          <table:table-cell table:style-name="ce1" office:value-type="float" office:value="1685.363">
            <text:p>1685,36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357797">
            <text:p>3,357797</text:p>
          </table:table-cell>
          <table:table-cell table:style-name="ce1" office:value-type="float" office:value="1690.782">
            <text:p>1690,78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38201">
            <text:p>3,38201</text:p>
          </table:table-cell>
          <table:table-cell table:style-name="ce1" office:value-type="float" office:value="1696.623">
            <text:p>1696,6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397489">
            <text:p>3,397489</text:p>
          </table:table-cell>
          <table:table-cell table:style-name="ce1" office:value-type="float" office:value="1700.59">
            <text:p>1700,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411756">
            <text:p>3,411756</text:p>
          </table:table-cell>
          <table:table-cell table:style-name="ce1" office:value-type="float" office:value="1704.416">
            <text:p>1704,41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435633">
            <text:p>3,435633</text:p>
          </table:table-cell>
          <table:table-cell table:style-name="ce1" office:value-type="float" office:value="1710.127">
            <text:p>1710,1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458039">
            <text:p>3,458039</text:p>
          </table:table-cell>
          <table:table-cell table:style-name="ce1" office:value-type="float" office:value="1715.969">
            <text:p>1715,96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471751">
            <text:p>3,471751</text:p>
          </table:table-cell>
          <table:table-cell table:style-name="ce1" office:value-type="float" office:value="1719.795">
            <text:p>1719,79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486843">
            <text:p>3,486843</text:p>
          </table:table-cell>
          <table:table-cell table:style-name="ce1" office:value-type="float" office:value="1723.263">
            <text:p>1723,26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507837">
            <text:p>3,507837</text:p>
          </table:table-cell>
          <table:table-cell table:style-name="ce1" office:value-type="float" office:value="1728.741">
            <text:p>1728,74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529657">
            <text:p>3,529657</text:p>
          </table:table-cell>
          <table:table-cell table:style-name="ce1" office:value-type="float" office:value="1734.296">
            <text:p>1734,29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543665">
            <text:p>3,543665</text:p>
          </table:table-cell>
          <table:table-cell table:style-name="ce1" office:value-type="float" office:value="1737.526">
            <text:p>1737,52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556991">
            <text:p>3,556991</text:p>
          </table:table-cell>
          <table:table-cell table:style-name="ce1" office:value-type="float" office:value="1740.864">
            <text:p>1740,8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578281">
            <text:p>3,578281</text:p>
          </table:table-cell>
          <table:table-cell table:style-name="ce1" office:value-type="float" office:value="1745.719">
            <text:p>1745,7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598823">
            <text:p>3,598823</text:p>
          </table:table-cell>
          <table:table-cell table:style-name="ce1" office:value-type="float" office:value="1750.238">
            <text:p>1750,23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611736">
            <text:p>3,611736</text:p>
          </table:table-cell>
          <table:table-cell table:style-name="ce1" office:value-type="float" office:value="1753.349">
            <text:p>1753,34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62737">
            <text:p>3,62737</text:p>
          </table:table-cell>
          <table:table-cell table:style-name="ce1" office:value-type="float" office:value="1756.21">
            <text:p>1756,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648144">
            <text:p>3,648144</text:p>
          </table:table-cell>
          <table:table-cell table:style-name="ce1" office:value-type="float" office:value="1760.421">
            <text:p>1760,4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669048">
            <text:p>3,669048</text:p>
          </table:table-cell>
          <table:table-cell table:style-name="ce1" office:value-type="float" office:value="1764.349">
            <text:p>1764,34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684179">
            <text:p>3,684179</text:p>
          </table:table-cell>
          <table:table-cell table:style-name="ce1" office:value-type="float" office:value="1767.07">
            <text:p>1767,0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697014">
            <text:p>3,697014</text:p>
          </table:table-cell>
          <table:table-cell table:style-name="ce1" office:value-type="float" office:value="1769.822">
            <text:p>1769,82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718524">
            <text:p>3,718524</text:p>
          </table:table-cell>
          <table:table-cell table:style-name="ce1" office:value-type="float" office:value="1773.421">
            <text:p>1773,4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741259">
            <text:p>3,741259</text:p>
          </table:table-cell>
          <table:table-cell table:style-name="ce1" office:value-type="float" office:value="1776.791">
            <text:p>1776,79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754159">
            <text:p>3,754159</text:p>
          </table:table-cell>
          <table:table-cell table:style-name="ce1" office:value-type="float" office:value="1779.23">
            <text:p>1779,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769174">
            <text:p>3,769174</text:p>
          </table:table-cell>
          <table:table-cell table:style-name="ce1" office:value-type="float" office:value="1781.56">
            <text:p>1781,5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790283">
            <text:p>3,790283</text:p>
          </table:table-cell>
          <table:table-cell table:style-name="ce1" office:value-type="float" office:value="1785.104">
            <text:p>1785,10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810748">
            <text:p>3,810748</text:p>
          </table:table-cell>
          <table:table-cell table:style-name="ce1" office:value-type="float" office:value="1788.659">
            <text:p>1788,6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825144">
            <text:p>3,825144</text:p>
          </table:table-cell>
          <table:table-cell table:style-name="ce1" office:value-type="float" office:value="1790.946">
            <text:p>1790,94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837992">
            <text:p>3,837992</text:p>
          </table:table-cell>
          <table:table-cell table:style-name="ce1" office:value-type="float" office:value="1793.232">
            <text:p>1793,23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858186">
            <text:p>3,858186</text:p>
          </table:table-cell>
          <table:table-cell table:style-name="ce1" office:value-type="float" office:value="1796.484">
            <text:p>1796,48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877709">
            <text:p>3,877709</text:p>
          </table:table-cell>
          <table:table-cell table:style-name="ce1" office:value-type="float" office:value="1799.67">
            <text:p>1799,6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890119">
            <text:p>3,890119</text:p>
          </table:table-cell>
          <table:table-cell table:style-name="ce1" office:value-type="float" office:value="1801.697">
            <text:p>1801,69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904153">
            <text:p>3,904153</text:p>
          </table:table-cell>
          <table:table-cell table:style-name="ce1" office:value-type="float" office:value="1803.648">
            <text:p>1803,64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923225">
            <text:p>3,923225</text:p>
          </table:table-cell>
          <table:table-cell table:style-name="ce1" office:value-type="float" office:value="1806.785">
            <text:p>1806,7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942568">
            <text:p>3,942568</text:p>
          </table:table-cell>
          <table:table-cell table:style-name="ce1" office:value-type="float" office:value="1809.5">
            <text:p>1809,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956383">
            <text:p>3,956383</text:p>
          </table:table-cell>
          <table:table-cell table:style-name="ce1" office:value-type="float" office:value="1811.147">
            <text:p>1811,1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968612">
            <text:p>3,968612</text:p>
          </table:table-cell>
          <table:table-cell table:style-name="ce1" office:value-type="float" office:value="1812.903">
            <text:p>1812,90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3.987955">
            <text:p>3,987955</text:p>
          </table:table-cell>
          <table:table-cell table:style-name="ce1" office:value-type="float" office:value="1815.358">
            <text:p>1815,35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008033">
            <text:p>4,008033</text:p>
          </table:table-cell>
          <table:table-cell table:style-name="ce1" office:value-type="float" office:value="1817.997">
            <text:p>1817,99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020042">
            <text:p>4,020042</text:p>
          </table:table-cell>
          <table:table-cell table:style-name="ce1" office:value-type="float" office:value="1820.11">
            <text:p>1820,1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033703">
            <text:p>4,033703</text:p>
          </table:table-cell>
          <table:table-cell table:style-name="ce1" office:value-type="float" office:value="1822.061">
            <text:p>1822,06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053071">
            <text:p>4,053071</text:p>
          </table:table-cell>
          <table:table-cell table:style-name="ce1" office:value-type="float" office:value="1825.058">
            <text:p>1825,05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072452">
            <text:p>4,072452</text:p>
          </table:table-cell>
          <table:table-cell table:style-name="ce1" office:value-type="float" office:value="1828.271">
            <text:p>1828,2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085894">
            <text:p>4,085894</text:p>
          </table:table-cell>
          <table:table-cell table:style-name="ce1" office:value-type="float" office:value="1830.255">
            <text:p>1830,25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098264">
            <text:p>4,098264</text:p>
          </table:table-cell>
          <table:table-cell table:style-name="ce1" office:value-type="float" office:value="1832.249">
            <text:p>1832,24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118297">
            <text:p>4,118297</text:p>
          </table:table-cell>
          <table:table-cell table:style-name="ce1" office:value-type="float" office:value="1835.083">
            <text:p>1835,0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138394">
            <text:p>4,138394</text:p>
          </table:table-cell>
          <table:table-cell table:style-name="ce1" office:value-type="float" office:value="1838.08">
            <text:p>1838,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150855">
            <text:p>4,150855</text:p>
          </table:table-cell>
          <table:table-cell table:style-name="ce1" office:value-type="float" office:value="1840.193">
            <text:p>1840,19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164774">
            <text:p>4,164774</text:p>
          </table:table-cell>
          <table:table-cell table:style-name="ce1" office:value-type="float" office:value="1841.992">
            <text:p>1841,99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184168">
            <text:p>4,184168</text:p>
          </table:table-cell>
          <table:table-cell table:style-name="ce1" office:value-type="float" office:value="1844.929">
            <text:p>1844,92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203175">
            <text:p>4,203175</text:p>
          </table:table-cell>
          <table:table-cell table:style-name="ce1" office:value-type="float" office:value="1847.574">
            <text:p>1847,57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216733">
            <text:p>4,216733</text:p>
          </table:table-cell>
          <table:table-cell table:style-name="ce1" office:value-type="float" office:value="1849.134">
            <text:p>1849,13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229942">
            <text:p>4,229942</text:p>
          </table:table-cell>
          <table:table-cell table:style-name="ce1" office:value-type="float" office:value="1849.297">
            <text:p>1849,29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253851">
            <text:p>4,253851</text:p>
          </table:table-cell>
          <table:table-cell table:style-name="ce1" office:value-type="float" office:value="1843.954">
            <text:p>1843,95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274883">
            <text:p>4,274883</text:p>
          </table:table-cell>
          <table:table-cell table:style-name="ce1" office:value-type="float" office:value="1842.003">
            <text:p>1842,00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287628">
            <text:p>4,287628</text:p>
          </table:table-cell>
          <table:table-cell table:style-name="ce1" office:value-type="float" office:value="1842.274">
            <text:p>1842,27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310538">
            <text:p>4,310538</text:p>
          </table:table-cell>
          <table:table-cell table:style-name="ce1" office:value-type="float" office:value="1836.476">
            <text:p>1836,4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34049">
            <text:p>4,34049</text:p>
          </table:table-cell>
          <table:table-cell table:style-name="ce1" office:value-type="float" office:value="1821.584">
            <text:p>1821,58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377628">
            <text:p>4,377628</text:p>
          </table:table-cell>
          <table:table-cell table:style-name="ce1" office:value-type="float" office:value="1806.276">
            <text:p>1806,27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40638">
            <text:p>4,40638</text:p>
          </table:table-cell>
          <table:table-cell table:style-name="ce1" office:value-type="float" office:value="1799.583">
            <text:p>1799,58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421757">
            <text:p>4,421757</text:p>
          </table:table-cell>
          <table:table-cell table:style-name="ce1" office:value-type="float" office:value="1798.348">
            <text:p>1798,34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437765">
            <text:p>4,437765</text:p>
          </table:table-cell>
          <table:table-cell table:style-name="ce1" office:value-type="float" office:value="1798.359">
            <text:p>1798,35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460339">
            <text:p>4,460339</text:p>
          </table:table-cell>
          <table:table-cell table:style-name="ce1" office:value-type="float" office:value="1800.19">
            <text:p>1800,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482345">
            <text:p>4,482345</text:p>
          </table:table-cell>
          <table:table-cell table:style-name="ce1" office:value-type="float" office:value="1802.9">
            <text:p>1802,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496935">
            <text:p>4,496935</text:p>
          </table:table-cell>
          <table:table-cell table:style-name="ce1" office:value-type="float" office:value="1804.861">
            <text:p>1804,86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510015">
            <text:p>4,510015</text:p>
          </table:table-cell>
          <table:table-cell table:style-name="ce1" office:value-type="float" office:value="1806.4">
            <text:p>1806,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53591">
            <text:p>4,53591</text:p>
          </table:table-cell>
          <table:table-cell table:style-name="ce1" office:value-type="float" office:value="1799.058">
            <text:p>1799,05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57904">
            <text:p>4,57904</text:p>
          </table:table-cell>
          <table:table-cell table:style-name="ce1" office:value-type="float" office:value="1754.281">
            <text:p>1754,2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602181">
            <text:p>4,602181</text:p>
          </table:table-cell>
          <table:table-cell table:style-name="ce1" office:value-type="float" office:value="1732.768">
            <text:p>1732,76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622407">
            <text:p>4,622407</text:p>
          </table:table-cell>
          <table:table-cell table:style-name="ce1" office:value-type="float" office:value="1720.564">
            <text:p>1720,5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649025">
            <text:p>4,649025</text:p>
          </table:table-cell>
          <table:table-cell table:style-name="ce1" office:value-type="float" office:value="1710.864">
            <text:p>1710,86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670226">
            <text:p>4,670226</text:p>
          </table:table-cell>
          <table:table-cell table:style-name="ce1" office:value-type="float" office:value="1691.345">
            <text:p>1691,34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683383">
            <text:p>4,683383</text:p>
          </table:table-cell>
          <table:table-cell table:style-name="ce1" office:value-type="float" office:value="1675.403">
            <text:p>1675,40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696025">
            <text:p>4,696025</text:p>
          </table:table-cell>
          <table:table-cell table:style-name="ce1" office:value-type="float" office:value="1666.537">
            <text:p>1666,5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718366">
            <text:p>4,718366</text:p>
          </table:table-cell>
          <table:table-cell table:style-name="ce1" office:value-type="float" office:value="1660.544">
            <text:p>1660,54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739676">
            <text:p>4,739676</text:p>
          </table:table-cell>
          <table:table-cell table:style-name="ce1" office:value-type="float" office:value="1659.254">
            <text:p>1659,25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752266">
            <text:p>4,752266</text:p>
          </table:table-cell>
          <table:table-cell table:style-name="ce1" office:value-type="float" office:value="1660.414">
            <text:p>1660,41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766752">
            <text:p>4,766752</text:p>
          </table:table-cell>
          <table:table-cell table:style-name="ce1" office:value-type="float" office:value="1662.105">
            <text:p>1662,10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78674">
            <text:p>4,78674</text:p>
          </table:table-cell>
          <table:table-cell table:style-name="ce1" office:value-type="float" office:value="1665.605">
            <text:p>1665,60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807334">
            <text:p>4,807334</text:p>
          </table:table-cell>
          <table:table-cell table:style-name="ce1" office:value-type="float" office:value="1669.821">
            <text:p>1669,82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821743">
            <text:p>4,821743</text:p>
          </table:table-cell>
          <table:table-cell table:style-name="ce1" office:value-type="float" office:value="1672.628">
            <text:p>1672,62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834642">
            <text:p>4,834642</text:p>
          </table:table-cell>
          <table:table-cell table:style-name="ce1" office:value-type="float" office:value="1675.62">
            <text:p>1675,6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854939">
            <text:p>4,854939</text:p>
          </table:table-cell>
          <table:table-cell table:style-name="ce1" office:value-type="float" office:value="1679.96">
            <text:p>1679,9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875417">
            <text:p>4,875417</text:p>
          </table:table-cell>
          <table:table-cell table:style-name="ce1" office:value-type="float" office:value="1684.106">
            <text:p>1684,10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888175">
            <text:p>4,888175</text:p>
          </table:table-cell>
          <table:table-cell table:style-name="ce1" office:value-type="float" office:value="1686.793">
            <text:p>1686,79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902403">
            <text:p>4,902403</text:p>
          </table:table-cell>
          <table:table-cell table:style-name="ce1" office:value-type="float" office:value="1689.427">
            <text:p>1689,4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921552">
            <text:p>4,921552</text:p>
          </table:table-cell>
          <table:table-cell table:style-name="ce1" office:value-type="float" office:value="1692.061">
            <text:p>1692,06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938199">
            <text:p>4,938199</text:p>
          </table:table-cell>
          <table:table-cell table:style-name="ce1" office:value-type="float" office:value="1693.101">
            <text:p>1693,10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949666">
            <text:p>4,949666</text:p>
          </table:table-cell>
          <table:table-cell table:style-name="ce1" office:value-type="float" office:value="1694.152">
            <text:p>1694,15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960799">
            <text:p>4,960799</text:p>
          </table:table-cell>
          <table:table-cell table:style-name="ce1" office:value-type="float" office:value="1695.843">
            <text:p>1695,84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4.981793">
            <text:p>4,981793</text:p>
          </table:table-cell>
          <table:table-cell table:style-name="ce1" office:value-type="float" office:value="1697.138">
            <text:p>1697,13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012113">
            <text:p>5,012113</text:p>
          </table:table-cell>
          <table:table-cell table:style-name="ce1" office:value-type="float" office:value="1685.775">
            <text:p>1685,77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035319">
            <text:p>5,035319</text:p>
          </table:table-cell>
          <table:table-cell table:style-name="ce1" office:value-type="float" office:value="1672.823">
            <text:p>1672,8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05272">
            <text:p>5,05272</text:p>
          </table:table-cell>
          <table:table-cell table:style-name="ce1" office:value-type="float" office:value="1662.874">
            <text:p>1662,87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073579">
            <text:p>5,073579</text:p>
          </table:table-cell>
          <table:table-cell table:style-name="ce1" office:value-type="float" office:value="1650.947">
            <text:p>1650,94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09267">
            <text:p>5,09267</text:p>
          </table:table-cell>
          <table:table-cell table:style-name="ce1" office:value-type="float" office:value="1629.829">
            <text:p>1629,82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105247">
            <text:p>5,105247</text:p>
          </table:table-cell>
          <table:table-cell table:style-name="ce1" office:value-type="float" office:value="1611.167">
            <text:p>1611,16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135664">
            <text:p>5,135664</text:p>
          </table:table-cell>
          <table:table-cell table:style-name="ce1" office:value-type="float" office:value="1558.039">
            <text:p>1558,0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19186">
            <text:p>5,19186</text:p>
          </table:table-cell>
          <table:table-cell table:style-name="ce1" office:value-type="float" office:value="1481.784">
            <text:p>1481,78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236331">
            <text:p>5,236331</text:p>
          </table:table-cell>
          <table:table-cell table:style-name="ce1" office:value-type="float" office:value="1440.611">
            <text:p>1440,61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261549">
            <text:p>5,261549</text:p>
          </table:table-cell>
          <table:table-cell table:style-name="ce1" office:value-type="float" office:value="1420.246">
            <text:p>1420,24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285478">
            <text:p>5,285478</text:p>
          </table:table-cell>
          <table:table-cell table:style-name="ce1" office:value-type="float" office:value="1402.537">
            <text:p>1402,53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319294">
            <text:p>5,319294</text:p>
          </table:table-cell>
          <table:table-cell table:style-name="ce1" office:value-type="float" office:value="1377.897">
            <text:p>1377,89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351549">
            <text:p>5,351549</text:p>
          </table:table-cell>
          <table:table-cell table:style-name="ce1" office:value-type="float" office:value="1361.115">
            <text:p>1361,11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371814">
            <text:p>5,371814</text:p>
          </table:table-cell>
          <table:table-cell table:style-name="ce1" office:value-type="float" office:value="1354.785">
            <text:p>1354,78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393137">
            <text:p>5,393137</text:p>
          </table:table-cell>
          <table:table-cell table:style-name="ce1" office:value-type="float" office:value="1352.054">
            <text:p>1352,05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424947">
            <text:p>5,424947</text:p>
          </table:table-cell>
          <table:table-cell table:style-name="ce1" office:value-type="float" office:value="1351.989">
            <text:p>1351,98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453906">
            <text:p>5,453906</text:p>
          </table:table-cell>
          <table:table-cell table:style-name="ce1" office:value-type="float" office:value="1354.233">
            <text:p>1354,23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471694">
            <text:p>5,471694</text:p>
          </table:table-cell>
          <table:table-cell table:style-name="ce1" office:value-type="float" office:value="1356.953">
            <text:p>1356,95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49045">
            <text:p>5,49045</text:p>
          </table:table-cell>
          <table:table-cell table:style-name="ce1" office:value-type="float" office:value="1360.053">
            <text:p>1360,05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520635">
            <text:p>5,520635</text:p>
          </table:table-cell>
          <table:table-cell table:style-name="ce1" office:value-type="float" office:value="1363.071">
            <text:p>1363,0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551258">
            <text:p>5,551258</text:p>
          </table:table-cell>
          <table:table-cell table:style-name="ce1" office:value-type="float" office:value="1363.423">
            <text:p>1363,42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582255">
            <text:p>5,582255</text:p>
          </table:table-cell>
          <table:table-cell table:style-name="ce1" office:value-type="float" office:value="1341.542">
            <text:p>1341,54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61551">
            <text:p>5,61551</text:p>
          </table:table-cell>
          <table:table-cell table:style-name="ce1" office:value-type="float" office:value="1308.052">
            <text:p>1308,05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656021">
            <text:p>5,656021</text:p>
          </table:table-cell>
          <table:table-cell table:style-name="ce1" office:value-type="float" office:value="1284.16">
            <text:p>1284,1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691281">
            <text:p>5,691281</text:p>
          </table:table-cell>
          <table:table-cell table:style-name="ce1" office:value-type="float" office:value="1268.873">
            <text:p>1268,87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715997">
            <text:p>5,715997</text:p>
          </table:table-cell>
          <table:table-cell table:style-name="ce1" office:value-type="float" office:value="1251.067">
            <text:p>1251,06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748568">
            <text:p>5,748568</text:p>
          </table:table-cell>
          <table:table-cell table:style-name="ce1" office:value-type="float" office:value="1231.786">
            <text:p>1231,78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815993">
            <text:p>5,815993</text:p>
          </table:table-cell>
          <table:table-cell table:style-name="ce1" office:value-type="float" office:value="1181.395">
            <text:p>1181,39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869552">
            <text:p>5,869552</text:p>
          </table:table-cell>
          <table:table-cell table:style-name="ce1" office:value-type="float" office:value="1130.517">
            <text:p>1130,5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897608">
            <text:p>5,897608</text:p>
          </table:table-cell>
          <table:table-cell table:style-name="ce1" office:value-type="float" office:value="1111.572">
            <text:p>1111,57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924207">
            <text:p>5,924207</text:p>
          </table:table-cell>
          <table:table-cell table:style-name="ce1" office:value-type="float" office:value="1099.792">
            <text:p>1099,79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958229">
            <text:p>5,958229</text:p>
          </table:table-cell>
          <table:table-cell table:style-name="ce1" office:value-type="float" office:value="1085.171">
            <text:p>1085,17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5.988394">
            <text:p>5,988394</text:p>
          </table:table-cell>
          <table:table-cell table:style-name="ce1" office:value-type="float" office:value="1075.894">
            <text:p>1075,89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007395">
            <text:p>6,007395</text:p>
          </table:table-cell>
          <table:table-cell table:style-name="ce1" office:value-type="float" office:value="1067.744">
            <text:p>1067,74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026977">
            <text:p>6,026977</text:p>
          </table:table-cell>
          <table:table-cell table:style-name="ce1" office:value-type="float" office:value="1062.26">
            <text:p>1062,2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057148">
            <text:p>6,057148</text:p>
          </table:table-cell>
          <table:table-cell table:style-name="ce1" office:value-type="float" office:value="1058.055">
            <text:p>1058,05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088997">
            <text:p>6,088997</text:p>
          </table:table-cell>
          <table:table-cell table:style-name="ce1" office:value-type="float" office:value="1057.361">
            <text:p>1057,36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108579">
            <text:p>6,108579</text:p>
          </table:table-cell>
          <table:table-cell table:style-name="ce1" office:value-type="float" office:value="1058.207">
            <text:p>1058,20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"/>
          <table:table-cell table:style-name="ce2" office:value-type="float" office:value="6.125903">
            <text:p>6,125903</text:p>
          </table:table-cell>
          <table:table-cell table:style-name="ce1" office:value-type="float" office:value="1058.673">
            <text:p>1058,67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153707">
            <text:p>6,153707</text:p>
          </table:table-cell>
          <table:table-cell table:style-name="ce1" office:value-type="float" office:value="1054.831">
            <text:p>1054,8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181718">
            <text:p>6,181718</text:p>
          </table:table-cell>
          <table:table-cell table:style-name="ce1" office:value-type="float" office:value="1039.912">
            <text:p>1039,91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198268">
            <text:p>6,198268</text:p>
          </table:table-cell>
          <table:table-cell table:style-name="ce1" office:value-type="float" office:value="1033.399">
            <text:p>1033,39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215992">
            <text:p>6,215992</text:p>
          </table:table-cell>
          <table:table-cell table:style-name="ce1" office:value-type="float" office:value="1028.305">
            <text:p>1028,30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241243">
            <text:p>6,241243</text:p>
          </table:table-cell>
          <table:table-cell table:style-name="ce1" office:value-type="float" office:value="1019.152">
            <text:p>1019,15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267719">
            <text:p>6,267719</text:p>
          </table:table-cell>
          <table:table-cell table:style-name="ce1" office:value-type="float" office:value="1011.213">
            <text:p>1011,21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283547">
            <text:p>6,283547</text:p>
          </table:table-cell>
          <table:table-cell table:style-name="ce1" office:value-type="float" office:value="998.8907">
            <text:p>998,890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29535">
            <text:p>6,29535</text:p>
          </table:table-cell>
          <table:table-cell table:style-name="ce1" office:value-type="float" office:value="979.8486">
            <text:p>979,848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318169">
            <text:p>6,318169</text:p>
          </table:table-cell>
          <table:table-cell table:style-name="ce1" office:value-type="float" office:value="952.5208">
            <text:p>952,52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342716">
            <text:p>6,342716</text:p>
          </table:table-cell>
          <table:table-cell table:style-name="ce1" office:value-type="float" office:value="920.0451">
            <text:p>920,045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359125">
            <text:p>6,359125</text:p>
          </table:table-cell>
          <table:table-cell table:style-name="ce1" office:value-type="float" office:value="902.3143">
            <text:p>902,3143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379467">
            <text:p>6,379467</text:p>
          </table:table-cell>
          <table:table-cell table:style-name="ce1" office:value-type="float" office:value="886.491">
            <text:p>886,49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403699">
            <text:p>6,403699</text:p>
          </table:table-cell>
          <table:table-cell table:style-name="ce1" office:value-type="float" office:value="856.9794">
            <text:p>856,9794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423067">
            <text:p>6,423067</text:p>
          </table:table-cell>
          <table:table-cell table:style-name="ce1" office:value-type="float" office:value="821.5612">
            <text:p>821,5612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450814">
            <text:p>6,450814</text:p>
          </table:table-cell>
          <table:table-cell table:style-name="ce1" office:value-type="float" office:value="784.4631">
            <text:p>784,463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2" office:value-type="float" office:value="6.530107">
            <text:p>6,530107</text:p>
          </table:table-cell>
          <table:table-cell table:style-name="ce1" office:value-type="float" office:value="730.046">
            <text:p>730,046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style-name="ce1"/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1014"/>
        </table:table-row>
        <table:table-row table:style-name="ro1" table:number-rows-repeated="803">
          <table:table-cell table:number-columns-repeated="8"/>
          <table:table-cell table:style-name="ce1" table:number-columns-repeated="2"/>
          <table:table-cell table:number-columns-repeated="1014"/>
        </table:table-row>
        <table:table-row table:style-name="ro1" table:number-rows-repeated="10469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number:number-style style:name="N8128" number:language="pl" number:country="PL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16.01.2015</text:date>, <text:time>20:34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6T20:34:44.12</dc:date>
    <meta:document-statistic meta:table-count="1" meta:cell-count="1606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4.188cm" style:legend-expansion="high" chart:style-name="ch2"/>
        <chart:plot-area chart:style-name="ch3" table:cell-range-address="Arkusz1.I3:Arkusz1.J805" chart:data-source-has-labels="both" svg:x="0.77cm" svg:y="0.855cm" svg:width="10.362cm" svg:height="7.545cm">
          <chartooo:coordinate-region svg:x="1.762cm" svg:y="1.068cm" svg:width="9.317cm" svg:height="6.235cm"/>
          <chart:axis chart:dimension="x" chart:name="primary-x" chart:style-name="ch4" chartooo:axis-type="auto">
            <chartooo:date-scale/>
            <chart:categories table:cell-range-address="Arkusz1.I4:Arkusz1.I80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rkusz1.J4:Arkusz1.J805" chart:label-cell-address="Arkusz1.J3:Arkusz1.J3" chart:class="chart:line">
            <chart:data-point chart:repeated="8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ła zginająca P[N]</text:p>
                <draw:g>
                  <svg:desc>Arkusz1.J3:Arkusz1.J3</svg:desc>
                </draw:g>
              </table:table-cell>
            </table:table-row>
          </table:table-header-rows>
          <table:table-rows>
            <table:table-row>
              <table:table-cell office:value-type="float" office:value="0.08772292">
                <text:p>0</text:p>
                <draw:g>
                  <svg:desc>Arkusz1.I4:Arkusz1.I805</svg:desc>
                </draw:g>
              </table:table-cell>
              <table:table-cell office:value-type="float" office:value="39.40135">
                <text:p>39.40135</text:p>
                <draw:g>
                  <svg:desc>Arkusz1.J4:Arkusz1.J805</svg:desc>
                </draw:g>
              </table:table-cell>
            </table:table-row>
            <table:table-row>
              <table:table-cell office:value-type="float" office:value="0.09246992">
                <text:p>0</text:p>
              </table:table-cell>
              <table:table-cell office:value-type="float" office:value="44.24047">
                <text:p>44.24047</text:p>
              </table:table-cell>
            </table:table-row>
            <table:table-row>
              <table:table-cell office:value-type="float" office:value="0.09712662">
                <text:p>0</text:p>
              </table:table-cell>
              <table:table-cell office:value-type="float" office:value="49.30718">
                <text:p>49.30718</text:p>
              </table:table-cell>
            </table:table-row>
            <table:table-row>
              <table:table-cell office:value-type="float" office:value="0.1009191">
                <text:p>0</text:p>
              </table:table-cell>
              <table:table-cell office:value-type="float" office:value="52.50436">
                <text:p>52.50436</text:p>
              </table:table-cell>
            </table:table-row>
            <table:table-row>
              <table:table-cell office:value-type="float" office:value="0.1034344">
                <text:p>0</text:p>
              </table:table-cell>
              <table:table-cell office:value-type="float" office:value="55.92913">
                <text:p>55.92913</text:p>
              </table:table-cell>
            </table:table-row>
            <table:table-row>
              <table:table-cell office:value-type="float" office:value="0.1087619">
                <text:p>0</text:p>
              </table:table-cell>
              <table:table-cell office:value-type="float" office:value="60.89289">
                <text:p>60.89289</text:p>
              </table:table-cell>
            </table:table-row>
            <table:table-row>
              <table:table-cell office:value-type="float" office:value="0.1137798">
                <text:p>0</text:p>
              </table:table-cell>
              <table:table-cell office:value-type="float" office:value="65.92167">
                <text:p>65.92167</text:p>
              </table:table-cell>
            </table:table-row>
            <table:table-row>
              <table:table-cell office:value-type="float" office:value="0.1163597">
                <text:p>0</text:p>
              </table:table-cell>
              <table:table-cell office:value-type="float" office:value="69.30309">
                <text:p>69.30309</text:p>
              </table:table-cell>
            </table:table-row>
            <table:table-row>
              <table:table-cell office:value-type="float" office:value="0.1200747">
                <text:p>0</text:p>
              </table:table-cell>
              <table:table-cell office:value-type="float" office:value="72.44608">
                <text:p>72.44608</text:p>
              </table:table-cell>
            </table:table-row>
            <table:table-row>
              <table:table-cell office:value-type="float" office:value="0.1241445">
                <text:p>0</text:p>
              </table:table-cell>
              <table:table-cell office:value-type="float" office:value="77.5724">
                <text:p>77.5724</text:p>
              </table:table-cell>
            </table:table-row>
            <table:table-row>
              <table:table-cell office:value-type="float" office:value="0.1284465">
                <text:p>0</text:p>
              </table:table-cell>
              <table:table-cell office:value-type="float" office:value="82.4061">
                <text:p>82.4061</text:p>
              </table:table-cell>
            </table:table-row>
            <table:table-row>
              <table:table-cell office:value-type="float" office:value="0.1322131">
                <text:p>0</text:p>
              </table:table-cell>
              <table:table-cell office:value-type="float" office:value="85.57077">
                <text:p>85.57077</text:p>
              </table:table-cell>
            </table:table-row>
            <table:table-row>
              <table:table-cell office:value-type="float" office:value="0.1346382">
                <text:p>0</text:p>
              </table:table-cell>
              <table:table-cell office:value-type="float" office:value="88.96303">
                <text:p>88.96303</text:p>
              </table:table-cell>
            </table:table-row>
            <table:table-row>
              <table:table-cell office:value-type="float" office:value="0.1391659">
                <text:p>0</text:p>
              </table:table-cell>
              <table:table-cell office:value-type="float" office:value="93.79131">
                <text:p>93.79131</text:p>
              </table:table-cell>
            </table:table-row>
            <table:table-row>
              <table:table-cell office:value-type="float" office:value="0.1438613">
                <text:p>0</text:p>
              </table:table-cell>
              <table:table-cell office:value-type="float" office:value="98.53289">
                <text:p>98.53289</text:p>
              </table:table-cell>
            </table:table-row>
            <table:table-row>
              <table:table-cell office:value-type="float" office:value="0.146209">
                <text:p>0</text:p>
              </table:table-cell>
              <table:table-cell office:value-type="float" office:value="101.871">
                <text:p>101.871</text:p>
              </table:table-cell>
            </table:table-row>
            <table:table-row>
              <table:table-cell office:value-type="float" office:value="0.1495758">
                <text:p>0</text:p>
              </table:table-cell>
              <table:table-cell office:value-type="float" office:value="105.1982">
                <text:p>105.1982</text:p>
              </table:table-cell>
            </table:table-row>
            <table:table-row>
              <table:table-cell office:value-type="float" office:value="0.1533553">
                <text:p>0</text:p>
              </table:table-cell>
              <table:table-cell office:value-type="float" office:value="109.9073">
                <text:p>109.9073</text:p>
              </table:table-cell>
            </table:table-row>
            <table:table-row>
              <table:table-cell office:value-type="float" office:value="0.1572767">
                <text:p>0</text:p>
              </table:table-cell>
              <table:table-cell office:value-type="float" office:value="114.5188">
                <text:p>114.5188</text:p>
              </table:table-cell>
            </table:table-row>
            <table:table-row>
              <table:table-cell office:value-type="float" office:value="0.1606951">
                <text:p>0</text:p>
              </table:table-cell>
              <table:table-cell office:value-type="float" office:value="117.6726">
                <text:p>117.6726</text:p>
              </table:table-cell>
            </table:table-row>
            <table:table-row>
              <table:table-cell office:value-type="float" office:value="0.1625268">
                <text:p>0</text:p>
              </table:table-cell>
              <table:table-cell office:value-type="float" office:value="120.7722">
                <text:p>120.7722</text:p>
              </table:table-cell>
            </table:table-row>
            <table:table-row>
              <table:table-cell office:value-type="float" office:value="0.1669449">
                <text:p>0</text:p>
              </table:table-cell>
              <table:table-cell office:value-type="float" office:value="125.2862">
                <text:p>125.2862</text:p>
              </table:table-cell>
            </table:table-row>
            <table:table-row>
              <table:table-cell office:value-type="float" office:value="0.1712726">
                <text:p>0</text:p>
              </table:table-cell>
              <table:table-cell office:value-type="float" office:value="129.8652">
                <text:p>129.8652</text:p>
              </table:table-cell>
            </table:table-row>
            <table:table-row>
              <table:table-cell office:value-type="float" office:value="0.1731044">
                <text:p>0</text:p>
              </table:table-cell>
              <table:table-cell office:value-type="float" office:value="132.8023">
                <text:p>132.8023</text:p>
              </table:table-cell>
            </table:table-row>
            <table:table-row>
              <table:table-cell office:value-type="float" office:value="0.176226">
                <text:p>0</text:p>
              </table:table-cell>
              <table:table-cell office:value-type="float" office:value="135.6852">
                <text:p>135.6852</text:p>
              </table:table-cell>
            </table:table-row>
            <table:table-row>
              <table:table-cell office:value-type="float" office:value="0.1798443">
                <text:p>0</text:p>
              </table:table-cell>
              <table:table-cell office:value-type="float" office:value="140.275">
                <text:p>140.275</text:p>
              </table:table-cell>
            </table:table-row>
            <table:table-row>
              <table:table-cell office:value-type="float" office:value="0.1831401">
                <text:p>0</text:p>
              </table:table-cell>
              <table:table-cell office:value-type="float" office:value="144.6915">
                <text:p>144.6915</text:p>
              </table:table-cell>
            </table:table-row>
            <table:table-row>
              <table:table-cell office:value-type="float" office:value="0.1862231">
                <text:p>0</text:p>
              </table:table-cell>
              <table:table-cell office:value-type="float" office:value="147.2926">
                <text:p>147.2926</text:p>
              </table:table-cell>
            </table:table-row>
            <table:table-row>
              <table:table-cell office:value-type="float" office:value="0.1882354">
                <text:p>0</text:p>
              </table:table-cell>
              <table:table-cell office:value-type="float" office:value="150.0345">
                <text:p>150.0345</text:p>
              </table:table-cell>
            </table:table-row>
            <table:table-row>
              <table:table-cell office:value-type="float" office:value="0.1920665">
                <text:p>0</text:p>
              </table:table-cell>
              <table:table-cell office:value-type="float" office:value="154.3589">
                <text:p>154.3589</text:p>
              </table:table-cell>
            </table:table-row>
            <table:table-row>
              <table:table-cell office:value-type="float" office:value="0.195859">
                <text:p>0</text:p>
              </table:table-cell>
              <table:table-cell office:value-type="float" office:value="158.564">
                <text:p>158.564</text:p>
              </table:table-cell>
            </table:table-row>
            <table:table-row>
              <table:table-cell office:value-type="float" office:value="0.1977681">
                <text:p>0</text:p>
              </table:table-cell>
              <table:table-cell office:value-type="float" office:value="161.4035">
                <text:p>161.4035</text:p>
              </table:table-cell>
            </table:table-row>
            <table:table-row>
              <table:table-cell office:value-type="float" office:value="0.2008898">
                <text:p>0</text:p>
              </table:table-cell>
              <table:table-cell office:value-type="float" office:value="164.1346">
                <text:p>164.1346</text:p>
              </table:table-cell>
            </table:table-row>
            <table:table-row>
              <table:table-cell office:value-type="float" office:value="0.2037534">
                <text:p>0</text:p>
              </table:table-cell>
              <table:table-cell office:value-type="float" office:value="168.1609">
                <text:p>168.1609</text:p>
              </table:table-cell>
            </table:table-row>
            <table:table-row>
              <table:table-cell office:value-type="float" office:value="0.2069654">
                <text:p>0</text:p>
              </table:table-cell>
              <table:table-cell office:value-type="float" office:value="171.9704">
                <text:p>171.9704</text:p>
              </table:table-cell>
            </table:table-row>
            <table:table-row>
              <table:table-cell office:value-type="float" office:value="0.209842">
                <text:p>0</text:p>
              </table:table-cell>
              <table:table-cell office:value-type="float" office:value="174.5715">
                <text:p>174.5715</text:p>
              </table:table-cell>
            </table:table-row>
            <table:table-row>
              <table:table-cell office:value-type="float" office:value="0.2113899">
                <text:p>0</text:p>
              </table:table-cell>
              <table:table-cell office:value-type="float" office:value="177.3135">
                <text:p>177.3135</text:p>
              </table:table-cell>
            </table:table-row>
            <table:table-row>
              <table:table-cell office:value-type="float" office:value="0.2149566">
                <text:p>0</text:p>
              </table:table-cell>
              <table:table-cell office:value-type="float" office:value="180.9605">
                <text:p>180.9605</text:p>
              </table:table-cell>
            </table:table-row>
            <table:table-row>
              <table:table-cell office:value-type="float" office:value="0.2185878">
                <text:p>0</text:p>
              </table:table-cell>
              <table:table-cell office:value-type="float" office:value="184.705">
                <text:p>184.705</text:p>
              </table:table-cell>
            </table:table-row>
            <table:table-row>
              <table:table-cell office:value-type="float" office:value="0.220097">
                <text:p>0</text:p>
              </table:table-cell>
              <table:table-cell office:value-type="float" office:value="187.3602">
                <text:p>187.3602</text:p>
              </table:table-cell>
            </table:table-row>
            <table:table-row>
              <table:table-cell office:value-type="float" office:value="0.2226511">
                <text:p>0</text:p>
              </table:table-cell>
              <table:table-cell office:value-type="float" office:value="189.7879">
                <text:p>189.7879</text:p>
              </table:table-cell>
            </table:table-row>
            <table:table-row>
              <table:table-cell office:value-type="float" office:value="0.2256503">
                <text:p>0</text:p>
              </table:table-cell>
              <table:table-cell office:value-type="float" office:value="193.3373">
                <text:p>193.3373</text:p>
              </table:table-cell>
            </table:table-row>
            <table:table-row>
              <table:table-cell office:value-type="float" office:value="0.228443">
                <text:p>0</text:p>
              </table:table-cell>
              <table:table-cell office:value-type="float" office:value="197.0168">
                <text:p>197.0168</text:p>
              </table:table-cell>
            </table:table-row>
            <table:table-row>
              <table:table-cell office:value-type="float" office:value="0.2309842">
                <text:p>0</text:p>
              </table:table-cell>
              <table:table-cell office:value-type="float" office:value="199.2819">
                <text:p>199.2819</text:p>
              </table:table-cell>
            </table:table-row>
            <table:table-row>
              <table:table-cell office:value-type="float" office:value="0.2325321">
                <text:p>0</text:p>
              </table:table-cell>
              <table:table-cell office:value-type="float" office:value="201.6771">
                <text:p>201.6771</text:p>
              </table:table-cell>
            </table:table-row>
            <table:table-row>
              <table:table-cell office:value-type="float" office:value="0.2358666">
                <text:p>0</text:p>
              </table:table-cell>
              <table:table-cell office:value-type="float" office:value="205.1236">
                <text:p>205.1236</text:p>
              </table:table-cell>
            </table:table-row>
            <table:table-row>
              <table:table-cell office:value-type="float" office:value="0.2388915">
                <text:p>0</text:p>
              </table:table-cell>
              <table:table-cell office:value-type="float" office:value="208.4616">
                <text:p>208.4616</text:p>
              </table:table-cell>
            </table:table-row>
            <table:table-row>
              <table:table-cell office:value-type="float" office:value="0.2403621">
                <text:p>0</text:p>
              </table:table-cell>
              <table:table-cell office:value-type="float" office:value="210.7593">
                <text:p>210.7593</text:p>
              </table:table-cell>
            </table:table-row>
            <table:table-row>
              <table:table-cell office:value-type="float" office:value="0.2430065">
                <text:p>0</text:p>
              </table:table-cell>
              <table:table-cell office:value-type="float" office:value="213.0677">
                <text:p>213.0677</text:p>
              </table:table-cell>
            </table:table-row>
            <table:table-row>
              <table:table-cell office:value-type="float" office:value="0.2453413">
                <text:p>0</text:p>
              </table:table-cell>
              <table:table-cell office:value-type="float" office:value="216.5575">
                <text:p>216.5575</text:p>
              </table:table-cell>
            </table:table-row>
            <table:table-row>
              <table:table-cell office:value-type="float" office:value="0.247818">
                <text:p>0</text:p>
              </table:table-cell>
              <table:table-cell office:value-type="float" office:value="219.5921">
                <text:p>219.5921</text:p>
              </table:table-cell>
            </table:table-row>
            <table:table-row>
              <table:table-cell office:value-type="float" office:value="0.250256">
                <text:p>0</text:p>
              </table:table-cell>
              <table:table-cell office:value-type="float" office:value="221.6513">
                <text:p>221.6513</text:p>
              </table:table-cell>
            </table:table-row>
            <table:table-row>
              <table:table-cell office:value-type="float" office:value="0.2511976">
                <text:p>0</text:p>
              </table:table-cell>
              <table:table-cell office:value-type="float" office:value="223.9598">
                <text:p>223.9598</text:p>
              </table:table-cell>
            </table:table-row>
            <table:table-row>
              <table:table-cell office:value-type="float" office:value="0.254287">
                <text:p>0</text:p>
              </table:table-cell>
              <table:table-cell office:value-type="float" office:value="226.9402">
                <text:p>226.9402</text:p>
              </table:table-cell>
            </table:table-row>
            <table:table-row>
              <table:table-cell office:value-type="float" office:value="0.2573636">
                <text:p>0</text:p>
              </table:table-cell>
              <table:table-cell office:value-type="float" office:value="230.029">
                <text:p>230.029</text:p>
              </table:table-cell>
            </table:table-row>
            <table:table-row>
              <table:table-cell office:value-type="float" office:value="0.2586535">
                <text:p>0</text:p>
              </table:table-cell>
              <table:table-cell office:value-type="float" office:value="232.2183">
                <text:p>232.2183</text:p>
              </table:table-cell>
            </table:table-row>
            <table:table-row>
              <table:table-cell office:value-type="float" office:value="0.2607045">
                <text:p>0</text:p>
              </table:table-cell>
              <table:table-cell office:value-type="float" office:value="234.0716">
                <text:p>234.0716</text:p>
              </table:table-cell>
            </table:table-row>
            <table:table-row>
              <table:table-cell office:value-type="float" office:value="0.2618655">
                <text:p>0</text:p>
              </table:table-cell>
              <table:table-cell office:value-type="float" office:value="236.0332">
                <text:p>236.0332</text:p>
              </table:table-cell>
            </table:table-row>
            <table:table-row>
              <table:table-cell office:value-type="float" office:value="0.2648646">
                <text:p>0</text:p>
              </table:table-cell>
              <table:table-cell office:value-type="float" office:value="239.3008">
                <text:p>239.3008</text:p>
              </table:table-cell>
            </table:table-row>
            <table:table-row>
              <table:table-cell office:value-type="float" office:value="0.267438">
                <text:p>0</text:p>
              </table:table-cell>
              <table:table-cell office:value-type="float" office:value="242.2433">
                <text:p>242.2433</text:p>
              </table:table-cell>
            </table:table-row>
            <table:table-row>
              <table:table-cell office:value-type="float" office:value="0.2686248">
                <text:p>0</text:p>
              </table:table-cell>
              <table:table-cell office:value-type="float" office:value="244.1833">
                <text:p>244.1833</text:p>
              </table:table-cell>
            </table:table-row>
            <table:table-row>
              <table:table-cell office:value-type="float" office:value="0.2708435">
                <text:p>0</text:p>
              </table:table-cell>
              <table:table-cell office:value-type="float" office:value="245.9716">
                <text:p>245.9716</text:p>
              </table:table-cell>
            </table:table-row>
            <table:table-row>
              <table:table-cell office:value-type="float" office:value="0.2729848">
                <text:p>0</text:p>
              </table:table-cell>
              <table:table-cell office:value-type="float" office:value="249.0333">
                <text:p>249.0333</text:p>
              </table:table-cell>
            </table:table-row>
            <table:table-row>
              <table:table-cell office:value-type="float" office:value="0.27501">
                <text:p>0</text:p>
              </table:table-cell>
              <table:table-cell office:value-type="float" office:value="251.8891">
                <text:p>251.8891</text:p>
              </table:table-cell>
            </table:table-row>
            <table:table-row>
              <table:table-cell office:value-type="float" office:value="0.2771642">
                <text:p>0</text:p>
              </table:table-cell>
              <table:table-cell office:value-type="float" office:value="253.5906">
                <text:p>253.5906</text:p>
              </table:table-cell>
            </table:table-row>
            <table:table-row>
              <table:table-cell office:value-type="float" office:value="0.2784154">
                <text:p>0</text:p>
              </table:table-cell>
              <table:table-cell office:value-type="float" office:value="255.5848">
                <text:p>255.5848</text:p>
              </table:table-cell>
            </table:table-row>
            <table:table-row>
              <table:table-cell office:value-type="float" office:value="0.2807051">
                <text:p>0</text:p>
              </table:table-cell>
              <table:table-cell office:value-type="float" office:value="258.11">
                <text:p>258.11</text:p>
              </table:table-cell>
            </table:table-row>
            <table:table-row>
              <table:table-cell office:value-type="float" office:value="0.2838074">
                <text:p>0</text:p>
              </table:table-cell>
              <table:table-cell office:value-type="float" office:value="260.7003">
                <text:p>260.7003</text:p>
              </table:table-cell>
            </table:table-row>
            <table:table-row>
              <table:table-cell office:value-type="float" office:value="0.2843492">
                <text:p>0</text:p>
              </table:table-cell>
              <table:table-cell office:value-type="float" office:value="262.521">
                <text:p>262.521</text:p>
              </table:table-cell>
            </table:table-row>
            <table:table-row>
              <table:table-cell office:value-type="float" office:value="0.286168">
                <text:p>0</text:p>
              </table:table-cell>
              <table:table-cell office:value-type="float" office:value="264.2659">
                <text:p>264.2659</text:p>
              </table:table-cell>
            </table:table-row>
            <table:table-row>
              <table:table-cell office:value-type="float" office:value="0.2881287">
                <text:p>0</text:p>
              </table:table-cell>
              <table:table-cell office:value-type="float" office:value="266.6936">
                <text:p>266.6936</text:p>
              </table:table-cell>
            </table:table-row>
            <table:table-row>
              <table:table-cell office:value-type="float" office:value="0.2902571">
                <text:p>0</text:p>
              </table:table-cell>
              <table:table-cell office:value-type="float" office:value="269.3706">
                <text:p>269.3706</text:p>
              </table:table-cell>
            </table:table-row>
            <table:table-row>
              <table:table-cell office:value-type="float" office:value="0.2919986">
                <text:p>0</text:p>
              </table:table-cell>
              <table:table-cell office:value-type="float" office:value="271.0721">
                <text:p>271.0721</text:p>
              </table:table-cell>
            </table:table-row>
            <table:table-row>
              <table:table-cell office:value-type="float" office:value="0.2929273">
                <text:p>0</text:p>
              </table:table-cell>
              <table:table-cell office:value-type="float" office:value="272.4919">
                <text:p>272.4919</text:p>
              </table:table-cell>
            </table:table-row>
            <table:table-row>
              <table:table-cell office:value-type="float" office:value="0.2953137">
                <text:p>0</text:p>
              </table:table-cell>
              <table:table-cell office:value-type="float" office:value="274.9954">
                <text:p>274.9954</text:p>
              </table:table-cell>
            </table:table-row>
            <table:table-row>
              <table:table-cell office:value-type="float" office:value="0.2976098">
                <text:p>0</text:p>
              </table:table-cell>
              <table:table-cell office:value-type="float" office:value="277.4231">
                <text:p>277.4231</text:p>
              </table:table-cell>
            </table:table-row>
            <table:table-row>
              <table:table-cell office:value-type="float" office:value="0.2984741">
                <text:p>0</text:p>
              </table:table-cell>
              <table:table-cell office:value-type="float" office:value="279.0813">
                <text:p>279.0813</text:p>
              </table:table-cell>
            </table:table-row>
            <table:table-row>
              <table:table-cell office:value-type="float" office:value="0.3002929">
                <text:p>0</text:p>
              </table:table-cell>
              <table:table-cell office:value-type="float" office:value="280.6637">
                <text:p>280.6637</text:p>
              </table:table-cell>
            </table:table-row>
            <table:table-row>
              <table:table-cell office:value-type="float" office:value="0.302144">
                <text:p>0</text:p>
              </table:table-cell>
              <table:table-cell office:value-type="float" office:value="282.9505">
                <text:p>282.9505</text:p>
              </table:table-cell>
            </table:table-row>
            <table:table-row>
              <table:table-cell office:value-type="float" office:value="0.30375">
                <text:p>0</text:p>
              </table:table-cell>
              <table:table-cell office:value-type="float" office:value="285.118">
                <text:p>285.118</text:p>
              </table:table-cell>
            </table:table-row>
            <table:table-row>
              <table:table-cell office:value-type="float" office:value="0.3053882">
                <text:p>0</text:p>
              </table:table-cell>
              <table:table-cell office:value-type="float" office:value="286.657">
                <text:p>286.657</text:p>
              </table:table-cell>
            </table:table-row>
            <table:table-row>
              <table:table-cell office:value-type="float" office:value="0.3066652">
                <text:p>0</text:p>
              </table:table-cell>
              <table:table-cell office:value-type="float" office:value="288.326">
                <text:p>288.326</text:p>
              </table:table-cell>
            </table:table-row>
            <table:table-row>
              <table:table-cell office:value-type="float" office:value="0.3083551">
                <text:p>0</text:p>
              </table:table-cell>
              <table:table-cell office:value-type="float" office:value="290.5478">
                <text:p>290.5478</text:p>
              </table:table-cell>
            </table:table-row>
            <table:table-row>
              <table:table-cell office:value-type="float" office:value="0.3106125">
                <text:p>0</text:p>
              </table:table-cell>
              <table:table-cell office:value-type="float" office:value="292.4228">
                <text:p>292.4228</text:p>
              </table:table-cell>
            </table:table-row>
            <table:table-row>
              <table:table-cell office:value-type="float" office:value="0.3115541">
                <text:p>0</text:p>
              </table:table-cell>
              <table:table-cell office:value-type="float" office:value="293.9617">
                <text:p>293.9617</text:p>
              </table:table-cell>
            </table:table-row>
            <table:table-row>
              <table:table-cell office:value-type="float" office:value="0.3131021">
                <text:p>0</text:p>
              </table:table-cell>
              <table:table-cell office:value-type="float" office:value="295.4899">
                <text:p>295.4899</text:p>
              </table:table-cell>
            </table:table-row>
            <table:table-row>
              <table:table-cell office:value-type="float" office:value="0.3147274">
                <text:p>0</text:p>
              </table:table-cell>
              <table:table-cell office:value-type="float" office:value="297.6033">
                <text:p>297.6033</text:p>
              </table:table-cell>
            </table:table-row>
            <table:table-row>
              <table:table-cell office:value-type="float" office:value="0.3163914">
                <text:p>0</text:p>
              </table:table-cell>
              <table:table-cell office:value-type="float" office:value="299.825">
                <text:p>299.825</text:p>
              </table:table-cell>
            </table:table-row>
            <table:table-row>
              <table:table-cell office:value-type="float" office:value="0.3179652">
                <text:p>0</text:p>
              </table:table-cell>
              <table:table-cell office:value-type="float" office:value="300.9847">
                <text:p>300.9847</text:p>
              </table:table-cell>
            </table:table-row>
            <table:table-row>
              <table:table-cell office:value-type="float" office:value="0.318623">
                <text:p>0</text:p>
              </table:table-cell>
              <table:table-cell office:value-type="float" office:value="302.4587">
                <text:p>302.4587</text:p>
              </table:table-cell>
            </table:table-row>
            <table:table-row>
              <table:table-cell office:value-type="float" office:value="0.3206482">
                <text:p>0</text:p>
              </table:table-cell>
              <table:table-cell office:value-type="float" office:value="304.3824">
                <text:p>304.3824</text:p>
              </table:table-cell>
            </table:table-row>
            <table:table-row>
              <table:table-cell office:value-type="float" office:value="0.3225445">
                <text:p>0</text:p>
              </table:table-cell>
              <table:table-cell office:value-type="float" office:value="306.4904">
                <text:p>306.4904</text:p>
              </table:table-cell>
            </table:table-row>
            <table:table-row>
              <table:table-cell office:value-type="float" office:value="0.3231507">
                <text:p>0</text:p>
              </table:table-cell>
              <table:table-cell office:value-type="float" office:value="307.9535">
                <text:p>307.9535</text:p>
              </table:table-cell>
            </table:table-row>
            <table:table-row>
              <table:table-cell office:value-type="float" office:value="0.3245568">
                <text:p>0</text:p>
              </table:table-cell>
              <table:table-cell office:value-type="float" office:value="309.0047">
                <text:p>309.0047</text:p>
              </table:table-cell>
            </table:table-row>
            <table:table-row>
              <table:table-cell office:value-type="float" office:value="0.3262337">
                <text:p>0</text:p>
              </table:table-cell>
              <table:table-cell office:value-type="float" office:value="311.0585">
                <text:p>311.0585</text:p>
              </table:table-cell>
            </table:table-row>
            <table:table-row>
              <table:table-cell office:value-type="float" office:value="0.3276139">
                <text:p>0</text:p>
              </table:table-cell>
              <table:table-cell office:value-type="float" office:value="313.1015">
                <text:p>313.1015</text:p>
              </table:table-cell>
            </table:table-row>
            <table:table-row>
              <table:table-cell office:value-type="float" office:value="0.3289426">
                <text:p>0</text:p>
              </table:table-cell>
              <table:table-cell office:value-type="float" office:value="314.3153">
                <text:p>314.3153</text:p>
              </table:table-cell>
            </table:table-row>
            <table:table-row>
              <table:table-cell office:value-type="float" office:value="0.3299358">
                <text:p>0</text:p>
              </table:table-cell>
              <table:table-cell office:value-type="float" office:value="315.3232">
                <text:p>315.3232</text:p>
              </table:table-cell>
            </table:table-row>
            <table:table-row>
              <table:table-cell office:value-type="float" office:value="0.3315676">
                <text:p>0</text:p>
              </table:table-cell>
              <table:table-cell office:value-type="float" office:value="317.1603">
                <text:p>317.1603</text:p>
              </table:table-cell>
            </table:table-row>
            <table:table-row>
              <table:table-cell office:value-type="float" office:value="0.3332768">
                <text:p>0</text:p>
              </table:table-cell>
              <table:table-cell office:value-type="float" office:value="318.8997">
                <text:p>318.8997</text:p>
              </table:table-cell>
            </table:table-row>
            <table:table-row>
              <table:table-cell office:value-type="float" office:value="0.3339992">
                <text:p>0</text:p>
              </table:table-cell>
              <table:table-cell office:value-type="float" office:value="320.0702">
                <text:p>320.0702</text:p>
              </table:table-cell>
            </table:table-row>
            <table:table-row>
              <table:table-cell office:value-type="float" office:value="0.3355664">
                <text:p>0</text:p>
              </table:table-cell>
              <table:table-cell office:value-type="float" office:value="321.8639">
                <text:p>321.8639</text:p>
              </table:table-cell>
            </table:table-row>
            <table:table-row>
              <table:table-cell office:value-type="float" office:value="0.3371208">
                <text:p>0</text:p>
              </table:table-cell>
              <table:table-cell office:value-type="float" office:value="323.5492">
                <text:p>323.5492</text:p>
              </table:table-cell>
            </table:table-row>
            <table:table-row>
              <table:table-cell office:value-type="float" office:value="0.3382818">
                <text:p>0</text:p>
              </table:table-cell>
              <table:table-cell office:value-type="float" office:value="324.7305">
                <text:p>324.7305</text:p>
              </table:table-cell>
            </table:table-row>
            <table:table-row>
              <table:table-cell office:value-type="float" office:value="0.3391847">
                <text:p>0</text:p>
              </table:table-cell>
              <table:table-cell office:value-type="float" office:value="325.7601">
                <text:p>325.7601</text:p>
              </table:table-cell>
            </table:table-row>
            <table:table-row>
              <table:table-cell office:value-type="float" office:value="0.3402038">
                <text:p>0</text:p>
              </table:table-cell>
              <table:table-cell office:value-type="float" office:value="327.4129">
                <text:p>327.4129</text:p>
              </table:table-cell>
            </table:table-row>
            <table:table-row>
              <table:table-cell office:value-type="float" office:value="0.3414937">
                <text:p>0</text:p>
              </table:table-cell>
              <table:table-cell office:value-type="float" office:value="328.7947">
                <text:p>328.7947</text:p>
              </table:table-cell>
            </table:table-row>
            <table:table-row>
              <table:table-cell office:value-type="float" office:value="0.342745">
                <text:p>0</text:p>
              </table:table-cell>
              <table:table-cell office:value-type="float" office:value="329.846">
                <text:p>329.846</text:p>
              </table:table-cell>
            </table:table-row>
            <table:table-row>
              <table:table-cell office:value-type="float" office:value="0.3431836">
                <text:p>0</text:p>
              </table:table-cell>
              <table:table-cell office:value-type="float" office:value="331.0057">
                <text:p>331.0057</text:p>
              </table:table-cell>
            </table:table-row>
            <table:table-row>
              <table:table-cell office:value-type="float" office:value="0.3446025">
                <text:p>0</text:p>
              </table:table-cell>
              <table:table-cell office:value-type="float" office:value="332.2791">
                <text:p>332.2791</text:p>
              </table:table-cell>
            </table:table-row>
            <table:table-row>
              <table:table-cell office:value-type="float" office:value="0.3460988">
                <text:p>0</text:p>
              </table:table-cell>
              <table:table-cell office:value-type="float" office:value="333.6176">
                <text:p>333.6176</text:p>
              </table:table-cell>
            </table:table-row>
            <table:table-row>
              <table:table-cell office:value-type="float" office:value="0.3465116">
                <text:p>0</text:p>
              </table:table-cell>
              <table:table-cell office:value-type="float" office:value="334.5822">
                <text:p>334.5822</text:p>
              </table:table-cell>
            </table:table-row>
            <table:table-row>
              <table:table-cell office:value-type="float" office:value="0.3474791">
                <text:p>0</text:p>
              </table:table-cell>
              <table:table-cell office:value-type="float" office:value="335.3625">
                <text:p>335.3625</text:p>
              </table:table-cell>
            </table:table-row>
            <table:table-row>
              <table:table-cell office:value-type="float" office:value="0.3487819">
                <text:p>0</text:p>
              </table:table-cell>
              <table:table-cell office:value-type="float" office:value="336.6576">
                <text:p>336.6576</text:p>
              </table:table-cell>
            </table:table-row>
            <table:table-row>
              <table:table-cell office:value-type="float" office:value="0.3494398">
                <text:p>0</text:p>
              </table:table-cell>
              <table:table-cell office:value-type="float" office:value="338.1045">
                <text:p>338.1045</text:p>
              </table:table-cell>
            </table:table-row>
            <table:table-row>
              <table:table-cell office:value-type="float" office:value="0.3502525">
                <text:p>0</text:p>
              </table:table-cell>
              <table:table-cell office:value-type="float" office:value="338.6464">
                <text:p>338.6464</text:p>
              </table:table-cell>
            </table:table-row>
            <table:table-row>
              <table:table-cell office:value-type="float" office:value="0.3507813">
                <text:p>0</text:p>
              </table:table-cell>
              <table:table-cell office:value-type="float" office:value="339.3183">
                <text:p>339.3183</text:p>
              </table:table-cell>
            </table:table-row>
            <table:table-row>
              <table:table-cell office:value-type="float" office:value="0.3519165">
                <text:p>0</text:p>
              </table:table-cell>
              <table:table-cell office:value-type="float" office:value="340.3263">
                <text:p>340.3263</text:p>
              </table:table-cell>
            </table:table-row>
            <table:table-row>
              <table:table-cell office:value-type="float" office:value="0.3529743">
                <text:p>0</text:p>
              </table:table-cell>
              <table:table-cell office:value-type="float" office:value="341.5184">
                <text:p>341.5184</text:p>
              </table:table-cell>
            </table:table-row>
            <table:table-row>
              <table:table-cell office:value-type="float" office:value="0.3533999">
                <text:p>0</text:p>
              </table:table-cell>
              <table:table-cell office:value-type="float" office:value="342.418">
                <text:p>342.418</text:p>
              </table:table-cell>
            </table:table-row>
            <table:table-row>
              <table:table-cell office:value-type="float" office:value="0.3543932">
                <text:p>0</text:p>
              </table:table-cell>
              <table:table-cell office:value-type="float" office:value="342.9599">
                <text:p>342.9599</text:p>
              </table:table-cell>
            </table:table-row>
            <table:table-row>
              <table:table-cell office:value-type="float" office:value="0.3551285">
                <text:p>0</text:p>
              </table:table-cell>
              <table:table-cell office:value-type="float" office:value="344.2387">
                <text:p>344.2387</text:p>
              </table:table-cell>
            </table:table-row>
            <table:table-row>
              <table:table-cell office:value-type="float" office:value="0.3559927">
                <text:p>0</text:p>
              </table:table-cell>
              <table:table-cell office:value-type="float" office:value="345.2683">
                <text:p>345.2683</text:p>
              </table:table-cell>
            </table:table-row>
            <table:table-row>
              <table:table-cell office:value-type="float" office:value="0.3568312">
                <text:p>0</text:p>
              </table:table-cell>
              <table:table-cell office:value-type="float" office:value="346.0053">
                <text:p>346.0053</text:p>
              </table:table-cell>
            </table:table-row>
            <table:table-row>
              <table:table-cell office:value-type="float" office:value="0.3571666">
                <text:p>0</text:p>
              </table:table-cell>
              <table:table-cell office:value-type="float" office:value="346.7098">
                <text:p>346.7098</text:p>
              </table:table-cell>
            </table:table-row>
            <table:table-row>
              <table:table-cell office:value-type="float" office:value="0.3580437">
                <text:p>0</text:p>
              </table:table-cell>
              <table:table-cell office:value-type="float" office:value="347.631">
                <text:p>347.631</text:p>
              </table:table-cell>
            </table:table-row>
            <table:table-row>
              <table:table-cell office:value-type="float" office:value="0.359166">
                <text:p>0</text:p>
              </table:table-cell>
              <table:table-cell office:value-type="float" office:value="348.5847">
                <text:p>348.5847</text:p>
              </table:table-cell>
            </table:table-row>
            <table:table-row>
              <table:table-cell office:value-type="float" office:value="0.3594756">
                <text:p>0</text:p>
              </table:table-cell>
              <table:table-cell office:value-type="float" office:value="349.4301">
                <text:p>349.4301</text:p>
              </table:table-cell>
            </table:table-row>
            <table:table-row>
              <table:table-cell office:value-type="float" office:value="0.3601463">
                <text:p>0</text:p>
              </table:table-cell>
              <table:table-cell office:value-type="float" office:value="350.0912">
                <text:p>350.0912</text:p>
              </table:table-cell>
            </table:table-row>
            <table:table-row>
              <table:table-cell office:value-type="float" office:value="0.3609848">
                <text:p>0</text:p>
              </table:table-cell>
              <table:table-cell office:value-type="float" office:value="350.8661">
                <text:p>350.8661</text:p>
              </table:table-cell>
            </table:table-row>
            <table:table-row>
              <table:table-cell office:value-type="float" office:value="0.3617588">
                <text:p>0</text:p>
              </table:table-cell>
              <table:table-cell office:value-type="float" office:value="351.8686">
                <text:p>351.8686</text:p>
              </table:table-cell>
            </table:table-row>
            <table:table-row>
              <table:table-cell office:value-type="float" office:value="0.3624811">
                <text:p>0</text:p>
              </table:table-cell>
              <table:table-cell office:value-type="float" office:value="352.443">
                <text:p>352.443</text:p>
              </table:table-cell>
            </table:table-row>
            <table:table-row>
              <table:table-cell office:value-type="float" office:value="0.3627133">
                <text:p>0</text:p>
              </table:table-cell>
              <table:table-cell office:value-type="float" office:value="353.0283">
                <text:p>353.0283</text:p>
              </table:table-cell>
            </table:table-row>
            <table:table-row>
              <table:table-cell office:value-type="float" office:value="0.3637711">
                <text:p>0</text:p>
              </table:table-cell>
              <table:table-cell office:value-type="float" office:value="353.7544">
                <text:p>353.7544</text:p>
              </table:table-cell>
            </table:table-row>
            <table:table-row>
              <table:table-cell office:value-type="float" office:value="0.3645451">
                <text:p>0</text:p>
              </table:table-cell>
              <table:table-cell office:value-type="float" office:value="354.7515">
                <text:p>354.7515</text:p>
              </table:table-cell>
            </table:table-row>
            <table:table-row>
              <table:table-cell office:value-type="float" office:value="0.3648159">
                <text:p>0</text:p>
              </table:table-cell>
              <table:table-cell office:value-type="float" office:value="355.3692">
                <text:p>355.3692</text:p>
              </table:table-cell>
            </table:table-row>
            <table:table-row>
              <table:table-cell office:value-type="float" office:value="0.3659898">
                <text:p>0</text:p>
              </table:table-cell>
              <table:table-cell office:value-type="float" office:value="356.0304">
                <text:p>356.0304</text:p>
              </table:table-cell>
            </table:table-row>
            <table:table-row>
              <table:table-cell office:value-type="float" office:value="0.3662607">
                <text:p>0</text:p>
              </table:table-cell>
              <table:table-cell office:value-type="float" office:value="356.9949">
                <text:p>356.9949</text:p>
              </table:table-cell>
            </table:table-row>
            <table:table-row>
              <table:table-cell office:value-type="float" office:value="0.3668025">
                <text:p>0</text:p>
              </table:table-cell>
              <table:table-cell office:value-type="float" office:value="357.7319">
                <text:p>357.7319</text:p>
              </table:table-cell>
            </table:table-row>
            <table:table-row>
              <table:table-cell office:value-type="float" office:value="0.367628">
                <text:p>0</text:p>
              </table:table-cell>
              <table:table-cell office:value-type="float" office:value="357.9703">
                <text:p>357.9703</text:p>
              </table:table-cell>
            </table:table-row>
            <table:table-row>
              <table:table-cell office:value-type="float" office:value="0.3680537">
                <text:p>0</text:p>
              </table:table-cell>
              <table:table-cell office:value-type="float" office:value="358.5014">
                <text:p>358.5014</text:p>
              </table:table-cell>
            </table:table-row>
            <table:table-row>
              <table:table-cell office:value-type="float" office:value="0.3687116">
                <text:p>0</text:p>
              </table:table-cell>
              <table:table-cell office:value-type="float" office:value="359.4497">
                <text:p>359.4497</text:p>
              </table:table-cell>
            </table:table-row>
            <table:table-row>
              <table:table-cell office:value-type="float" office:value="0.3695887">
                <text:p>0</text:p>
              </table:table-cell>
              <table:table-cell office:value-type="float" office:value="360.0837">
                <text:p>360.0837</text:p>
              </table:table-cell>
            </table:table-row>
            <table:table-row>
              <table:table-cell office:value-type="float" office:value="0.3699757">
                <text:p>0</text:p>
              </table:table-cell>
              <table:table-cell office:value-type="float" office:value="361.0266">
                <text:p>361.0266</text:p>
              </table:table-cell>
            </table:table-row>
            <table:table-row>
              <table:table-cell office:value-type="float" office:value="0.3705046">
                <text:p>0</text:p>
              </table:table-cell>
              <table:table-cell office:value-type="float" office:value="361.4601">
                <text:p>361.4601</text:p>
              </table:table-cell>
            </table:table-row>
            <table:table-row>
              <table:table-cell office:value-type="float" office:value="0.3710786">
                <text:p>0</text:p>
              </table:table-cell>
              <table:table-cell office:value-type="float" office:value="362.4572">
                <text:p>362.4572</text:p>
              </table:table-cell>
            </table:table-row>
            <table:table-row>
              <table:table-cell office:value-type="float" office:value="0.3718719">
                <text:p>0</text:p>
              </table:table-cell>
              <table:table-cell office:value-type="float" office:value="363.411">
                <text:p>363.411</text:p>
              </table:table-cell>
            </table:table-row>
            <table:table-row>
              <table:table-cell office:value-type="float" office:value="0.3724266">
                <text:p>0</text:p>
              </table:table-cell>
              <table:table-cell office:value-type="float" office:value="363.8662">
                <text:p>363.8662</text:p>
              </table:table-cell>
            </table:table-row>
            <table:table-row>
              <table:table-cell office:value-type="float" office:value="0.3726717">
                <text:p>0</text:p>
              </table:table-cell>
              <table:table-cell office:value-type="float" office:value="364.5164">
                <text:p>364.5164</text:p>
              </table:table-cell>
            </table:table-row>
            <table:table-row>
              <table:table-cell office:value-type="float" office:value="0.373594">
                <text:p>0</text:p>
              </table:table-cell>
              <table:table-cell office:value-type="float" office:value="365.1721">
                <text:p>365.1721</text:p>
              </table:table-cell>
            </table:table-row>
            <table:table-row>
              <table:table-cell office:value-type="float" office:value="0.374297">
                <text:p>0</text:p>
              </table:table-cell>
              <table:table-cell office:value-type="float" office:value="366.0229">
                <text:p>366.0229</text:p>
              </table:table-cell>
            </table:table-row>
            <table:table-row>
              <table:table-cell office:value-type="float" office:value="0.3746453">
                <text:p>0</text:p>
              </table:table-cell>
              <table:table-cell office:value-type="float" office:value="366.4998">
                <text:p>366.4998</text:p>
              </table:table-cell>
            </table:table-row>
            <table:table-row>
              <table:table-cell office:value-type="float" office:value="0.3751355">
                <text:p>0</text:p>
              </table:table-cell>
              <table:table-cell office:value-type="float" office:value="366.7924">
                <text:p>366.7924</text:p>
              </table:table-cell>
            </table:table-row>
            <table:table-row>
              <table:table-cell office:value-type="float" office:value="0.3758063">
                <text:p>0</text:p>
              </table:table-cell>
              <table:table-cell office:value-type="float" office:value="367.5673">
                <text:p>367.5673</text:p>
              </table:table-cell>
            </table:table-row>
            <table:table-row>
              <table:table-cell office:value-type="float" office:value="0.3762578">
                <text:p>0</text:p>
              </table:table-cell>
              <table:table-cell office:value-type="float" office:value="368.6348">
                <text:p>368.6348</text:p>
              </table:table-cell>
            </table:table-row>
            <table:table-row>
              <table:table-cell office:value-type="float" office:value="0.3768382">
                <text:p>0</text:p>
              </table:table-cell>
              <table:table-cell office:value-type="float" office:value="369.0467">
                <text:p>369.0467</text:p>
              </table:table-cell>
            </table:table-row>
            <table:table-row>
              <table:table-cell office:value-type="float" office:value="0.3772639">
                <text:p>0</text:p>
              </table:table-cell>
              <table:table-cell office:value-type="float" office:value="369.5777">
                <text:p>369.5777</text:p>
              </table:table-cell>
            </table:table-row>
            <table:table-row>
              <table:table-cell office:value-type="float" office:value="0.3778573">
                <text:p>0</text:p>
              </table:table-cell>
              <table:table-cell office:value-type="float" office:value="370.4502">
                <text:p>370.4502</text:p>
              </table:table-cell>
            </table:table-row>
            <table:table-row>
              <table:table-cell office:value-type="float" office:value="0.3785152">
                <text:p>0</text:p>
              </table:table-cell>
              <table:table-cell office:value-type="float" office:value="371.0083">
                <text:p>371.0083</text:p>
              </table:table-cell>
            </table:table-row>
            <table:table-row>
              <table:table-cell office:value-type="float" office:value="0.379044">
                <text:p>0</text:p>
              </table:table-cell>
              <table:table-cell office:value-type="float" office:value="371.5827">
                <text:p>371.5827</text:p>
              </table:table-cell>
            </table:table-row>
            <table:table-row>
              <table:table-cell office:value-type="float" office:value="0.3794052">
                <text:p>0</text:p>
              </table:table-cell>
              <table:table-cell office:value-type="float" office:value="372.0704">
                <text:p>372.0704</text:p>
              </table:table-cell>
            </table:table-row>
            <table:table-row>
              <table:table-cell office:value-type="float" office:value="0.3797987">
                <text:p>0</text:p>
              </table:table-cell>
              <table:table-cell office:value-type="float" office:value="372.737">
                <text:p>372.737</text:p>
              </table:table-cell>
            </table:table-row>
            <table:table-row>
              <table:table-cell office:value-type="float" office:value="0.3804372">
                <text:p>0</text:p>
              </table:table-cell>
              <table:table-cell office:value-type="float" office:value="373.3493">
                <text:p>373.3493</text:p>
              </table:table-cell>
            </table:table-row>
            <table:table-row>
              <table:table-cell office:value-type="float" office:value="0.3809145">
                <text:p>0</text:p>
              </table:table-cell>
              <table:table-cell office:value-type="float" office:value="373.9346">
                <text:p>373.9346</text:p>
              </table:table-cell>
            </table:table-row>
            <table:table-row>
              <table:table-cell office:value-type="float" office:value="0.3810821">
                <text:p>0</text:p>
              </table:table-cell>
              <table:table-cell office:value-type="float" office:value="374.3789">
                <text:p>374.3789</text:p>
              </table:table-cell>
            </table:table-row>
            <table:table-row>
              <table:table-cell office:value-type="float" office:value="0.3817852">
                <text:p>0</text:p>
              </table:table-cell>
              <table:table-cell office:value-type="float" office:value="374.9208">
                <text:p>374.9208</text:p>
              </table:table-cell>
            </table:table-row>
            <table:table-row>
              <table:table-cell office:value-type="float" office:value="0.3824237">
                <text:p>0</text:p>
              </table:table-cell>
              <table:table-cell office:value-type="float" office:value="375.4085">
                <text:p>375.4085</text:p>
              </table:table-cell>
            </table:table-row>
            <table:table-row>
              <table:table-cell office:value-type="float" office:value="0.3825785">
                <text:p>0</text:p>
              </table:table-cell>
              <table:table-cell office:value-type="float" office:value="375.9396">
                <text:p>375.9396</text:p>
              </table:table-cell>
            </table:table-row>
            <table:table-row>
              <table:table-cell office:value-type="float" office:value="0.3829913">
                <text:p>0</text:p>
              </table:table-cell>
              <table:table-cell office:value-type="float" office:value="376.3514">
                <text:p>376.3514</text:p>
              </table:table-cell>
            </table:table-row>
            <table:table-row>
              <table:table-cell office:value-type="float" office:value="0.3836169">
                <text:p>0</text:p>
              </table:table-cell>
              <table:table-cell office:value-type="float" office:value="376.8716">
                <text:p>376.8716</text:p>
              </table:table-cell>
            </table:table-row>
            <table:table-row>
              <table:table-cell office:value-type="float" office:value="0.3839845">
                <text:p>0</text:p>
              </table:table-cell>
              <table:table-cell office:value-type="float" office:value="377.4894">
                <text:p>377.4894</text:p>
              </table:table-cell>
            </table:table-row>
            <table:table-row>
              <table:table-cell office:value-type="float" office:value="0.3843586">
                <text:p>0</text:p>
              </table:table-cell>
              <table:table-cell office:value-type="float" office:value="377.6519">
                <text:p>377.6519</text:p>
              </table:table-cell>
            </table:table-row>
            <table:table-row>
              <table:table-cell office:value-type="float" office:value="0.384823">
                <text:p>0</text:p>
              </table:table-cell>
              <table:table-cell office:value-type="float" office:value="377.9771">
                <text:p>377.9771</text:p>
              </table:table-cell>
            </table:table-row>
            <table:table-row>
              <table:table-cell office:value-type="float" office:value="0.385397">
                <text:p>0</text:p>
              </table:table-cell>
              <table:table-cell office:value-type="float" office:value="378.5407">
                <text:p>378.5407</text:p>
              </table:table-cell>
            </table:table-row>
            <table:table-row>
              <table:table-cell office:value-type="float" office:value="0.3858162">
                <text:p>0</text:p>
              </table:table-cell>
              <table:table-cell office:value-type="float" office:value="379.1367">
                <text:p>379.1367</text:p>
              </table:table-cell>
            </table:table-row>
            <table:table-row>
              <table:table-cell office:value-type="float" office:value="0.3861903">
                <text:p>0</text:p>
              </table:table-cell>
              <table:table-cell office:value-type="float" office:value="379.5269">
                <text:p>379.5269</text:p>
              </table:table-cell>
            </table:table-row>
            <table:table-row>
              <table:table-cell office:value-type="float" office:value="0.3867579">
                <text:p>0</text:p>
              </table:table-cell>
              <table:table-cell office:value-type="float" office:value="379.7653">
                <text:p>379.7653</text:p>
              </table:table-cell>
            </table:table-row>
            <table:table-row>
              <table:table-cell office:value-type="float" office:value="0.3869643">
                <text:p>0</text:p>
              </table:table-cell>
              <table:table-cell office:value-type="float" office:value="380.3127">
                <text:p>380.3127</text:p>
              </table:table-cell>
            </table:table-row>
            <table:table-row>
              <table:table-cell office:value-type="float" office:value="0.3876222">
                <text:p>0</text:p>
              </table:table-cell>
              <table:table-cell office:value-type="float" office:value="380.8275">
                <text:p>380.8275</text:p>
              </table:table-cell>
            </table:table-row>
            <table:table-row>
              <table:table-cell office:value-type="float" office:value="0.3879705">
                <text:p>0</text:p>
              </table:table-cell>
              <table:table-cell office:value-type="float" office:value="381.3477">
                <text:p>381.3477</text:p>
              </table:table-cell>
            </table:table-row>
            <table:table-row>
              <table:table-cell office:value-type="float" office:value="0.3883574">
                <text:p>0</text:p>
              </table:table-cell>
              <table:table-cell office:value-type="float" office:value="382.3989">
                <text:p>382.3989</text:p>
              </table:table-cell>
            </table:table-row>
            <table:table-row>
              <table:table-cell office:value-type="float" office:value="0.3891701">
                <text:p>0</text:p>
              </table:table-cell>
              <table:table-cell office:value-type="float" office:value="383.5749">
                <text:p>383.5749</text:p>
              </table:table-cell>
            </table:table-row>
            <table:table-row>
              <table:table-cell office:value-type="float" office:value="0.390086">
                <text:p>0</text:p>
              </table:table-cell>
              <table:table-cell office:value-type="float" office:value="384.935">
                <text:p>384.935</text:p>
              </table:table-cell>
            </table:table-row>
            <table:table-row>
              <table:table-cell office:value-type="float" office:value="0.3908599">
                <text:p>0</text:p>
              </table:table-cell>
              <table:table-cell office:value-type="float" office:value="386.2139">
                <text:p>386.2139</text:p>
              </table:table-cell>
            </table:table-row>
            <table:table-row>
              <table:table-cell office:value-type="float" office:value="0.3915952">
                <text:p>0</text:p>
              </table:table-cell>
              <table:table-cell office:value-type="float" office:value="387.3627">
                <text:p>387.3627</text:p>
              </table:table-cell>
            </table:table-row>
            <table:table-row>
              <table:table-cell office:value-type="float" office:value="0.3930464">
                <text:p>0</text:p>
              </table:table-cell>
              <table:table-cell office:value-type="float" office:value="388.9721">
                <text:p>388.9721</text:p>
              </table:table-cell>
            </table:table-row>
            <table:table-row>
              <table:table-cell office:value-type="float" office:value="0.3942267">
                <text:p>0</text:p>
              </table:table-cell>
              <table:table-cell office:value-type="float" office:value="390.6466">
                <text:p>390.6466</text:p>
              </table:table-cell>
            </table:table-row>
            <table:table-row>
              <table:table-cell office:value-type="float" office:value="0.3953102">
                <text:p>0</text:p>
              </table:table-cell>
              <table:table-cell office:value-type="float" office:value="391.7846">
                <text:p>391.7846</text:p>
              </table:table-cell>
            </table:table-row>
            <table:table-row>
              <table:table-cell office:value-type="float" office:value="0.3960713">
                <text:p>0</text:p>
              </table:table-cell>
              <table:table-cell office:value-type="float" office:value="392.9117">
                <text:p>392.9117</text:p>
              </table:table-cell>
            </table:table-row>
            <table:table-row>
              <table:table-cell office:value-type="float" office:value="0.3976192">
                <text:p>0</text:p>
              </table:table-cell>
              <table:table-cell office:value-type="float" office:value="394.5591">
                <text:p>394.5591</text:p>
              </table:table-cell>
            </table:table-row>
            <table:table-row>
              <table:table-cell office:value-type="float" office:value="0.3990124">
                <text:p>0</text:p>
              </table:table-cell>
              <table:table-cell office:value-type="float" office:value="396.2823">
                <text:p>396.2823</text:p>
              </table:table-cell>
            </table:table-row>
            <table:table-row>
              <table:table-cell office:value-type="float" office:value="0.3999798">
                <text:p>0</text:p>
              </table:table-cell>
              <table:table-cell office:value-type="float" office:value="397.1927">
                <text:p>397.1927</text:p>
              </table:table-cell>
            </table:table-row>
            <table:table-row>
              <table:table-cell office:value-type="float" office:value="0.4009344">
                <text:p>0</text:p>
              </table:table-cell>
              <table:table-cell office:value-type="float" office:value="398.2439">
                <text:p>398.2439</text:p>
              </table:table-cell>
            </table:table-row>
            <table:table-row>
              <table:table-cell office:value-type="float" office:value="0.4022888">
                <text:p>0</text:p>
              </table:table-cell>
              <table:table-cell office:value-type="float" office:value="399.9726">
                <text:p>399.9726</text:p>
              </table:table-cell>
            </table:table-row>
            <table:table-row>
              <table:table-cell office:value-type="float" office:value="0.4036046">
                <text:p>0</text:p>
              </table:table-cell>
              <table:table-cell office:value-type="float" office:value="401.6687">
                <text:p>401.6687</text:p>
              </table:table-cell>
            </table:table-row>
            <table:table-row>
              <table:table-cell office:value-type="float" office:value="0.4047784">
                <text:p>0</text:p>
              </table:table-cell>
              <table:table-cell office:value-type="float" office:value="402.6658">
                <text:p>402.6658</text:p>
              </table:table-cell>
            </table:table-row>
            <table:table-row>
              <table:table-cell office:value-type="float" office:value="0.4057717">
                <text:p>0</text:p>
              </table:table-cell>
              <table:table-cell office:value-type="float" office:value="404.0747">
                <text:p>404.0747</text:p>
              </table:table-cell>
            </table:table-row>
            <table:table-row>
              <table:table-cell office:value-type="float" office:value="0.4071971">
                <text:p>0</text:p>
              </table:table-cell>
              <table:table-cell office:value-type="float" office:value="406.0743">
                <text:p>406.0743</text:p>
              </table:table-cell>
            </table:table-row>
            <table:table-row>
              <table:table-cell office:value-type="float" office:value="0.4090611">
                <text:p>0</text:p>
              </table:table-cell>
              <table:table-cell office:value-type="float" office:value="407.9439">
                <text:p>407.9439</text:p>
              </table:table-cell>
            </table:table-row>
            <table:table-row>
              <table:table-cell office:value-type="float" office:value="0.4099769">
                <text:p>0</text:p>
              </table:table-cell>
              <table:table-cell office:value-type="float" office:value="409.4937">
                <text:p>409.4937</text:p>
              </table:table-cell>
            </table:table-row>
            <table:table-row>
              <table:table-cell office:value-type="float" office:value="0.410996">
                <text:p>0</text:p>
              </table:table-cell>
              <table:table-cell office:value-type="float" office:value="410.7725">
                <text:p>410.7725</text:p>
              </table:table-cell>
            </table:table-row>
            <table:table-row>
              <table:table-cell office:value-type="float" office:value="0.4127825">
                <text:p>0</text:p>
              </table:table-cell>
              <table:table-cell office:value-type="float" office:value="412.8751">
                <text:p>412.8751</text:p>
              </table:table-cell>
            </table:table-row>
            <table:table-row>
              <table:table-cell office:value-type="float" office:value="0.4148142">
                <text:p>0</text:p>
              </table:table-cell>
              <table:table-cell office:value-type="float" office:value="415.3787">
                <text:p>415.3787</text:p>
              </table:table-cell>
            </table:table-row>
            <table:table-row>
              <table:table-cell office:value-type="float" office:value="0.4159107">
                <text:p>0</text:p>
              </table:table-cell>
              <table:table-cell office:value-type="float" office:value="416.9827">
                <text:p>416.9827</text:p>
              </table:table-cell>
            </table:table-row>
            <table:table-row>
              <table:table-cell office:value-type="float" office:value="0.4172135">
                <text:p>0</text:p>
              </table:table-cell>
              <table:table-cell office:value-type="float" office:value="418.7276">
                <text:p>418.7276</text:p>
              </table:table-cell>
            </table:table-row>
            <table:table-row>
              <table:table-cell office:value-type="float" office:value="0.4194709">
                <text:p>0</text:p>
              </table:table-cell>
              <table:table-cell office:value-type="float" office:value="421.0631">
                <text:p>421.0631</text:p>
              </table:table-cell>
            </table:table-row>
            <table:table-row>
              <table:table-cell office:value-type="float" office:value="0.4215864">
                <text:p>0</text:p>
              </table:table-cell>
              <table:table-cell office:value-type="float" office:value="423.7022">
                <text:p>423.7022</text:p>
              </table:table-cell>
            </table:table-row>
            <table:table-row>
              <table:table-cell office:value-type="float" office:value="0.4231343">
                <text:p>0</text:p>
              </table:table-cell>
              <table:table-cell office:value-type="float" office:value="425.6421">
                <text:p>425.6421</text:p>
              </table:table-cell>
            </table:table-row>
            <table:table-row>
              <table:table-cell office:value-type="float" office:value="0.4249403">
                <text:p>0</text:p>
              </table:table-cell>
              <table:table-cell office:value-type="float" office:value="427.593">
                <text:p>427.593</text:p>
              </table:table-cell>
            </table:table-row>
            <table:table-row>
              <table:table-cell office:value-type="float" office:value="0.4263334">
                <text:p>0</text:p>
              </table:table-cell>
              <table:table-cell office:value-type="float" office:value="429.5113">
                <text:p>429.5113</text:p>
              </table:table-cell>
            </table:table-row>
            <table:table-row>
              <table:table-cell office:value-type="float" office:value="0.4288037">
                <text:p>0</text:p>
              </table:table-cell>
              <table:table-cell office:value-type="float" office:value="432.6705">
                <text:p>432.6705</text:p>
              </table:table-cell>
            </table:table-row>
            <table:table-row>
              <table:table-cell office:value-type="float" office:value="0.431519">
                <text:p>0</text:p>
              </table:table-cell>
              <table:table-cell office:value-type="float" office:value="435.7647">
                <text:p>435.7647</text:p>
              </table:table-cell>
            </table:table-row>
            <table:table-row>
              <table:table-cell office:value-type="float" office:value="0.4334152">
                <text:p>0</text:p>
              </table:table-cell>
              <table:table-cell office:value-type="float" office:value="438.019">
                <text:p>438.019</text:p>
              </table:table-cell>
            </table:table-row>
            <table:table-row>
              <table:table-cell office:value-type="float" office:value="0.434976">
                <text:p>0</text:p>
              </table:table-cell>
              <table:table-cell office:value-type="float" office:value="440.2733">
                <text:p>440.2733</text:p>
              </table:table-cell>
            </table:table-row>
            <table:table-row>
              <table:table-cell office:value-type="float" office:value="0.4375882">
                <text:p>0</text:p>
              </table:table-cell>
              <table:table-cell office:value-type="float" office:value="443.3296">
                <text:p>443.3296</text:p>
              </table:table-cell>
            </table:table-row>
            <table:table-row>
              <table:table-cell office:value-type="float" office:value="0.4404325">
                <text:p>0</text:p>
              </table:table-cell>
              <table:table-cell office:value-type="float" office:value="446.4075">
                <text:p>446.4075</text:p>
              </table:table-cell>
            </table:table-row>
            <table:table-row>
              <table:table-cell office:value-type="float" office:value="0.4418514">
                <text:p>0</text:p>
              </table:table-cell>
              <table:table-cell office:value-type="float" office:value="448.5209">
                <text:p>448.5209</text:p>
              </table:table-cell>
            </table:table-row>
            <table:table-row>
              <table:table-cell office:value-type="float" office:value="0.4435929">
                <text:p>0</text:p>
              </table:table-cell>
              <table:table-cell office:value-type="float" office:value="450.6885">
                <text:p>450.6885</text:p>
              </table:table-cell>
            </table:table-row>
            <table:table-row>
              <table:table-cell office:value-type="float" office:value="0.4461534">
                <text:p>0</text:p>
              </table:table-cell>
              <table:table-cell office:value-type="float" office:value="453.3275">
                <text:p>453.3275</text:p>
              </table:table-cell>
            </table:table-row>
            <table:table-row>
              <table:table-cell office:value-type="float" office:value="0.4486366">
                <text:p>0</text:p>
              </table:table-cell>
              <table:table-cell office:value-type="float" office:value="456.3242">
                <text:p>456.3242</text:p>
              </table:table-cell>
            </table:table-row>
            <table:table-row>
              <table:table-cell office:value-type="float" office:value="0.4502232">
                <text:p>0</text:p>
              </table:table-cell>
              <table:table-cell office:value-type="float" office:value="458.3509">
                <text:p>458.3509</text:p>
              </table:table-cell>
            </table:table-row>
            <table:table-row>
              <table:table-cell office:value-type="float" office:value="0.452945">
                <text:p>0</text:p>
              </table:table-cell>
              <table:table-cell office:value-type="float" office:value="461.6456">
                <text:p>461.6456</text:p>
              </table:table-cell>
            </table:table-row>
            <table:table-row>
              <table:table-cell office:value-type="float" office:value="0.4556023">
                <text:p>0</text:p>
              </table:table-cell>
              <table:table-cell office:value-type="float" office:value="465.1679">
                <text:p>465.1679</text:p>
              </table:table-cell>
            </table:table-row>
            <table:table-row>
              <table:table-cell office:value-type="float" office:value="0.4576662">
                <text:p>0</text:p>
              </table:table-cell>
              <table:table-cell office:value-type="float" office:value="467.6498">
                <text:p>467.6498</text:p>
              </table:table-cell>
            </table:table-row>
            <table:table-row>
              <table:table-cell office:value-type="float" office:value="0.4596656">
                <text:p>0</text:p>
              </table:table-cell>
              <table:table-cell office:value-type="float" office:value="470.0016">
                <text:p>470.0016</text:p>
              </table:table-cell>
            </table:table-row>
            <table:table-row>
              <table:table-cell office:value-type="float" office:value="0.4618456">
                <text:p>0</text:p>
              </table:table-cell>
              <table:table-cell office:value-type="float" office:value="472.3968">
                <text:p>472.3968</text:p>
              </table:table-cell>
            </table:table-row>
            <table:table-row>
              <table:table-cell office:value-type="float" office:value="0.4651736">
                <text:p>0</text:p>
              </table:table-cell>
              <table:table-cell office:value-type="float" office:value="476.6236">
                <text:p>476.6236</text:p>
              </table:table-cell>
            </table:table-row>
            <table:table-row>
              <table:table-cell office:value-type="float" office:value="0.4683985">
                <text:p>0</text:p>
              </table:table-cell>
              <table:table-cell office:value-type="float" office:value="480.4602">
                <text:p>480.4602</text:p>
              </table:table-cell>
            </table:table-row>
            <table:table-row>
              <table:table-cell office:value-type="float" office:value="0.4708236">
                <text:p>0</text:p>
              </table:table-cell>
              <table:table-cell office:value-type="float" office:value="483.0613">
                <text:p>483.0613</text:p>
              </table:table-cell>
            </table:table-row>
            <table:table-row>
              <table:table-cell office:value-type="float" office:value="0.4730036">
                <text:p>0</text:p>
              </table:table-cell>
              <table:table-cell office:value-type="float" office:value="485.5215">
                <text:p>485.5215</text:p>
              </table:table-cell>
            </table:table-row>
            <table:table-row>
              <table:table-cell office:value-type="float" office:value="0.4761898">
                <text:p>0</text:p>
              </table:table-cell>
              <table:table-cell office:value-type="float" office:value="489.4448">
                <text:p>489.4448</text:p>
              </table:table-cell>
            </table:table-row>
            <table:table-row>
              <table:table-cell office:value-type="float" office:value="0.4792598">
                <text:p>0</text:p>
              </table:table-cell>
              <table:table-cell office:value-type="float" office:value="493.2381">
                <text:p>493.2381</text:p>
              </table:table-cell>
            </table:table-row>
            <table:table-row>
              <table:table-cell office:value-type="float" office:value="0.481414">
                <text:p>0</text:p>
              </table:table-cell>
              <table:table-cell office:value-type="float" office:value="495.7633">
                <text:p>495.7633</text:p>
              </table:table-cell>
            </table:table-row>
            <table:table-row>
              <table:table-cell office:value-type="float" office:value="0.4835683">
                <text:p>0</text:p>
              </table:table-cell>
              <table:table-cell office:value-type="float" office:value="498.4619">
                <text:p>498.4619</text:p>
              </table:table-cell>
            </table:table-row>
            <table:table-row>
              <table:table-cell office:value-type="float" office:value="0.4869028">
                <text:p>0</text:p>
              </table:table-cell>
              <table:table-cell office:value-type="float" office:value="502.2769">
                <text:p>502.2769</text:p>
              </table:table-cell>
            </table:table-row>
            <table:table-row>
              <table:table-cell office:value-type="float" office:value="0.4903534">
                <text:p>0</text:p>
              </table:table-cell>
              <table:table-cell office:value-type="float" office:value="506.211">
                <text:p>506.211</text:p>
              </table:table-cell>
            </table:table-row>
            <table:table-row>
              <table:table-cell office:value-type="float" office:value="0.492585">
                <text:p>0</text:p>
              </table:table-cell>
              <table:table-cell office:value-type="float" office:value="509.1264">
                <text:p>509.1264</text:p>
              </table:table-cell>
            </table:table-row>
            <table:table-row>
              <table:table-cell office:value-type="float" office:value="0.4948424">
                <text:p>0</text:p>
              </table:table-cell>
              <table:table-cell office:value-type="float" office:value="511.9985">
                <text:p>511.9985</text:p>
              </table:table-cell>
            </table:table-row>
            <table:table-row>
              <table:table-cell office:value-type="float" office:value="0.4988412">
                <text:p>0</text:p>
              </table:table-cell>
              <table:table-cell office:value-type="float" office:value="516.5124">
                <text:p>516.5124</text:p>
              </table:table-cell>
            </table:table-row>
            <table:table-row>
              <table:table-cell office:value-type="float" office:value="0.5028916">
                <text:p>0</text:p>
              </table:table-cell>
              <table:table-cell office:value-type="float" office:value="521.2974">
                <text:p>521.2974</text:p>
              </table:table-cell>
            </table:table-row>
            <table:table-row>
              <table:table-cell office:value-type="float" office:value="0.5051232">
                <text:p>0</text:p>
              </table:table-cell>
              <table:table-cell office:value-type="float" office:value="524.3645">
                <text:p>524.3645</text:p>
              </table:table-cell>
            </table:table-row>
            <table:table-row>
              <table:table-cell office:value-type="float" office:value="0.5080127">
                <text:p>0</text:p>
              </table:table-cell>
              <table:table-cell office:value-type="float" office:value="527.4533">
                <text:p>527.4533</text:p>
              </table:table-cell>
            </table:table-row>
            <table:table-row>
              <table:table-cell office:value-type="float" office:value="0.51176">
                <text:p>0</text:p>
              </table:table-cell>
              <table:table-cell office:value-type="float" office:value="531.886">
                <text:p>531.886</text:p>
              </table:table-cell>
            </table:table-row>
            <table:table-row>
              <table:table-cell office:value-type="float" office:value="0.5151203">
                <text:p>0</text:p>
              </table:table-cell>
              <table:table-cell office:value-type="float" office:value="536.0694">
                <text:p>536.0694</text:p>
              </table:table-cell>
            </table:table-row>
            <table:table-row>
              <table:table-cell office:value-type="float" office:value="0.5179453">
                <text:p>0</text:p>
              </table:table-cell>
              <table:table-cell office:value-type="float" office:value="538.8439">
                <text:p>538.8439</text:p>
              </table:table-cell>
            </table:table-row>
            <table:table-row>
              <table:table-cell office:value-type="float" office:value="0.5201382">
                <text:p>0</text:p>
              </table:table-cell>
              <table:table-cell office:value-type="float" office:value="541.7376">
                <text:p>541.7376</text:p>
              </table:table-cell>
            </table:table-row>
            <table:table-row>
              <table:table-cell office:value-type="float" office:value="0.5237436">
                <text:p>0</text:p>
              </table:table-cell>
              <table:table-cell office:value-type="float" office:value="546.3004">
                <text:p>546.3004</text:p>
              </table:table-cell>
            </table:table-row>
            <table:table-row>
              <table:table-cell office:value-type="float" office:value="0.5275296">
                <text:p>0</text:p>
              </table:table-cell>
              <table:table-cell office:value-type="float" office:value="550.4296">
                <text:p>550.4296</text:p>
              </table:table-cell>
            </table:table-row>
            <table:table-row>
              <table:table-cell office:value-type="float" office:value="0.5299418">
                <text:p>0</text:p>
              </table:table-cell>
              <table:table-cell office:value-type="float" office:value="553.28">
                <text:p>553.28</text:p>
              </table:table-cell>
            </table:table-row>
            <table:table-row>
              <table:table-cell office:value-type="float" office:value="0.532354">
                <text:p>0</text:p>
              </table:table-cell>
              <table:table-cell office:value-type="float" office:value="556.2062">
                <text:p>556.2062</text:p>
              </table:table-cell>
            </table:table-row>
            <table:table-row>
              <table:table-cell office:value-type="float" office:value="0.5356691">
                <text:p>0</text:p>
              </table:table-cell>
              <table:table-cell office:value-type="float" office:value="560.1241">
                <text:p>560.1241</text:p>
              </table:table-cell>
            </table:table-row>
            <table:table-row>
              <table:table-cell office:value-type="float" office:value="0.539281">
                <text:p>0</text:p>
              </table:table-cell>
              <table:table-cell office:value-type="float" office:value="564.0528">
                <text:p>564.0528</text:p>
              </table:table-cell>
            </table:table-row>
            <table:table-row>
              <table:table-cell office:value-type="float" office:value="0.5415771">
                <text:p>0</text:p>
              </table:table-cell>
              <table:table-cell office:value-type="float" office:value="566.8165">
                <text:p>566.8165</text:p>
              </table:table-cell>
            </table:table-row>
            <table:table-row>
              <table:table-cell office:value-type="float" office:value="0.5434862">
                <text:p>0</text:p>
              </table:table-cell>
              <table:table-cell office:value-type="float" office:value="569.4501">
                <text:p>569.4501</text:p>
              </table:table-cell>
            </table:table-row>
            <table:table-row>
              <table:table-cell office:value-type="float" office:value="0.5470916">
                <text:p>0</text:p>
              </table:table-cell>
              <table:table-cell office:value-type="float" office:value="573.3897">
                <text:p>573.3897</text:p>
              </table:table-cell>
            </table:table-row>
            <table:table-row>
              <table:table-cell office:value-type="float" office:value="0.5505551">
                <text:p>0</text:p>
              </table:table-cell>
              <table:table-cell office:value-type="float" office:value="577.7519">
                <text:p>577.7519</text:p>
              </table:table-cell>
            </table:table-row>
            <table:table-row>
              <table:table-cell office:value-type="float" office:value="0.552619">
                <text:p>0</text:p>
              </table:table-cell>
              <table:table-cell office:value-type="float" office:value="580.1471">
                <text:p>580.1471</text:p>
              </table:table-cell>
            </table:table-row>
            <table:table-row>
              <table:table-cell office:value-type="float" office:value="0.5552634">
                <text:p>0</text:p>
              </table:table-cell>
              <table:table-cell office:value-type="float" office:value="582.6832">
                <text:p>582.6832</text:p>
              </table:table-cell>
            </table:table-row>
            <table:table-row>
              <table:table-cell office:value-type="float" office:value="0.558643">
                <text:p>0</text:p>
              </table:table-cell>
              <table:table-cell office:value-type="float" office:value="586.7799">
                <text:p>586.7799</text:p>
              </table:table-cell>
            </table:table-row>
            <table:table-row>
              <table:table-cell office:value-type="float" office:value="0.5616228">
                <text:p>0</text:p>
              </table:table-cell>
              <table:table-cell office:value-type="float" office:value="590.7141">
                <text:p>590.7141</text:p>
              </table:table-cell>
            </table:table-row>
            <table:table-row>
              <table:table-cell office:value-type="float" office:value="0.564164">
                <text:p>0</text:p>
              </table:table-cell>
              <table:table-cell office:value-type="float" office:value="593.1417">
                <text:p>593.1417</text:p>
              </table:table-cell>
            </table:table-row>
            <table:table-row>
              <table:table-cell office:value-type="float" office:value="0.5660473">
                <text:p>0</text:p>
              </table:table-cell>
              <table:table-cell office:value-type="float" office:value="595.396">
                <text:p>595.396</text:p>
              </table:table-cell>
            </table:table-row>
            <table:table-row>
              <table:table-cell office:value-type="float" office:value="0.5693173">
                <text:p>0</text:p>
              </table:table-cell>
              <table:table-cell office:value-type="float" office:value="599.1622">
                <text:p>599.1622</text:p>
              </table:table-cell>
            </table:table-row>
            <table:table-row>
              <table:table-cell office:value-type="float" office:value="0.5723552">
                <text:p>0</text:p>
              </table:table-cell>
              <table:table-cell office:value-type="float" office:value="602.6899">
                <text:p>602.6899</text:p>
              </table:table-cell>
            </table:table-row>
            <table:table-row>
              <table:table-cell office:value-type="float" office:value="0.5742385">
                <text:p>0</text:p>
              </table:table-cell>
              <table:table-cell office:value-type="float" office:value="604.9876">
                <text:p>604.9876</text:p>
              </table:table-cell>
            </table:table-row>
            <table:table-row>
              <table:table-cell office:value-type="float" office:value="0.5766765">
                <text:p>0</text:p>
              </table:table-cell>
              <table:table-cell office:value-type="float" office:value="607.4478">
                <text:p>607.4478</text:p>
              </table:table-cell>
            </table:table-row>
            <table:table-row>
              <table:table-cell office:value-type="float" office:value="0.5792048">
                <text:p>0</text:p>
              </table:table-cell>
              <table:table-cell office:value-type="float" office:value="610.8563">
                <text:p>610.8563</text:p>
              </table:table-cell>
            </table:table-row>
            <table:table-row>
              <table:table-cell office:value-type="float" office:value="0.5822877">
                <text:p>0</text:p>
              </table:table-cell>
              <table:table-cell office:value-type="float" office:value="614.1347">
                <text:p>614.1347</text:p>
              </table:table-cell>
            </table:table-row>
            <table:table-row>
              <table:table-cell office:value-type="float" office:value="0.5845451">
                <text:p>0</text:p>
              </table:table-cell>
              <table:table-cell office:value-type="float" office:value="616.5624">
                <text:p>616.5624</text:p>
              </table:table-cell>
            </table:table-row>
            <table:table-row>
              <table:table-cell office:value-type="float" office:value="0.5859383">
                <text:p>0</text:p>
              </table:table-cell>
              <table:table-cell office:value-type="float" office:value="618.8384">
                <text:p>618.8384</text:p>
              </table:table-cell>
            </table:table-row>
            <table:table-row>
              <table:table-cell office:value-type="float" office:value="0.5890793">
                <text:p>0</text:p>
              </table:table-cell>
              <table:table-cell office:value-type="float" office:value="621.9976">
                <text:p>621.9976</text:p>
              </table:table-cell>
            </table:table-row>
            <table:table-row>
              <table:table-cell office:value-type="float" office:value="0.5920397">
                <text:p>0</text:p>
              </table:table-cell>
              <table:table-cell office:value-type="float" office:value="625.3086">
                <text:p>625.3086</text:p>
              </table:table-cell>
            </table:table-row>
            <table:table-row>
              <table:table-cell office:value-type="float" office:value="0.5937553">
                <text:p>0</text:p>
              </table:table-cell>
              <table:table-cell office:value-type="float" office:value="627.5304">
                <text:p>627.5304</text:p>
              </table:table-cell>
            </table:table-row>
            <table:table-row>
              <table:table-cell office:value-type="float" office:value="0.5957676">
                <text:p>0</text:p>
              </table:table-cell>
              <table:table-cell office:value-type="float" office:value="629.6763">
                <text:p>629.6763</text:p>
              </table:table-cell>
            </table:table-row>
            <table:table-row>
              <table:table-cell office:value-type="float" office:value="0.598483">
                <text:p>0</text:p>
              </table:table-cell>
              <table:table-cell office:value-type="float" office:value="632.7001">
                <text:p>632.7001</text:p>
              </table:table-cell>
            </table:table-row>
            <table:table-row>
              <table:table-cell office:value-type="float" office:value="0.6008758">
                <text:p>0</text:p>
              </table:table-cell>
              <table:table-cell office:value-type="float" office:value="635.9839">
                <text:p>635.9839</text:p>
              </table:table-cell>
            </table:table-row>
            <table:table-row>
              <table:table-cell office:value-type="float" office:value="0.6031848">
                <text:p>0</text:p>
              </table:table-cell>
              <table:table-cell office:value-type="float" office:value="638.0323">
                <text:p>638.0323</text:p>
              </table:table-cell>
            </table:table-row>
            <table:table-row>
              <table:table-cell office:value-type="float" office:value="0.6046812">
                <text:p>0</text:p>
              </table:table-cell>
              <table:table-cell office:value-type="float" office:value="640.059">
                <text:p>640.059</text:p>
              </table:table-cell>
            </table:table-row>
            <table:table-row>
              <table:table-cell office:value-type="float" office:value="0.6076674">
                <text:p>0</text:p>
              </table:table-cell>
              <table:table-cell office:value-type="float" office:value="643.4025">
                <text:p>643.4025</text:p>
              </table:table-cell>
            </table:table-row>
            <table:table-row>
              <table:table-cell office:value-type="float" office:value="0.6102666">
                <text:p>0</text:p>
              </table:table-cell>
              <table:table-cell office:value-type="float" office:value="646.5292">
                <text:p>646.5292</text:p>
              </table:table-cell>
            </table:table-row>
            <table:table-row>
              <table:table-cell office:value-type="float" office:value="0.612021">
                <text:p>0</text:p>
              </table:table-cell>
              <table:table-cell office:value-type="float" office:value="648.35">
                <text:p>648.35</text:p>
              </table:table-cell>
            </table:table-row>
            <table:table-row>
              <table:table-cell office:value-type="float" office:value="0.6143558">
                <text:p>0</text:p>
              </table:table-cell>
              <table:table-cell office:value-type="float" office:value="650.4634">
                <text:p>650.4634</text:p>
              </table:table-cell>
            </table:table-row>
            <table:table-row>
              <table:table-cell office:value-type="float" office:value="0.616639">
                <text:p>0</text:p>
              </table:table-cell>
              <table:table-cell office:value-type="float" office:value="653.7364">
                <text:p>653.7364</text:p>
              </table:table-cell>
            </table:table-row>
            <table:table-row>
              <table:table-cell office:value-type="float" office:value="0.6191543">
                <text:p>0</text:p>
              </table:table-cell>
              <table:table-cell office:value-type="float" office:value="656.37">
                <text:p>656.37</text:p>
              </table:table-cell>
            </table:table-row>
            <table:table-row>
              <table:table-cell office:value-type="float" office:value="0.6213602">
                <text:p>0</text:p>
              </table:table-cell>
              <table:table-cell office:value-type="float" office:value="658.5051">
                <text:p>658.5051</text:p>
              </table:table-cell>
            </table:table-row>
            <table:table-row>
              <table:table-cell office:value-type="float" office:value="0.6226759">
                <text:p>0</text:p>
              </table:table-cell>
              <table:table-cell office:value-type="float" office:value="660.4776">
                <text:p>660.4776</text:p>
              </table:table-cell>
            </table:table-row>
            <table:table-row>
              <table:table-cell office:value-type="float" office:value="0.6252493">
                <text:p>0</text:p>
              </table:table-cell>
              <table:table-cell office:value-type="float" office:value="663.5393">
                <text:p>663.5393</text:p>
              </table:table-cell>
            </table:table-row>
            <table:table-row>
              <table:table-cell office:value-type="float" office:value="0.6285967">
                <text:p>0</text:p>
              </table:table-cell>
              <table:table-cell office:value-type="float" office:value="666.6985">
                <text:p>666.6985</text:p>
              </table:table-cell>
            </table:table-row>
            <table:table-row>
              <table:table-cell office:value-type="float" office:value="0.6298609">
                <text:p>0</text:p>
              </table:table-cell>
              <table:table-cell office:value-type="float" office:value="668.9203">
                <text:p>668.9203</text:p>
              </table:table-cell>
            </table:table-row>
            <table:table-row>
              <table:table-cell office:value-type="float" office:value="0.6318861">
                <text:p>0</text:p>
              </table:table-cell>
              <table:table-cell office:value-type="float" office:value="671.1854">
                <text:p>671.1854</text:p>
              </table:table-cell>
            </table:table-row>
            <table:table-row>
              <table:table-cell office:value-type="float" office:value="0.634595">
                <text:p>0</text:p>
              </table:table-cell>
              <table:table-cell office:value-type="float" office:value="674.2146">
                <text:p>674.2146</text:p>
              </table:table-cell>
            </table:table-row>
            <table:table-row>
              <table:table-cell office:value-type="float" office:value="0.6372781">
                <text:p>0</text:p>
              </table:table-cell>
              <table:table-cell office:value-type="float" office:value="677.699">
                <text:p>677.699</text:p>
              </table:table-cell>
            </table:table-row>
            <table:table-row>
              <table:table-cell office:value-type="float" office:value="0.6395226">
                <text:p>0</text:p>
              </table:table-cell>
              <table:table-cell office:value-type="float" office:value="679.9099">
                <text:p>679.9099</text:p>
              </table:table-cell>
            </table:table-row>
            <table:table-row>
              <table:table-cell office:value-type="float" office:value="0.6410189">
                <text:p>0</text:p>
              </table:table-cell>
              <table:table-cell office:value-type="float" office:value="681.9691">
                <text:p>681.9691</text:p>
              </table:table-cell>
            </table:table-row>
            <table:table-row>
              <table:table-cell office:value-type="float" office:value="0.6442567">
                <text:p>0</text:p>
              </table:table-cell>
              <table:table-cell office:value-type="float" office:value="685.0687">
                <text:p>685.0687</text:p>
              </table:table-cell>
            </table:table-row>
            <table:table-row>
              <table:table-cell office:value-type="float" office:value="0.647159">
                <text:p>0</text:p>
              </table:table-cell>
              <table:table-cell office:value-type="float" office:value="688.2984">
                <text:p>688.2984</text:p>
              </table:table-cell>
            </table:table-row>
            <table:table-row>
              <table:table-cell office:value-type="float" office:value="0.6489005">
                <text:p>0</text:p>
              </table:table-cell>
              <table:table-cell office:value-type="float" office:value="690.401">
                <text:p>690.401</text:p>
              </table:table-cell>
            </table:table-row>
            <table:table-row>
              <table:table-cell office:value-type="float" office:value="0.6511063">
                <text:p>0</text:p>
              </table:table-cell>
              <table:table-cell office:value-type="float" office:value="692.6444">
                <text:p>692.6444</text:p>
              </table:table-cell>
            </table:table-row>
            <table:table-row>
              <table:table-cell office:value-type="float" office:value="0.6538152">
                <text:p>0</text:p>
              </table:table-cell>
              <table:table-cell office:value-type="float" office:value="696.0638">
                <text:p>696.0638</text:p>
              </table:table-cell>
            </table:table-row>
            <table:table-row>
              <table:table-cell office:value-type="float" office:value="0.6563306">
                <text:p>0</text:p>
              </table:table-cell>
              <table:table-cell office:value-type="float" office:value="699.4181">
                <text:p>699.4181</text:p>
              </table:table-cell>
            </table:table-row>
            <table:table-row>
              <table:table-cell office:value-type="float" office:value="0.6590007">
                <text:p>0</text:p>
              </table:table-cell>
              <table:table-cell office:value-type="float" office:value="701.8133">
                <text:p>701.8133</text:p>
              </table:table-cell>
            </table:table-row>
            <table:table-row>
              <table:table-cell office:value-type="float" office:value="0.6607809">
                <text:p>0</text:p>
              </table:table-cell>
              <table:table-cell office:value-type="float" office:value="704.4794">
                <text:p>704.4794</text:p>
              </table:table-cell>
            </table:table-row>
            <table:table-row>
              <table:table-cell office:value-type="float" office:value="0.6642637">
                <text:p>0</text:p>
              </table:table-cell>
              <table:table-cell office:value-type="float" office:value="708.3702">
                <text:p>708.3702</text:p>
              </table:table-cell>
            </table:table-row>
            <table:table-row>
              <table:table-cell office:value-type="float" office:value="0.6678627">
                <text:p>0</text:p>
              </table:table-cell>
              <table:table-cell office:value-type="float" office:value="712.131">
                <text:p>712.131</text:p>
              </table:table-cell>
            </table:table-row>
            <table:table-row>
              <table:table-cell office:value-type="float" office:value="0.6699008">
                <text:p>0</text:p>
              </table:table-cell>
              <table:table-cell office:value-type="float" office:value="714.9488">
                <text:p>714.9488</text:p>
              </table:table-cell>
            </table:table-row>
            <table:table-row>
              <table:table-cell office:value-type="float" office:value="0.6726484">
                <text:p>0</text:p>
              </table:table-cell>
              <table:table-cell office:value-type="float" office:value="717.8859">
                <text:p>717.8859</text:p>
              </table:table-cell>
            </table:table-row>
            <table:table-row>
              <table:table-cell office:value-type="float" office:value="0.6763634">
                <text:p>0</text:p>
              </table:table-cell>
              <table:table-cell office:value-type="float" office:value="722.3077">
                <text:p>722.3077</text:p>
              </table:table-cell>
            </table:table-row>
            <table:table-row>
              <table:table-cell office:value-type="float" office:value="0.6801429">
                <text:p>0</text:p>
              </table:table-cell>
              <table:table-cell office:value-type="float" office:value="727.0439">
                <text:p>727.0439</text:p>
              </table:table-cell>
            </table:table-row>
            <table:table-row>
              <table:table-cell office:value-type="float" office:value="0.683213">
                <text:p>0</text:p>
              </table:table-cell>
              <table:table-cell office:value-type="float" office:value="730.2411">
                <text:p>730.2411</text:p>
              </table:table-cell>
            </table:table-row>
            <table:table-row>
              <table:table-cell office:value-type="float" office:value="0.6852511">
                <text:p>0</text:p>
              </table:table-cell>
              <table:table-cell office:value-type="float" office:value="733.1781">
                <text:p>733.1781</text:p>
              </table:table-cell>
            </table:table-row>
            <table:table-row>
              <table:table-cell office:value-type="float" office:value="0.6895789">
                <text:p>0</text:p>
              </table:table-cell>
              <table:table-cell office:value-type="float" office:value="737.6705">
                <text:p>737.6705</text:p>
              </table:table-cell>
            </table:table-row>
            <table:table-row>
              <table:table-cell office:value-type="float" office:value="0.6938292">
                <text:p>0</text:p>
              </table:table-cell>
              <table:table-cell office:value-type="float" office:value="742.3795">
                <text:p>742.3795</text:p>
              </table:table-cell>
            </table:table-row>
            <table:table-row>
              <table:table-cell office:value-type="float" office:value="0.695661">
                <text:p>0</text:p>
              </table:table-cell>
              <table:table-cell office:value-type="float" office:value="745.2624">
                <text:p>745.2624</text:p>
              </table:table-cell>
            </table:table-row>
            <table:table-row>
              <table:table-cell office:value-type="float" office:value="0.6990793">
                <text:p>0</text:p>
              </table:table-cell>
              <table:table-cell office:value-type="float" office:value="748.2211">
                <text:p>748.2211</text:p>
              </table:table-cell>
            </table:table-row>
            <table:table-row>
              <table:table-cell office:value-type="float" office:value="0.7028589">
                <text:p>0</text:p>
              </table:table-cell>
              <table:table-cell office:value-type="float" office:value="752.7676">
                <text:p>752.7676</text:p>
              </table:table-cell>
            </table:table-row>
            <table:table-row>
              <table:table-cell office:value-type="float" office:value="0.7063546">
                <text:p>0</text:p>
              </table:table-cell>
              <table:table-cell office:value-type="float" office:value="757.3033">
                <text:p>757.3033</text:p>
              </table:table-cell>
            </table:table-row>
            <table:table-row>
              <table:table-cell office:value-type="float" office:value="0.7096698">
                <text:p>0</text:p>
              </table:table-cell>
              <table:table-cell office:value-type="float" office:value="760.3704">
                <text:p>760.3704</text:p>
              </table:table-cell>
            </table:table-row>
            <table:table-row>
              <table:table-cell office:value-type="float" office:value="0.7122368">
                <text:p>0</text:p>
              </table:table-cell>
              <table:table-cell office:value-type="float" office:value="763.5459">
                <text:p>763.5459</text:p>
              </table:table-cell>
            </table:table-row>
            <table:table-row>
              <table:table-cell office:value-type="float" office:value="0.7166419">
                <text:p>0</text:p>
              </table:table-cell>
              <table:table-cell office:value-type="float" office:value="768.5422">
                <text:p>768.5422</text:p>
              </table:table-cell>
            </table:table-row>
            <table:table-row>
              <table:table-cell office:value-type="float" office:value="0.721318">
                <text:p>0</text:p>
              </table:table-cell>
              <table:table-cell office:value-type="float" office:value="773.5385">
                <text:p>773.5385</text:p>
              </table:table-cell>
            </table:table-row>
            <table:table-row>
              <table:table-cell office:value-type="float" office:value="0.7239624">
                <text:p>0</text:p>
              </table:table-cell>
              <table:table-cell office:value-type="float" office:value="776.9849">
                <text:p>776.9849</text:p>
              </table:table-cell>
            </table:table-row>
            <table:table-row>
              <table:table-cell office:value-type="float" office:value="0.727471">
                <text:p>0</text:p>
              </table:table-cell>
              <table:table-cell office:value-type="float" office:value="780.5397">
                <text:p>780.5397</text:p>
              </table:table-cell>
            </table:table-row>
            <table:table-row>
              <table:table-cell office:value-type="float" office:value="0.7317149">
                <text:p>0</text:p>
              </table:table-cell>
              <table:table-cell office:value-type="float" office:value="785.4222">
                <text:p>785.4222</text:p>
              </table:table-cell>
            </table:table-row>
            <table:table-row>
              <table:table-cell office:value-type="float" office:value="0.7361265">
                <text:p>0</text:p>
              </table:table-cell>
              <table:table-cell office:value-type="float" office:value="790.2938">
                <text:p>790.2938</text:p>
              </table:table-cell>
            </table:table-row>
            <table:table-row>
              <table:table-cell office:value-type="float" office:value="0.7395836">
                <text:p>0</text:p>
              </table:table-cell>
              <table:table-cell office:value-type="float" office:value="793.7294">
                <text:p>793.7294</text:p>
              </table:table-cell>
            </table:table-row>
            <table:table-row>
              <table:table-cell office:value-type="float" office:value="0.7418539">
                <text:p>0</text:p>
              </table:table-cell>
              <table:table-cell office:value-type="float" office:value="797.1109">
                <text:p>797.1109</text:p>
              </table:table-cell>
            </table:table-row>
            <table:table-row>
              <table:table-cell office:value-type="float" office:value="0.7467105">
                <text:p>0</text:p>
              </table:table-cell>
              <table:table-cell office:value-type="float" office:value="801.847">
                <text:p>801.847</text:p>
              </table:table-cell>
            </table:table-row>
            <table:table-row>
              <table:table-cell office:value-type="float" office:value="0.7513479">
                <text:p>0</text:p>
              </table:table-cell>
              <table:table-cell office:value-type="float" office:value="806.8325">
                <text:p>806.8325</text:p>
              </table:table-cell>
            </table:table-row>
            <table:table-row>
              <table:table-cell office:value-type="float" office:value="0.7535795">
                <text:p>0</text:p>
              </table:table-cell>
              <table:table-cell office:value-type="float" office:value="810.0513">
                <text:p>810.0513</text:p>
              </table:table-cell>
            </table:table-row>
            <table:table-row>
              <table:table-cell office:value-type="float" office:value="0.7571913">
                <text:p>0</text:p>
              </table:table-cell>
              <table:table-cell office:value-type="float" office:value="813.2485">
                <text:p>813.2485</text:p>
              </table:table-cell>
            </table:table-row>
            <table:table-row>
              <table:table-cell office:value-type="float" office:value="0.7615578">
                <text:p>0</text:p>
              </table:table-cell>
              <table:table-cell office:value-type="float" office:value="818.3694">
                <text:p>818.3694</text:p>
              </table:table-cell>
            </table:table-row>
            <table:table-row>
              <table:table-cell office:value-type="float" office:value="0.7657824">
                <text:p>0</text:p>
              </table:table-cell>
              <table:table-cell office:value-type="float" office:value="823.6637">
                <text:p>823.6637</text:p>
              </table:table-cell>
            </table:table-row>
            <table:table-row>
              <table:table-cell office:value-type="float" office:value="0.7696909">
                <text:p>0</text:p>
              </table:table-cell>
              <table:table-cell office:value-type="float" office:value="827.2185">
                <text:p>827.2185</text:p>
              </table:table-cell>
            </table:table-row>
            <table:table-row>
              <table:table-cell office:value-type="float" office:value="0.7727094">
                <text:p>0</text:p>
              </table:table-cell>
              <table:table-cell office:value-type="float" office:value="830.9684">
                <text:p>830.9684</text:p>
              </table:table-cell>
            </table:table-row>
            <table:table-row>
              <table:table-cell office:value-type="float" office:value="0.7780304">
                <text:p>0</text:p>
              </table:table-cell>
              <table:table-cell office:value-type="float" office:value="836.9401">
                <text:p>836.9401</text:p>
              </table:table-cell>
            </table:table-row>
            <table:table-row>
              <table:table-cell office:value-type="float" office:value="0.7834288">
                <text:p>0</text:p>
              </table:table-cell>
              <table:table-cell office:value-type="float" office:value="842.6842">
                <text:p>842.6842</text:p>
              </table:table-cell>
            </table:table-row>
            <table:table-row>
              <table:table-cell office:value-type="float" office:value="0.7865118">
                <text:p>0</text:p>
              </table:table-cell>
              <table:table-cell office:value-type="float" office:value="846.4991">
                <text:p>846.4991</text:p>
              </table:table-cell>
            </table:table-row>
            <table:table-row>
              <table:table-cell office:value-type="float" office:value="0.7906654">
                <text:p>0</text:p>
              </table:table-cell>
              <table:table-cell office:value-type="float" office:value="850.2924">
                <text:p>850.2924</text:p>
              </table:table-cell>
            </table:table-row>
            <table:table-row>
              <table:table-cell office:value-type="float" office:value="0.7934517">
                <text:p>0</text:p>
              </table:table-cell>
              <table:table-cell office:value-type="float" office:value="854.2699">
                <text:p>854.2699</text:p>
              </table:table-cell>
            </table:table-row>
            <table:table-row>
              <table:table-cell office:value-type="float" office:value="0.7989533">
                <text:p>0</text:p>
              </table:table-cell>
              <table:table-cell office:value-type="float" office:value="859.8731">
                <text:p>859.8731</text:p>
              </table:table-cell>
            </table:table-row>
            <table:table-row>
              <table:table-cell office:value-type="float" office:value="0.8045323">
                <text:p>0</text:p>
              </table:table-cell>
              <table:table-cell office:value-type="float" office:value="865.4871">
                <text:p>865.4871</text:p>
              </table:table-cell>
            </table:table-row>
            <table:table-row>
              <table:table-cell office:value-type="float" office:value="0.8073315">
                <text:p>0</text:p>
              </table:table-cell>
              <table:table-cell office:value-type="float" office:value="869.2045">
                <text:p>869.2045</text:p>
              </table:table-cell>
            </table:table-row>
            <table:table-row>
              <table:table-cell office:value-type="float" office:value="0.81124">
                <text:p>0</text:p>
              </table:table-cell>
              <table:table-cell office:value-type="float" office:value="872.7702">
                <text:p>872.7702</text:p>
              </table:table-cell>
            </table:table-row>
            <table:table-row>
              <table:table-cell office:value-type="float" office:value="0.8163611">
                <text:p>0</text:p>
              </table:table-cell>
              <table:table-cell office:value-type="float" office:value="878.433">
                <text:p>878.433</text:p>
              </table:table-cell>
            </table:table-row>
            <table:table-row>
              <table:table-cell office:value-type="float" office:value="0.8213145">
                <text:p>0</text:p>
              </table:table-cell>
              <table:table-cell office:value-type="float" office:value="884.4209">
                <text:p>884.4209</text:p>
              </table:table-cell>
            </table:table-row>
            <table:table-row>
              <table:table-cell office:value-type="float" office:value="0.8255713">
                <text:p>0</text:p>
              </table:table-cell>
              <table:table-cell office:value-type="float" office:value="888.4526">
                <text:p>888.4526</text:p>
              </table:table-cell>
            </table:table-row>
            <table:table-row>
              <table:table-cell office:value-type="float" office:value="0.8288091">
                <text:p>0</text:p>
              </table:table-cell>
              <table:table-cell office:value-type="float" office:value="892.2892">
                <text:p>892.2892</text:p>
              </table:table-cell>
            </table:table-row>
            <table:table-row>
              <table:table-cell office:value-type="float" office:value="0.8348073">
                <text:p>0</text:p>
              </table:table-cell>
              <table:table-cell office:value-type="float" office:value="898.3043">
                <text:p>898.3043</text:p>
              </table:table-cell>
            </table:table-row>
            <table:table-row>
              <table:table-cell office:value-type="float" office:value="0.8405476">
                <text:p>0</text:p>
              </table:table-cell>
              <table:table-cell office:value-type="float" office:value="904.2759">
                <text:p>904.2759</text:p>
              </table:table-cell>
            </table:table-row>
            <table:table-row>
              <table:table-cell office:value-type="float" office:value="0.843695">
                <text:p>0</text:p>
              </table:table-cell>
              <table:table-cell office:value-type="float" office:value="908.1451">
                <text:p>908.1451</text:p>
              </table:table-cell>
            </table:table-row>
            <table:table-row>
              <table:table-cell office:value-type="float" office:value="0.8480808">
                <text:p>0</text:p>
              </table:table-cell>
              <table:table-cell office:value-type="float" office:value="912.0684">
                <text:p>912.0684</text:p>
              </table:table-cell>
            </table:table-row>
            <table:table-row>
              <table:table-cell office:value-type="float" office:value="0.8530536">
                <text:p>0</text:p>
              </table:table-cell>
              <table:table-cell office:value-type="float" office:value="917.8667">
                <text:p>917.8667</text:p>
              </table:table-cell>
            </table:table-row>
            <table:table-row>
              <table:table-cell office:value-type="float" office:value="0.8582198">
                <text:p>0</text:p>
              </table:table-cell>
              <table:table-cell office:value-type="float" office:value="923.5132">
                <text:p>923.5132</text:p>
              </table:table-cell>
            </table:table-row>
            <table:table-row>
              <table:table-cell office:value-type="float" office:value="0.8625024">
                <text:p>0</text:p>
              </table:table-cell>
              <table:table-cell office:value-type="float" office:value="927.2848">
                <text:p>927.2848</text:p>
              </table:table-cell>
            </table:table-row>
            <table:table-row>
              <table:table-cell office:value-type="float" office:value="0.8654822">
                <text:p>0</text:p>
              </table:table-cell>
              <table:table-cell office:value-type="float" office:value="931.1539">
                <text:p>931.1539</text:p>
              </table:table-cell>
            </table:table-row>
            <table:table-row>
              <table:table-cell office:value-type="float" office:value="0.8710677">
                <text:p>0</text:p>
              </table:table-cell>
              <table:table-cell office:value-type="float" office:value="936.8438">
                <text:p>936.8438</text:p>
              </table:table-cell>
            </table:table-row>
            <table:table-row>
              <table:table-cell office:value-type="float" office:value="0.8772981">
                <text:p>0</text:p>
              </table:table-cell>
              <table:table-cell office:value-type="float" office:value="942.6854">
                <text:p>942.6854</text:p>
              </table:table-cell>
            </table:table-row>
            <table:table-row>
              <table:table-cell office:value-type="float" office:value="0.8806132">
                <text:p>0</text:p>
              </table:table-cell>
              <table:table-cell office:value-type="float" office:value="947.0639">
                <text:p>947.0639</text:p>
              </table:table-cell>
            </table:table-row>
            <table:table-row>
              <table:table-cell office:value-type="float" office:value="0.8852183">
                <text:p>0</text:p>
              </table:table-cell>
              <table:table-cell office:value-type="float" office:value="951.4208">
                <text:p>951.4208</text:p>
              </table:table-cell>
            </table:table-row>
            <table:table-row>
              <table:table-cell office:value-type="float" office:value="0.8912295">
                <text:p>0</text:p>
              </table:table-cell>
              <table:table-cell office:value-type="float" office:value="957.7935">
                <text:p>957.7935</text:p>
              </table:table-cell>
            </table:table-row>
            <table:table-row>
              <table:table-cell office:value-type="float" office:value="0.8972148">
                <text:p>0</text:p>
              </table:table-cell>
              <table:table-cell office:value-type="float" office:value="964.2637">
                <text:p>964.2637</text:p>
              </table:table-cell>
            </table:table-row>
            <table:table-row>
              <table:table-cell office:value-type="float" office:value="0.9018328">
                <text:p>0</text:p>
              </table:table-cell>
              <table:table-cell office:value-type="float" office:value="968.523">
                <text:p>968.523</text:p>
              </table:table-cell>
            </table:table-row>
            <table:table-row>
              <table:table-cell office:value-type="float" office:value="0.9053028">
                <text:p>0</text:p>
              </table:table-cell>
              <table:table-cell office:value-type="float" office:value="972.7714">
                <text:p>972.7714</text:p>
              </table:table-cell>
            </table:table-row>
            <table:table-row>
              <table:table-cell office:value-type="float" office:value="0.9119331">
                <text:p>0</text:p>
              </table:table-cell>
              <table:table-cell office:value-type="float" office:value="979.1658">
                <text:p>979.1658</text:p>
              </table:table-cell>
            </table:table-row>
            <table:table-row>
              <table:table-cell office:value-type="float" office:value="0.918228">
                <text:p>0</text:p>
              </table:table-cell>
              <table:table-cell office:value-type="float" office:value="985.5059">
                <text:p>985.5059</text:p>
              </table:table-cell>
            </table:table-row>
            <table:table-row>
              <table:table-cell office:value-type="float" office:value="0.921569">
                <text:p>0</text:p>
              </table:table-cell>
              <table:table-cell office:value-type="float" office:value="989.5702">
                <text:p>989.5702</text:p>
              </table:table-cell>
            </table:table-row>
            <table:table-row>
              <table:table-cell office:value-type="float" office:value="0.9263805">
                <text:p>0</text:p>
              </table:table-cell>
              <table:table-cell office:value-type="float" office:value="993.4935">
                <text:p>993.4935</text:p>
              </table:table-cell>
            </table:table-row>
            <table:table-row>
              <table:table-cell office:value-type="float" office:value="0.9320111">
                <text:p>0</text:p>
              </table:table-cell>
              <table:table-cell office:value-type="float" office:value="999.5085">
                <text:p>999.5085</text:p>
              </table:table-cell>
            </table:table-row>
            <table:table-row>
              <table:table-cell office:value-type="float" office:value="0.9373837">
                <text:p>0</text:p>
              </table:table-cell>
              <table:table-cell office:value-type="float" office:value="1005.328">
                <text:p>1005.328</text:p>
              </table:table-cell>
            </table:table-row>
            <table:table-row>
              <table:table-cell office:value-type="float" office:value="0.9421823">
                <text:p>0</text:p>
              </table:table-cell>
              <table:table-cell office:value-type="float" office:value="1009.219">
                <text:p>1009.219</text:p>
              </table:table-cell>
            </table:table-row>
            <table:table-row>
              <table:table-cell office:value-type="float" office:value="0.9456136">
                <text:p>0</text:p>
              </table:table-cell>
              <table:table-cell office:value-type="float" office:value="1013.283">
                <text:p>1013.283</text:p>
              </table:table-cell>
            </table:table-row>
            <table:table-row>
              <table:table-cell office:value-type="float" office:value="0.9520117">
                <text:p>0</text:p>
              </table:table-cell>
              <table:table-cell office:value-type="float" office:value="1019.456">
                <text:p>1019.456</text:p>
              </table:table-cell>
            </table:table-row>
            <table:table-row>
              <table:table-cell office:value-type="float" office:value="0.9586291">
                <text:p>0</text:p>
              </table:table-cell>
              <table:table-cell office:value-type="float" office:value="1025.519">
                <text:p>1025.519</text:p>
              </table:table-cell>
            </table:table-row>
            <table:table-row>
              <table:table-cell office:value-type="float" office:value="0.9621893">
                <text:p>0</text:p>
              </table:table-cell>
              <table:table-cell office:value-type="float" office:value="1029.594">
                <text:p>1029.594</text:p>
              </table:table-cell>
            </table:table-row>
            <table:table-row>
              <table:table-cell office:value-type="float" office:value="0.966846">
                <text:p>0</text:p>
              </table:table-cell>
              <table:table-cell office:value-type="float" office:value="1033.767">
                <text:p>1033.767</text:p>
              </table:table-cell>
            </table:table-row>
            <table:table-row>
              <table:table-cell office:value-type="float" office:value="0.9726314">
                <text:p>0</text:p>
              </table:table-cell>
              <table:table-cell office:value-type="float" office:value="1039.614">
                <text:p>1039.614</text:p>
              </table:table-cell>
            </table:table-row>
            <table:table-row>
              <table:table-cell office:value-type="float" office:value="0.9784942">
                <text:p>0</text:p>
              </table:table-cell>
              <table:table-cell office:value-type="float" office:value="1045.58">
                <text:p>1045.58</text:p>
              </table:table-cell>
            </table:table-row>
            <table:table-row>
              <table:table-cell office:value-type="float" office:value="0.9830736">
                <text:p>0</text:p>
              </table:table-cell>
              <table:table-cell office:value-type="float" office:value="1049.471">
                <text:p>1049.471</text:p>
              </table:table-cell>
            </table:table-row>
            <table:table-row>
              <table:table-cell office:value-type="float" office:value="0.9863242">
                <text:p>0</text:p>
              </table:table-cell>
              <table:table-cell office:value-type="float" office:value="1053.124">
                <text:p>1053.124</text:p>
              </table:table-cell>
            </table:table-row>
            <table:table-row>
              <table:table-cell office:value-type="float" office:value="0.9927675">
                <text:p>0</text:p>
              </table:table-cell>
              <table:table-cell office:value-type="float" office:value="1058.64">
                <text:p>1058.64</text:p>
              </table:table-cell>
            </table:table-row>
            <table:table-row>
              <table:table-cell office:value-type="float" office:value="0.9989786">
                <text:p>0</text:p>
              </table:table-cell>
              <table:table-cell office:value-type="float" office:value="1064.232">
                <text:p>1064.232</text:p>
              </table:table-cell>
            </table:table-row>
            <table:table-row>
              <table:table-cell office:value-type="float" office:value="1.002074">
                <text:p/>
              </table:table-cell>
              <table:table-cell office:value-type="float" office:value="1067.928">
                <text:p>1067.928</text:p>
              </table:table-cell>
            </table:table-row>
            <table:table-row>
              <table:table-cell office:value-type="float" office:value="1.006718">
                <text:p/>
              </table:table-cell>
              <table:table-cell office:value-type="float" office:value="1071.429">
                <text:p>1071.429</text:p>
              </table:table-cell>
            </table:table-row>
            <table:table-row>
              <table:table-cell office:value-type="float" office:value="1.012162">
                <text:p/>
              </table:table-cell>
              <table:table-cell office:value-type="float" office:value="1076.956">
                <text:p>1076.956</text:p>
              </table:table-cell>
            </table:table-row>
            <table:table-row>
              <table:table-cell office:value-type="float" office:value="1.017709">
                <text:p/>
              </table:table-cell>
              <table:table-cell office:value-type="float" office:value="1082.559">
                <text:p>1082.559</text:p>
              </table:table-cell>
            </table:table-row>
            <table:table-row>
              <table:table-cell office:value-type="float" office:value="1.022404">
                <text:p/>
              </table:table-cell>
              <table:table-cell office:value-type="float" office:value="1086.212">
                <text:p>1086.212</text:p>
              </table:table-cell>
            </table:table-row>
            <table:table-row>
              <table:table-cell office:value-type="float" office:value="1.025732">
                <text:p/>
              </table:table-cell>
              <table:table-cell office:value-type="float" office:value="1090.048">
                <text:p>1090.048</text:p>
              </table:table-cell>
            </table:table-row>
            <table:table-row>
              <table:table-cell office:value-type="float" office:value="1.031853">
                <text:p/>
              </table:table-cell>
              <table:table-cell office:value-type="float" office:value="1095.57">
                <text:p>1095.57</text:p>
              </table:table-cell>
            </table:table-row>
            <table:table-row>
              <table:table-cell office:value-type="float" office:value="1.038038">
                <text:p/>
              </table:table-cell>
              <table:table-cell office:value-type="float" office:value="1100.756">
                <text:p>1100.756</text:p>
              </table:table-cell>
            </table:table-row>
            <table:table-row>
              <table:table-cell office:value-type="float" office:value="1.041431">
                <text:p/>
              </table:table-cell>
              <table:table-cell office:value-type="float" office:value="1104.322">
                <text:p>1104.322</text:p>
              </table:table-cell>
            </table:table-row>
            <table:table-row>
              <table:table-cell office:value-type="float" office:value="1.045958">
                <text:p/>
              </table:table-cell>
              <table:table-cell office:value-type="float" office:value="1107.909">
                <text:p>1107.909</text:p>
              </table:table-cell>
            </table:table-row>
            <table:table-row>
              <table:table-cell office:value-type="float" office:value="1.051299">
                <text:p/>
              </table:table-cell>
              <table:table-cell office:value-type="float" office:value="1113.301">
                <text:p>1113.301</text:p>
              </table:table-cell>
            </table:table-row>
            <table:table-row>
              <table:table-cell office:value-type="float" office:value="1.057026">
                <text:p/>
              </table:table-cell>
              <table:table-cell office:value-type="float" office:value="1118.704">
                <text:p>1118.704</text:p>
              </table:table-cell>
            </table:table-row>
            <table:table-row>
              <table:table-cell office:value-type="float" office:value="1.061721">
                <text:p/>
              </table:table-cell>
              <table:table-cell office:value-type="float" office:value="1122.323">
                <text:p>1122.323</text:p>
              </table:table-cell>
            </table:table-row>
            <table:table-row>
              <table:table-cell office:value-type="float" office:value="1.064908">
                <text:p/>
              </table:table-cell>
              <table:table-cell office:value-type="float" office:value="1125.922">
                <text:p>1125.922</text:p>
              </table:table-cell>
            </table:table-row>
            <table:table-row>
              <table:table-cell office:value-type="float" office:value="1.071306">
                <text:p/>
              </table:table-cell>
              <table:table-cell office:value-type="float" office:value="1131.292">
                <text:p>1131.292</text:p>
              </table:table-cell>
            </table:table-row>
            <table:table-row>
              <table:table-cell office:value-type="float" office:value="1.077665">
                <text:p/>
              </table:table-cell>
              <table:table-cell office:value-type="float" office:value="1136.695">
                <text:p>1136.695</text:p>
              </table:table-cell>
            </table:table-row>
            <table:table-row>
              <table:table-cell office:value-type="float" office:value="1.080722">
                <text:p/>
              </table:table-cell>
              <table:table-cell office:value-type="float" office:value="1140.217">
                <text:p>1140.217</text:p>
              </table:table-cell>
            </table:table-row>
            <table:table-row>
              <table:table-cell office:value-type="float" office:value="1.08534">
                <text:p/>
              </table:table-cell>
              <table:table-cell office:value-type="float" office:value="1143.533">
                <text:p>1143.533</text:p>
              </table:table-cell>
            </table:table-row>
            <table:table-row>
              <table:table-cell office:value-type="float" office:value="1.090868">
                <text:p/>
              </table:table-cell>
              <table:table-cell office:value-type="float" office:value="1148.589">
                <text:p>1148.589</text:p>
              </table:table-cell>
            </table:table-row>
            <table:table-row>
              <table:table-cell office:value-type="float" office:value="1.09615">
                <text:p/>
              </table:table-cell>
              <table:table-cell office:value-type="float" office:value="1153.743">
                <text:p>1153.743</text:p>
              </table:table-cell>
            </table:table-row>
            <table:table-row>
              <table:table-cell office:value-type="float" office:value="1.100768">
                <text:p/>
              </table:table-cell>
              <table:table-cell office:value-type="float" office:value="1156.983">
                <text:p>1156.983</text:p>
              </table:table-cell>
            </table:table-row>
            <table:table-row>
              <table:table-cell office:value-type="float" office:value="1.103812">
                <text:p/>
              </table:table-cell>
              <table:table-cell office:value-type="float" office:value="1160.115">
                <text:p>1160.115</text:p>
              </table:table-cell>
            </table:table-row>
            <table:table-row>
              <table:table-cell office:value-type="float" office:value="1.109991">
                <text:p/>
              </table:table-cell>
              <table:table-cell office:value-type="float" office:value="1165.106">
                <text:p>1165.106</text:p>
              </table:table-cell>
            </table:table-row>
            <table:table-row>
              <table:table-cell office:value-type="float" office:value="1.115796">
                <text:p/>
              </table:table-cell>
              <table:table-cell office:value-type="float" office:value="1169.978">
                <text:p>1169.978</text:p>
              </table:table-cell>
            </table:table-row>
            <table:table-row>
              <table:table-cell office:value-type="float" office:value="1.118789">
                <text:p/>
              </table:table-cell>
              <table:table-cell office:value-type="float" office:value="1173.132">
                <text:p>1173.132</text:p>
              </table:table-cell>
            </table:table-row>
            <table:table-row>
              <table:table-cell office:value-type="float" office:value="1.123407">
                <text:p/>
              </table:table-cell>
              <table:table-cell office:value-type="float" office:value="1176.361">
                <text:p>1176.361</text:p>
              </table:table-cell>
            </table:table-row>
            <table:table-row>
              <table:table-cell office:value-type="float" office:value="1.128386">
                <text:p/>
              </table:table-cell>
              <table:table-cell office:value-type="float" office:value="1180.864">
                <text:p>1180.864</text:p>
              </table:table-cell>
            </table:table-row>
            <table:table-row>
              <table:table-cell office:value-type="float" office:value="1.13352">
                <text:p/>
              </table:table-cell>
              <table:table-cell office:value-type="float" office:value="1185.227">
                <text:p>1185.227</text:p>
              </table:table-cell>
            </table:table-row>
            <table:table-row>
              <table:table-cell office:value-type="float" office:value="1.137906">
                <text:p/>
              </table:table-cell>
              <table:table-cell office:value-type="float" office:value="1188.196">
                <text:p>1188.196</text:p>
              </table:table-cell>
            </table:table-row>
            <table:table-row>
              <table:table-cell office:value-type="float" office:value="1.14064">
                <text:p/>
              </table:table-cell>
              <table:table-cell office:value-type="float" office:value="1191.383">
                <text:p>1191.383</text:p>
              </table:table-cell>
            </table:table-row>
            <table:table-row>
              <table:table-cell office:value-type="float" office:value="1.146368">
                <text:p/>
              </table:table-cell>
              <table:table-cell office:value-type="float" office:value="1195.609">
                <text:p>1195.609</text:p>
              </table:table-cell>
            </table:table-row>
            <table:table-row>
              <table:table-cell office:value-type="float" office:value="1.152172">
                <text:p/>
              </table:table-cell>
              <table:table-cell office:value-type="float" office:value="1199.934">
                <text:p>1199.934</text:p>
              </table:table-cell>
            </table:table-row>
            <table:table-row>
              <table:table-cell office:value-type="float" office:value="1.155023">
                <text:p/>
              </table:table-cell>
              <table:table-cell office:value-type="float" office:value="1203.218">
                <text:p>1203.218</text:p>
              </table:table-cell>
            </table:table-row>
            <table:table-row>
              <table:table-cell office:value-type="float" office:value="1.159512">
                <text:p/>
              </table:table-cell>
              <table:table-cell office:value-type="float" office:value="1206.447">
                <text:p>1206.447</text:p>
              </table:table-cell>
            </table:table-row>
            <table:table-row>
              <table:table-cell office:value-type="float" office:value="1.164891">
                <text:p/>
              </table:table-cell>
              <table:table-cell office:value-type="float" office:value="1211.308">
                <text:p>1211.308</text:p>
              </table:table-cell>
            </table:table-row>
            <table:table-row>
              <table:table-cell office:value-type="float" office:value="1.170425">
                <text:p/>
              </table:table-cell>
              <table:table-cell office:value-type="float" office:value="1216.169">
                <text:p>1216.169</text:p>
              </table:table-cell>
            </table:table-row>
            <table:table-row>
              <table:table-cell office:value-type="float" office:value="1.17485">
                <text:p/>
              </table:table-cell>
              <table:table-cell office:value-type="float" office:value="1219.355">
                <text:p>1219.355</text:p>
              </table:table-cell>
            </table:table-row>
            <table:table-row>
              <table:table-cell office:value-type="float" office:value="1.177881">
                <text:p/>
              </table:table-cell>
              <table:table-cell office:value-type="float" office:value="1222.476">
                <text:p>1222.476</text:p>
              </table:table-cell>
            </table:table-row>
            <table:table-row>
              <table:table-cell office:value-type="float" office:value="1.184292">
                <text:p/>
              </table:table-cell>
              <table:table-cell office:value-type="float" office:value="1227.343">
                <text:p>1227.343</text:p>
              </table:table-cell>
            </table:table-row>
            <table:table-row>
              <table:table-cell office:value-type="float" office:value="1.19029">
                <text:p/>
              </table:table-cell>
              <table:table-cell office:value-type="float" office:value="1232.187">
                <text:p>1232.187</text:p>
              </table:table-cell>
            </table:table-row>
            <table:table-row>
              <table:table-cell office:value-type="float" office:value="1.193438">
                <text:p/>
              </table:table-cell>
              <table:table-cell office:value-type="float" office:value="1235.298">
                <text:p>1235.298</text:p>
              </table:table-cell>
            </table:table-row>
            <table:table-row>
              <table:table-cell office:value-type="float" office:value="1.198223">
                <text:p/>
              </table:table-cell>
              <table:table-cell office:value-type="float" office:value="1238.43">
                <text:p>1238.43</text:p>
              </table:table-cell>
            </table:table-row>
            <table:table-row>
              <table:table-cell office:value-type="float" office:value="1.203544">
                <text:p/>
              </table:table-cell>
              <table:table-cell office:value-type="float" office:value="1243.269">
                <text:p>1243.269</text:p>
              </table:table-cell>
            </table:table-row>
            <table:table-row>
              <table:table-cell office:value-type="float" office:value="1.208956">
                <text:p/>
              </table:table-cell>
              <table:table-cell office:value-type="float" office:value="1247.805">
                <text:p>1247.805</text:p>
              </table:table-cell>
            </table:table-row>
            <table:table-row>
              <table:table-cell office:value-type="float" office:value="1.2136">
                <text:p/>
              </table:table-cell>
              <table:table-cell office:value-type="float" office:value="1250.872">
                <text:p>1250.872</text:p>
              </table:table-cell>
            </table:table-row>
            <table:table-row>
              <table:table-cell office:value-type="float" office:value="1.216605">
                <text:p/>
              </table:table-cell>
              <table:table-cell office:value-type="float" office:value="1253.885">
                <text:p>1253.885</text:p>
              </table:table-cell>
            </table:table-row>
            <table:table-row>
              <table:table-cell office:value-type="float" office:value="1.222178">
                <text:p/>
              </table:table-cell>
              <table:table-cell office:value-type="float" office:value="1258.323">
                <text:p>1258.323</text:p>
              </table:table-cell>
            </table:table-row>
            <table:table-row>
              <table:table-cell office:value-type="float" office:value="1.227918">
                <text:p/>
              </table:table-cell>
              <table:table-cell office:value-type="float" office:value="1262.522">
                <text:p>1262.522</text:p>
              </table:table-cell>
            </table:table-row>
            <table:table-row>
              <table:table-cell office:value-type="float" office:value="1.231349">
                <text:p/>
              </table:table-cell>
              <table:table-cell office:value-type="float" office:value="1265.373">
                <text:p>1265.373</text:p>
              </table:table-cell>
            </table:table-row>
            <table:table-row>
              <table:table-cell office:value-type="float" office:value="1.235683">
                <text:p/>
              </table:table-cell>
              <table:table-cell office:value-type="float" office:value="1268.342">
                <text:p>1268.342</text:p>
              </table:table-cell>
            </table:table-row>
            <table:table-row>
              <table:table-cell office:value-type="float" office:value="1.24125">
                <text:p/>
              </table:table-cell>
              <table:table-cell office:value-type="float" office:value="1272.889">
                <text:p>1272.889</text:p>
              </table:table-cell>
            </table:table-row>
            <table:table-row>
              <table:table-cell office:value-type="float" office:value="1.246932">
                <text:p/>
              </table:table-cell>
              <table:table-cell office:value-type="float" office:value="1277.858">
                <text:p>1277.858</text:p>
              </table:table-cell>
            </table:table-row>
            <table:table-row>
              <table:table-cell office:value-type="float" office:value="1.251653">
                <text:p/>
              </table:table-cell>
              <table:table-cell office:value-type="float" office:value="1280.99">
                <text:p>1280.99</text:p>
              </table:table-cell>
            </table:table-row>
            <table:table-row>
              <table:table-cell office:value-type="float" office:value="1.254852">
                <text:p/>
              </table:table-cell>
              <table:table-cell office:value-type="float" office:value="1284.014">
                <text:p>1284.014</text:p>
              </table:table-cell>
            </table:table-row>
            <table:table-row>
              <table:table-cell office:value-type="float" office:value="1.261508">
                <text:p/>
              </table:table-cell>
              <table:table-cell office:value-type="float" office:value="1288.523">
                <text:p>1288.523</text:p>
              </table:table-cell>
            </table:table-row>
            <table:table-row>
              <table:table-cell office:value-type="float" office:value="1.267648">
                <text:p/>
              </table:table-cell>
              <table:table-cell office:value-type="float" office:value="1293.205">
                <text:p>1293.205</text:p>
              </table:table-cell>
            </table:table-row>
            <table:table-row>
              <table:table-cell office:value-type="float" office:value="1.270615">
                <text:p/>
              </table:table-cell>
              <table:table-cell office:value-type="float" office:value="1296.261">
                <text:p>1296.261</text:p>
              </table:table-cell>
            </table:table-row>
            <table:table-row>
              <table:table-cell office:value-type="float" office:value="1.275556">
                <text:p/>
              </table:table-cell>
              <table:table-cell office:value-type="float" office:value="1299.079">
                <text:p>1299.079</text:p>
              </table:table-cell>
            </table:table-row>
            <table:table-row>
              <table:table-cell office:value-type="float" office:value="1.281218">
                <text:p/>
              </table:table-cell>
              <table:table-cell office:value-type="float" office:value="1303.918">
                <text:p>1303.918</text:p>
              </table:table-cell>
            </table:table-row>
            <table:table-row>
              <table:table-cell office:value-type="float" office:value="1.286765">
                <text:p/>
              </table:table-cell>
              <table:table-cell office:value-type="float" office:value="1308.638">
                <text:p>1308.638</text:p>
              </table:table-cell>
            </table:table-row>
            <table:table-row>
              <table:table-cell office:value-type="float" office:value="1.291861">
                <text:p/>
              </table:table-cell>
              <table:table-cell office:value-type="float" office:value="1311.683">
                <text:p>1311.683</text:p>
              </table:table-cell>
            </table:table-row>
            <table:table-row>
              <table:table-cell office:value-type="float" office:value="1.295098">
                <text:p/>
              </table:table-cell>
              <table:table-cell office:value-type="float" office:value="1314.859">
                <text:p>1314.859</text:p>
              </table:table-cell>
            </table:table-row>
            <table:table-row>
              <table:table-cell office:value-type="float" office:value="1.301419">
                <text:p/>
              </table:table-cell>
              <table:table-cell office:value-type="float" office:value="1319.259">
                <text:p>1319.259</text:p>
              </table:table-cell>
            </table:table-row>
            <table:table-row>
              <table:table-cell office:value-type="float" office:value="1.307907">
                <text:p/>
              </table:table-cell>
              <table:table-cell office:value-type="float" office:value="1323.637">
                <text:p>1323.637</text:p>
              </table:table-cell>
            </table:table-row>
            <table:table-row>
              <table:table-cell office:value-type="float" office:value="1.311119">
                <text:p/>
              </table:table-cell>
              <table:table-cell office:value-type="float" office:value="1326.52">
                <text:p>1326.52</text:p>
              </table:table-cell>
            </table:table-row>
            <table:table-row>
              <table:table-cell office:value-type="float" office:value="1.315853">
                <text:p/>
              </table:table-cell>
              <table:table-cell office:value-type="float" office:value="1329.511">
                <text:p>1329.511</text:p>
              </table:table-cell>
            </table:table-row>
            <table:table-row>
              <table:table-cell office:value-type="float" office:value="1.321297">
                <text:p/>
              </table:table-cell>
              <table:table-cell office:value-type="float" office:value="1333.722">
                <text:p>1333.722</text:p>
              </table:table-cell>
            </table:table-row>
            <table:table-row>
              <table:table-cell office:value-type="float" office:value="1.326818">
                <text:p/>
              </table:table-cell>
              <table:table-cell office:value-type="float" office:value="1337.9">
                <text:p>1337.9</text:p>
              </table:table-cell>
            </table:table-row>
            <table:table-row>
              <table:table-cell office:value-type="float" office:value="1.331642">
                <text:p/>
              </table:table-cell>
              <table:table-cell office:value-type="float" office:value="1340.696">
                <text:p>1340.696</text:p>
              </table:table-cell>
            </table:table-row>
            <table:table-row>
              <table:table-cell office:value-type="float" office:value="1.334416">
                <text:p/>
              </table:table-cell>
              <table:table-cell office:value-type="float" office:value="1343.568">
                <text:p>1343.568</text:p>
              </table:table-cell>
            </table:table-row>
            <table:table-row>
              <table:table-cell office:value-type="float" office:value="1.34104">
                <text:p/>
              </table:table-cell>
              <table:table-cell office:value-type="float" office:value="1347.725">
                <text:p>1347.725</text:p>
              </table:table-cell>
            </table:table-row>
            <table:table-row>
              <table:table-cell office:value-type="float" office:value="1.347264">
                <text:p/>
              </table:table-cell>
              <table:table-cell office:value-type="float" office:value="1352.076">
                <text:p>1352.076</text:p>
              </table:table-cell>
            </table:table-row>
            <table:table-row>
              <table:table-cell office:value-type="float" office:value="1.350024">
                <text:p/>
              </table:table-cell>
              <table:table-cell office:value-type="float" office:value="1354.785">
                <text:p>1354.785</text:p>
              </table:table-cell>
            </table:table-row>
            <table:table-row>
              <table:table-cell office:value-type="float" office:value="1.355003">
                <text:p/>
              </table:table-cell>
              <table:table-cell office:value-type="float" office:value="1357.538">
                <text:p>1357.538</text:p>
              </table:table-cell>
            </table:table-row>
            <table:table-row>
              <table:table-cell office:value-type="float" office:value="1.360686">
                <text:p/>
              </table:table-cell>
              <table:table-cell office:value-type="float" office:value="1361.938">
                <text:p>1361.938</text:p>
              </table:table-cell>
            </table:table-row>
            <table:table-row>
              <table:table-cell office:value-type="float" office:value="1.3662">
                <text:p/>
              </table:table-cell>
              <table:table-cell office:value-type="float" office:value="1366.068">
                <text:p>1366.068</text:p>
              </table:table-cell>
            </table:table-row>
            <table:table-row>
              <table:table-cell office:value-type="float" office:value="1.37096">
                <text:p/>
              </table:table-cell>
              <table:table-cell office:value-type="float" office:value="1368.625">
                <text:p>1368.625</text:p>
              </table:table-cell>
            </table:table-row>
            <table:table-row>
              <table:table-cell office:value-type="float" office:value="1.373978">
                <text:p/>
              </table:table-cell>
              <table:table-cell office:value-type="float" office:value="1371.183">
                <text:p>1371.183</text:p>
              </table:table-cell>
            </table:table-row>
            <table:table-row>
              <table:table-cell office:value-type="float" office:value="1.380248">
                <text:p/>
              </table:table-cell>
              <table:table-cell office:value-type="float" office:value="1375.199">
                <text:p>1375.199</text:p>
              </table:table-cell>
            </table:table-row>
            <table:table-row>
              <table:table-cell office:value-type="float" office:value="1.386297">
                <text:p/>
              </table:table-cell>
              <table:table-cell office:value-type="float" office:value="1379.16">
                <text:p>1379.16</text:p>
              </table:table-cell>
            </table:table-row>
            <table:table-row>
              <table:table-cell office:value-type="float" office:value="1.389355">
                <text:p/>
              </table:table-cell>
              <table:table-cell office:value-type="float" office:value="1381.804">
                <text:p>1381.804</text:p>
              </table:table-cell>
            </table:table-row>
            <table:table-row>
              <table:table-cell office:value-type="float" office:value="1.39396">
                <text:p/>
              </table:table-cell>
              <table:table-cell office:value-type="float" office:value="1384.373">
                <text:p>1384.373</text:p>
              </table:table-cell>
            </table:table-row>
            <table:table-row>
              <table:table-cell office:value-type="float" office:value="1.396759">
                <text:p/>
              </table:table-cell>
              <table:table-cell office:value-type="float" office:value="1386.822">
                <text:p>1386.822</text:p>
              </table:table-cell>
            </table:table-row>
            <table:table-row>
              <table:table-cell office:value-type="float" office:value="1.402938">
                <text:p/>
              </table:table-cell>
              <table:table-cell office:value-type="float" office:value="1390.491">
                <text:p>1390.491</text:p>
              </table:table-cell>
            </table:table-row>
            <table:table-row>
              <table:table-cell office:value-type="float" office:value="1.409736">
                <text:p/>
              </table:table-cell>
              <table:table-cell office:value-type="float" office:value="1394.387">
                <text:p>1394.387</text:p>
              </table:table-cell>
            </table:table-row>
            <table:table-row>
              <table:table-cell office:value-type="float" office:value="1.413128">
                <text:p/>
              </table:table-cell>
              <table:table-cell office:value-type="float" office:value="1397.151">
                <text:p>1397.151</text:p>
              </table:table-cell>
            </table:table-row>
            <table:table-row>
              <table:table-cell office:value-type="float" office:value="1.416817">
                <text:p/>
              </table:table-cell>
              <table:table-cell office:value-type="float" office:value="1400.044">
                <text:p>1400.044</text:p>
              </table:table-cell>
            </table:table-row>
            <table:table-row>
              <table:table-cell office:value-type="float" office:value="1.423364">
                <text:p/>
              </table:table-cell>
              <table:table-cell office:value-type="float" office:value="1404.19">
                <text:p>1404.19</text:p>
              </table:table-cell>
            </table:table-row>
            <table:table-row>
              <table:table-cell office:value-type="float" office:value="1.428595">
                <text:p/>
              </table:table-cell>
              <table:table-cell office:value-type="float" office:value="1408.736">
                <text:p>1408.736</text:p>
              </table:table-cell>
            </table:table-row>
            <table:table-row>
              <table:table-cell office:value-type="float" office:value="1.433651">
                <text:p/>
              </table:table-cell>
              <table:table-cell office:value-type="float" office:value="1411.522">
                <text:p>1411.522</text:p>
              </table:table-cell>
            </table:table-row>
            <table:table-row>
              <table:table-cell office:value-type="float" office:value="1.437779">
                <text:p/>
              </table:table-cell>
              <table:table-cell office:value-type="float" office:value="1414.632">
                <text:p>1414.632</text:p>
              </table:table-cell>
            </table:table-row>
            <table:table-row>
              <table:table-cell office:value-type="float" office:value="1.444055">
                <text:p/>
              </table:table-cell>
              <table:table-cell office:value-type="float" office:value="1418.783">
                <text:p>1418.783</text:p>
              </table:table-cell>
            </table:table-row>
            <table:table-row>
              <table:table-cell office:value-type="float" office:value="1.450627">
                <text:p/>
              </table:table-cell>
              <table:table-cell office:value-type="float" office:value="1422.847">
                <text:p>1422.847</text:p>
              </table:table-cell>
            </table:table-row>
            <table:table-row>
              <table:table-cell office:value-type="float" office:value="1.453374">
                <text:p/>
              </table:table-cell>
              <table:table-cell office:value-type="float" office:value="1425.427">
                <text:p>1425.427</text:p>
              </table:table-cell>
            </table:table-row>
            <table:table-row>
              <table:table-cell office:value-type="float" office:value="1.458289">
                <text:p/>
              </table:table-cell>
              <table:table-cell office:value-type="float" office:value="1428.093">
                <text:p>1428.093</text:p>
              </table:table-cell>
            </table:table-row>
            <table:table-row>
              <table:table-cell office:value-type="float" office:value="1.464391">
                <text:p/>
              </table:table-cell>
              <table:table-cell office:value-type="float" office:value="1431.875">
                <text:p>1431.875</text:p>
              </table:table-cell>
            </table:table-row>
            <table:table-row>
              <table:table-cell office:value-type="float" office:value="1.469357">
                <text:p/>
              </table:table-cell>
              <table:table-cell office:value-type="float" office:value="1435.452">
                <text:p>1435.452</text:p>
              </table:table-cell>
            </table:table-row>
            <table:table-row>
              <table:table-cell office:value-type="float" office:value="1.474788">
                <text:p/>
              </table:table-cell>
              <table:table-cell office:value-type="float" office:value="1437.912">
                <text:p>1437.912</text:p>
              </table:table-cell>
            </table:table-row>
            <table:table-row>
              <table:table-cell office:value-type="float" office:value="1.477058">
                <text:p/>
              </table:table-cell>
              <table:table-cell office:value-type="float" office:value="1440.47">
                <text:p>1440.47</text:p>
              </table:table-cell>
            </table:table-row>
            <table:table-row>
              <table:table-cell office:value-type="float" office:value="1.483353">
                <text:p/>
              </table:table-cell>
              <table:table-cell office:value-type="float" office:value="1444.063">
                <text:p>1444.063</text:p>
              </table:table-cell>
            </table:table-row>
            <table:table-row>
              <table:table-cell office:value-type="float" office:value="1.489944">
                <text:p/>
              </table:table-cell>
              <table:table-cell office:value-type="float" office:value="1447.829">
                <text:p>1447.829</text:p>
              </table:table-cell>
            </table:table-row>
            <table:table-row>
              <table:table-cell office:value-type="float" office:value="1.493027">
                <text:p/>
              </table:table-cell>
              <table:table-cell office:value-type="float" office:value="1450.007">
                <text:p>1450.007</text:p>
              </table:table-cell>
            </table:table-row>
            <table:table-row>
              <table:table-cell office:value-type="float" office:value="1.49731">
                <text:p/>
              </table:table-cell>
              <table:table-cell office:value-type="float" office:value="1452.207">
                <text:p>1452.207</text:p>
              </table:table-cell>
            </table:table-row>
            <table:table-row>
              <table:table-cell office:value-type="float" office:value="1.502876">
                <text:p/>
              </table:table-cell>
              <table:table-cell office:value-type="float" office:value="1455.377">
                <text:p>1455.377</text:p>
              </table:table-cell>
            </table:table-row>
            <table:table-row>
              <table:table-cell office:value-type="float" office:value="1.508081">
                <text:p/>
              </table:table-cell>
              <table:table-cell office:value-type="float" office:value="1458.493">
                <text:p>1458.493</text:p>
              </table:table-cell>
            </table:table-row>
            <table:table-row>
              <table:table-cell office:value-type="float" office:value="1.512209">
                <text:p/>
              </table:table-cell>
              <table:table-cell office:value-type="float" office:value="1460.455">
                <text:p>1460.455</text:p>
              </table:table-cell>
            </table:table-row>
            <table:table-row>
              <table:table-cell office:value-type="float" office:value="1.514982">
                <text:p/>
              </table:table-cell>
              <table:table-cell office:value-type="float" office:value="1462.33">
                <text:p>1462.33</text:p>
              </table:table-cell>
            </table:table-row>
            <table:table-row>
              <table:table-cell office:value-type="float" office:value="1.521271">
                <text:p/>
              </table:table-cell>
              <table:table-cell office:value-type="float" office:value="1465.581">
                <text:p>1465.581</text:p>
              </table:table-cell>
            </table:table-row>
            <table:table-row>
              <table:table-cell office:value-type="float" office:value="1.527211">
                <text:p/>
              </table:table-cell>
              <table:table-cell office:value-type="float" office:value="1468.876">
                <text:p>1468.876</text:p>
              </table:table-cell>
            </table:table-row>
            <table:table-row>
              <table:table-cell office:value-type="float" office:value="1.530384">
                <text:p/>
              </table:table-cell>
              <table:table-cell office:value-type="float" office:value="1470.946">
                <text:p>1470.946</text:p>
              </table:table-cell>
            </table:table-row>
            <table:table-row>
              <table:table-cell office:value-type="float" office:value="1.534422">
                <text:p/>
              </table:table-cell>
              <table:table-cell office:value-type="float" office:value="1472.973">
                <text:p>1472.973</text:p>
              </table:table-cell>
            </table:table-row>
            <table:table-row>
              <table:table-cell office:value-type="float" office:value="1.539898">
                <text:p/>
              </table:table-cell>
              <table:table-cell office:value-type="float" office:value="1476.251">
                <text:p>1476.251</text:p>
              </table:table-cell>
            </table:table-row>
            <table:table-row>
              <table:table-cell office:value-type="float" office:value="1.544586">
                <text:p/>
              </table:table-cell>
              <table:table-cell office:value-type="float" office:value="1479.573">
                <text:p>1479.573</text:p>
              </table:table-cell>
            </table:table-row>
            <table:table-row>
              <table:table-cell office:value-type="float" office:value="1.549295">
                <text:p/>
              </table:table-cell>
              <table:table-cell office:value-type="float" office:value="1481.654">
                <text:p>1481.654</text:p>
              </table:table-cell>
            </table:table-row>
            <table:table-row>
              <table:table-cell office:value-type="float" office:value="1.552287">
                <text:p/>
              </table:table-cell>
              <table:table-cell office:value-type="float" office:value="1483.941">
                <text:p>1483.941</text:p>
              </table:table-cell>
            </table:table-row>
            <table:table-row>
              <table:table-cell office:value-type="float" office:value="1.558421">
                <text:p/>
              </table:table-cell>
              <table:table-cell office:value-type="float" office:value="1487.306">
                <text:p>1487.306</text:p>
              </table:table-cell>
            </table:table-row>
            <table:table-row>
              <table:table-cell office:value-type="float" office:value="1.564929">
                <text:p/>
              </table:table-cell>
              <table:table-cell office:value-type="float" office:value="1490.411">
                <text:p>1490.411</text:p>
              </table:table-cell>
            </table:table-row>
            <table:table-row>
              <table:table-cell office:value-type="float" office:value="1.567535">
                <text:p/>
              </table:table-cell>
              <table:table-cell office:value-type="float" office:value="1492.784">
                <text:p>1492.784</text:p>
              </table:table-cell>
            </table:table-row>
            <table:table-row>
              <table:table-cell office:value-type="float" office:value="1.571559">
                <text:p/>
              </table:table-cell>
              <table:table-cell office:value-type="float" office:value="1494.865">
                <text:p>1494.865</text:p>
              </table:table-cell>
            </table:table-row>
            <table:table-row>
              <table:table-cell office:value-type="float" office:value="1.576919">
                <text:p/>
              </table:table-cell>
              <table:table-cell office:value-type="float" office:value="1498.176">
                <text:p>1498.176</text:p>
              </table:table-cell>
            </table:table-row>
            <table:table-row>
              <table:table-cell office:value-type="float" office:value="1.583053">
                <text:p/>
              </table:table-cell>
              <table:table-cell office:value-type="float" office:value="1501.617">
                <text:p>1501.617</text:p>
              </table:table-cell>
            </table:table-row>
            <table:table-row>
              <table:table-cell office:value-type="float" office:value="1.5866">
                <text:p/>
              </table:table-cell>
              <table:table-cell office:value-type="float" office:value="1503.871">
                <text:p>1503.871</text:p>
              </table:table-cell>
            </table:table-row>
            <table:table-row>
              <table:table-cell office:value-type="float" office:value="1.589644">
                <text:p/>
              </table:table-cell>
              <table:table-cell office:value-type="float" office:value="1506.137">
                <text:p>1506.137</text:p>
              </table:table-cell>
            </table:table-row>
            <table:table-row>
              <table:table-cell office:value-type="float" office:value="1.596107">
                <text:p/>
              </table:table-cell>
              <table:table-cell office:value-type="float" office:value="1509.355">
                <text:p>1509.355</text:p>
              </table:table-cell>
            </table:table-row>
            <table:table-row>
              <table:table-cell office:value-type="float" office:value="1.602247">
                <text:p/>
              </table:table-cell>
              <table:table-cell office:value-type="float" office:value="1512.824">
                <text:p>1512.824</text:p>
              </table:table-cell>
            </table:table-row>
            <table:table-row>
              <table:table-cell office:value-type="float" office:value="1.605975">
                <text:p/>
              </table:table-cell>
              <table:table-cell office:value-type="float" office:value="1515.165">
                <text:p>1515.165</text:p>
              </table:table-cell>
            </table:table-row>
            <table:table-row>
              <table:table-cell office:value-type="float" office:value="1.609922">
                <text:p/>
              </table:table-cell>
              <table:table-cell office:value-type="float" office:value="1517.56">
                <text:p>1517.56</text:p>
              </table:table-cell>
            </table:table-row>
            <table:table-row>
              <table:table-cell office:value-type="float" office:value="1.615998">
                <text:p/>
              </table:table-cell>
              <table:table-cell office:value-type="float" office:value="1520.968">
                <text:p>1520.968</text:p>
              </table:table-cell>
            </table:table-row>
            <table:table-row>
              <table:table-cell office:value-type="float" office:value="1.620693">
                <text:p/>
              </table:table-cell>
              <table:table-cell office:value-type="float" office:value="1524.377">
                <text:p>1524.377</text:p>
              </table:table-cell>
            </table:table-row>
            <table:table-row>
              <table:table-cell office:value-type="float" office:value="1.625543">
                <text:p/>
              </table:table-cell>
              <table:table-cell office:value-type="float" office:value="1526.414">
                <text:p>1526.414</text:p>
              </table:table-cell>
            </table:table-row>
            <table:table-row>
              <table:table-cell office:value-type="float" office:value="1.629375">
                <text:p/>
              </table:table-cell>
              <table:table-cell office:value-type="float" office:value="1528.864">
                <text:p>1528.864</text:p>
              </table:table-cell>
            </table:table-row>
            <table:table-row>
              <table:table-cell office:value-type="float" office:value="1.635089">
                <text:p/>
              </table:table-cell>
              <table:table-cell office:value-type="float" office:value="1532.153">
                <text:p>1532.153</text:p>
              </table:table-cell>
            </table:table-row>
            <table:table-row>
              <table:table-cell office:value-type="float" office:value="1.641487">
                <text:p/>
              </table:table-cell>
              <table:table-cell office:value-type="float" office:value="1535.269">
                <text:p>1535.269</text:p>
              </table:table-cell>
            </table:table-row>
            <table:table-row>
              <table:table-cell office:value-type="float" office:value="1.644248">
                <text:p/>
              </table:table-cell>
              <table:table-cell office:value-type="float" office:value="1537.35">
                <text:p>1537.35</text:p>
              </table:table-cell>
            </table:table-row>
            <table:table-row>
              <table:table-cell office:value-type="float" office:value="1.649407">
                <text:p/>
              </table:table-cell>
              <table:table-cell office:value-type="float" office:value="1539.55">
                <text:p>1539.55</text:p>
              </table:table-cell>
            </table:table-row>
            <table:table-row>
              <table:table-cell office:value-type="float" office:value="1.651691">
                <text:p/>
              </table:table-cell>
              <table:table-cell office:value-type="float" office:value="1541.479">
                <text:p>1541.479</text:p>
              </table:table-cell>
            </table:table-row>
            <table:table-row>
              <table:table-cell office:value-type="float" office:value="1.658521">
                <text:p/>
              </table:table-cell>
              <table:table-cell office:value-type="float" office:value="1544.546">
                <text:p>1544.546</text:p>
              </table:table-cell>
            </table:table-row>
            <table:table-row>
              <table:table-cell office:value-type="float" office:value="1.663597">
                <text:p/>
              </table:table-cell>
              <table:table-cell office:value-type="float" office:value="1547.624">
                <text:p>1547.624</text:p>
              </table:table-cell>
            </table:table-row>
            <table:table-row>
              <table:table-cell office:value-type="float" office:value="1.666615">
                <text:p/>
              </table:table-cell>
              <table:table-cell office:value-type="float" office:value="1549.445">
                <text:p>1549.445</text:p>
              </table:table-cell>
            </table:table-row>
            <table:table-row>
              <table:table-cell office:value-type="float" office:value="1.67153">
                <text:p/>
              </table:table-cell>
              <table:table-cell office:value-type="float" office:value="1551.32">
                <text:p>1551.32</text:p>
              </table:table-cell>
            </table:table-row>
            <table:table-row>
              <table:table-cell office:value-type="float" office:value="1.677103">
                <text:p/>
              </table:table-cell>
              <table:table-cell office:value-type="float" office:value="1554.571">
                <text:p>1554.571</text:p>
              </table:table-cell>
            </table:table-row>
            <table:table-row>
              <table:table-cell office:value-type="float" office:value="1.682507">
                <text:p/>
              </table:table-cell>
              <table:table-cell office:value-type="float" office:value="1557.671">
                <text:p>1557.671</text:p>
              </table:table-cell>
            </table:table-row>
            <table:table-row>
              <table:table-cell office:value-type="float" office:value="1.686519">
                <text:p/>
              </table:table-cell>
              <table:table-cell office:value-type="float" office:value="1559.557">
                <text:p>1559.557</text:p>
              </table:table-cell>
            </table:table-row>
            <table:table-row>
              <table:table-cell office:value-type="float" office:value="1.692556">
                <text:p/>
              </table:table-cell>
              <table:table-cell office:value-type="float" office:value="1562.727">
                <text:p>1562.727</text:p>
              </table:table-cell>
            </table:table-row>
            <table:table-row>
              <table:table-cell office:value-type="float" office:value="1.69738">
                <text:p/>
              </table:table-cell>
              <table:table-cell office:value-type="float" office:value="1566.2">
                <text:p>1566.2</text:p>
              </table:table-cell>
            </table:table-row>
            <table:table-row>
              <table:table-cell office:value-type="float" office:value="1.702901">
                <text:p/>
              </table:table-cell>
              <table:table-cell office:value-type="float" office:value="1568.303">
                <text:p>1568.303</text:p>
              </table:table-cell>
            </table:table-row>
            <table:table-row>
              <table:table-cell office:value-type="float" office:value="1.70601">
                <text:p/>
              </table:table-cell>
              <table:table-cell office:value-type="float" office:value="1570.763">
                <text:p>1570.763</text:p>
              </table:table-cell>
            </table:table-row>
            <table:table-row>
              <table:table-cell office:value-type="float" office:value="1.712776">
                <text:p/>
              </table:table-cell>
              <table:table-cell office:value-type="float" office:value="1574.068">
                <text:p>1574.068</text:p>
              </table:table-cell>
            </table:table-row>
            <table:table-row>
              <table:table-cell office:value-type="float" office:value="1.719232">
                <text:p/>
              </table:table-cell>
              <table:table-cell office:value-type="float" office:value="1577.092">
                <text:p>1577.092</text:p>
              </table:table-cell>
            </table:table-row>
            <table:table-row>
              <table:table-cell office:value-type="float" office:value="1.72216">
                <text:p/>
              </table:table-cell>
              <table:table-cell office:value-type="float" office:value="1579.379">
                <text:p>1579.379</text:p>
              </table:table-cell>
            </table:table-row>
            <table:table-row>
              <table:table-cell office:value-type="float" office:value="1.728017">
                <text:p/>
              </table:table-cell>
              <table:table-cell office:value-type="float" office:value="1581.623">
                <text:p>1581.623</text:p>
              </table:table-cell>
            </table:table-row>
            <table:table-row>
              <table:table-cell office:value-type="float" office:value="1.732912">
                <text:p/>
              </table:table-cell>
              <table:table-cell office:value-type="float" office:value="1584.906">
                <text:p>1584.906</text:p>
              </table:table-cell>
            </table:table-row>
            <table:table-row>
              <table:table-cell office:value-type="float" office:value="1.739033">
                <text:p/>
              </table:table-cell>
              <table:table-cell office:value-type="float" office:value="1587.778">
                <text:p>1587.778</text:p>
              </table:table-cell>
            </table:table-row>
            <table:table-row>
              <table:table-cell office:value-type="float" office:value="1.743302">
                <text:p/>
              </table:table-cell>
              <table:table-cell office:value-type="float" office:value="1589.848">
                <text:p>1589.848</text:p>
              </table:table-cell>
            </table:table-row>
            <table:table-row>
              <table:table-cell office:value-type="float" office:value="1.746282">
                <text:p/>
              </table:table-cell>
              <table:table-cell office:value-type="float" office:value="1592.124">
                <text:p>1592.124</text:p>
              </table:table-cell>
            </table:table-row>
            <table:table-row>
              <table:table-cell office:value-type="float" office:value="1.752113">
                <text:p/>
              </table:table-cell>
              <table:table-cell office:value-type="float" office:value="1594.335">
                <text:p>1594.335</text:p>
              </table:table-cell>
            </table:table-row>
            <table:table-row>
              <table:table-cell office:value-type="float" office:value="1.757408">
                <text:p/>
              </table:table-cell>
              <table:table-cell office:value-type="float" office:value="1597.451">
                <text:p>1597.451</text:p>
              </table:table-cell>
            </table:table-row>
            <table:table-row>
              <table:table-cell office:value-type="float" office:value="1.763503">
                <text:p/>
              </table:table-cell>
              <table:table-cell office:value-type="float" office:value="1600.654">
                <text:p>1600.654</text:p>
              </table:table-cell>
            </table:table-row>
            <table:table-row>
              <table:table-cell office:value-type="float" office:value="1.76794">
                <text:p/>
              </table:table-cell>
              <table:table-cell office:value-type="float" office:value="1602.821">
                <text:p>1602.821</text:p>
              </table:table-cell>
            </table:table-row>
            <table:table-row>
              <table:table-cell office:value-type="float" office:value="1.774635">
                <text:p/>
              </table:table-cell>
              <table:table-cell office:value-type="float" office:value="1606.474">
                <text:p>1606.474</text:p>
              </table:table-cell>
            </table:table-row>
            <table:table-row>
              <table:table-cell office:value-type="float" office:value="1.781008">
                <text:p/>
              </table:table-cell>
              <table:table-cell office:value-type="float" office:value="1610.245">
                <text:p>1610.245</text:p>
              </table:table-cell>
            </table:table-row>
            <table:table-row>
              <table:table-cell office:value-type="float" office:value="1.784929">
                <text:p/>
              </table:table-cell>
              <table:table-cell office:value-type="float" office:value="1612.586">
                <text:p>1612.586</text:p>
              </table:table-cell>
            </table:table-row>
            <table:table-row>
              <table:table-cell office:value-type="float" office:value="1.78974">
                <text:p/>
              </table:table-cell>
              <table:table-cell office:value-type="float" office:value="1614.624">
                <text:p>1614.624</text:p>
              </table:table-cell>
            </table:table-row>
            <table:table-row>
              <table:table-cell office:value-type="float" office:value="1.79621">
                <text:p/>
              </table:table-cell>
              <table:table-cell office:value-type="float" office:value="1618.022">
                <text:p>1618.022</text:p>
              </table:table-cell>
            </table:table-row>
            <table:table-row>
              <table:table-cell office:value-type="float" office:value="1.80295">
                <text:p/>
              </table:table-cell>
              <table:table-cell office:value-type="float" office:value="1621.473">
                <text:p>1621.473</text:p>
              </table:table-cell>
            </table:table-row>
            <table:table-row>
              <table:table-cell office:value-type="float" office:value="1.807258">
                <text:p/>
              </table:table-cell>
              <table:table-cell office:value-type="float" office:value="1623.641">
                <text:p>1623.641</text:p>
              </table:table-cell>
            </table:table-row>
            <table:table-row>
              <table:table-cell office:value-type="float" office:value="1.812534">
                <text:p/>
              </table:table-cell>
              <table:table-cell office:value-type="float" office:value="1625.776">
                <text:p>1625.776</text:p>
              </table:table-cell>
            </table:table-row>
            <table:table-row>
              <table:table-cell office:value-type="float" office:value="1.817874">
                <text:p/>
              </table:table-cell>
              <table:table-cell office:value-type="float" office:value="1628.87">
                <text:p>1628.87</text:p>
              </table:table-cell>
            </table:table-row>
            <table:table-row>
              <table:table-cell office:value-type="float" office:value="1.824092">
                <text:p/>
              </table:table-cell>
              <table:table-cell office:value-type="float" office:value="1631.997">
                <text:p>1631.997</text:p>
              </table:table-cell>
            </table:table-row>
            <table:table-row>
              <table:table-cell office:value-type="float" office:value="1.829871">
                <text:p/>
              </table:table-cell>
              <table:table-cell office:value-type="float" office:value="1633.959">
                <text:p>1633.959</text:p>
              </table:table-cell>
            </table:table-row>
            <table:table-row>
              <table:table-cell office:value-type="float" office:value="1.832438">
                <text:p/>
              </table:table-cell>
              <table:table-cell office:value-type="float" office:value="1635.909">
                <text:p>1635.909</text:p>
              </table:table-cell>
            </table:table-row>
            <table:table-row>
              <table:table-cell office:value-type="float" office:value="1.839513">
                <text:p/>
              </table:table-cell>
              <table:table-cell office:value-type="float" office:value="1638.825">
                <text:p>1638.825</text:p>
              </table:table-cell>
            </table:table-row>
            <table:table-row>
              <table:table-cell office:value-type="float" office:value="1.846085">
                <text:p/>
              </table:table-cell>
              <table:table-cell office:value-type="float" office:value="1641.664">
                <text:p>1641.664</text:p>
              </table:table-cell>
            </table:table-row>
            <table:table-row>
              <table:table-cell office:value-type="float" office:value="1.84962">
                <text:p/>
              </table:table-cell>
              <table:table-cell office:value-type="float" office:value="1643.81">
                <text:p>1643.81</text:p>
              </table:table-cell>
            </table:table-row>
            <table:table-row>
              <table:table-cell office:value-type="float" office:value="1.85456">
                <text:p/>
              </table:table-cell>
              <table:table-cell office:value-type="float" office:value="1645.631">
                <text:p>1645.631</text:p>
              </table:table-cell>
            </table:table-row>
            <table:table-row>
              <table:table-cell office:value-type="float" office:value="1.861016">
                <text:p/>
              </table:table-cell>
              <table:table-cell office:value-type="float" office:value="1648.709">
                <text:p>1648.709</text:p>
              </table:table-cell>
            </table:table-row>
            <table:table-row>
              <table:table-cell office:value-type="float" office:value="1.86746">
                <text:p/>
              </table:table-cell>
              <table:table-cell office:value-type="float" office:value="1651.744">
                <text:p>1651.744</text:p>
              </table:table-cell>
            </table:table-row>
            <table:table-row>
              <table:table-cell office:value-type="float" office:value="1.872013">
                <text:p/>
              </table:table-cell>
              <table:table-cell office:value-type="float" office:value="1653.792">
                <text:p>1653.792</text:p>
              </table:table-cell>
            </table:table-row>
            <table:table-row>
              <table:table-cell office:value-type="float" office:value="1.876012">
                <text:p/>
              </table:table-cell>
              <table:table-cell office:value-type="float" office:value="1656.014">
                <text:p>1656.014</text:p>
              </table:table-cell>
            </table:table-row>
            <table:table-row>
              <table:table-cell office:value-type="float" office:value="1.883197">
                <text:p/>
              </table:table-cell>
              <table:table-cell office:value-type="float" office:value="1659.254">
                <text:p>1659.254</text:p>
              </table:table-cell>
            </table:table-row>
            <table:table-row>
              <table:table-cell office:value-type="float" office:value="1.88984">
                <text:p/>
              </table:table-cell>
              <table:table-cell office:value-type="float" office:value="1662.495">
                <text:p>1662.495</text:p>
              </table:table-cell>
            </table:table-row>
            <table:table-row>
              <table:table-cell office:value-type="float" office:value="1.894303">
                <text:p/>
              </table:table-cell>
              <table:table-cell office:value-type="float" office:value="1664.619">
                <text:p>1664.619</text:p>
              </table:table-cell>
            </table:table-row>
            <table:table-row>
              <table:table-cell office:value-type="float" office:value="1.899515">
                <text:p/>
              </table:table-cell>
              <table:table-cell office:value-type="float" office:value="1666.7">
                <text:p>1666.7</text:p>
              </table:table-cell>
            </table:table-row>
            <table:table-row>
              <table:table-cell office:value-type="float" office:value="1.905468">
                <text:p/>
              </table:table-cell>
              <table:table-cell office:value-type="float" office:value="1670.054">
                <text:p>1670.054</text:p>
              </table:table-cell>
            </table:table-row>
            <table:table-row>
              <table:table-cell office:value-type="float" office:value="1.911795">
                <text:p/>
              </table:table-cell>
              <table:table-cell office:value-type="float" office:value="1673.051">
                <text:p>1673.051</text:p>
              </table:table-cell>
            </table:table-row>
            <table:table-row>
              <table:table-cell office:value-type="float" office:value="1.918116">
                <text:p/>
              </table:table-cell>
              <table:table-cell office:value-type="float" office:value="1675.186">
                <text:p>1675.186</text:p>
              </table:table-cell>
            </table:table-row>
            <table:table-row>
              <table:table-cell office:value-type="float" office:value="1.920734">
                <text:p/>
              </table:table-cell>
              <table:table-cell office:value-type="float" office:value="1677.484">
                <text:p>1677.484</text:p>
              </table:table-cell>
            </table:table-row>
            <table:table-row>
              <table:table-cell office:value-type="float" office:value="1.928797">
                <text:p/>
              </table:table-cell>
              <table:table-cell office:value-type="float" office:value="1680.735">
                <text:p>1680.735</text:p>
              </table:table-cell>
            </table:table-row>
            <table:table-row>
              <table:table-cell office:value-type="float" office:value="1.935994">
                <text:p/>
              </table:table-cell>
              <table:table-cell office:value-type="float" office:value="1683.867">
                <text:p>1683.867</text:p>
              </table:table-cell>
            </table:table-row>
            <table:table-row>
              <table:table-cell office:value-type="float" office:value="1.939942">
                <text:p/>
              </table:table-cell>
              <table:table-cell office:value-type="float" office:value="1686.024">
                <text:p>1686.024</text:p>
              </table:table-cell>
            </table:table-row>
            <table:table-row>
              <table:table-cell office:value-type="float" office:value="1.945488">
                <text:p/>
              </table:table-cell>
              <table:table-cell office:value-type="float" office:value="1688.343">
                <text:p>1688.343</text:p>
              </table:table-cell>
            </table:table-row>
            <table:table-row>
              <table:table-cell office:value-type="float" office:value="1.95239">
                <text:p/>
              </table:table-cell>
              <table:table-cell office:value-type="float" office:value="1691.253">
                <text:p>1691.253</text:p>
              </table:table-cell>
            </table:table-row>
            <table:table-row>
              <table:table-cell office:value-type="float" office:value="1.958917">
                <text:p/>
              </table:table-cell>
              <table:table-cell office:value-type="float" office:value="1694.326">
                <text:p>1694.326</text:p>
              </table:table-cell>
            </table:table-row>
            <table:table-row>
              <table:table-cell office:value-type="float" office:value="1.963973">
                <text:p/>
              </table:table-cell>
              <table:table-cell office:value-type="float" office:value="1696.331">
                <text:p>1696.331</text:p>
              </table:table-cell>
            </table:table-row>
            <table:table-row>
              <table:table-cell office:value-type="float" office:value="1.968643">
                <text:p/>
              </table:table-cell>
              <table:table-cell office:value-type="float" office:value="1698.206">
                <text:p>1698.206</text:p>
              </table:table-cell>
            </table:table-row>
            <table:table-row>
              <table:table-cell office:value-type="float" office:value="1.975138">
                <text:p/>
              </table:table-cell>
              <table:table-cell office:value-type="float" office:value="1701.143">
                <text:p>1701.143</text:p>
              </table:table-cell>
            </table:table-row>
            <table:table-row>
              <table:table-cell office:value-type="float" office:value="1.982445">
                <text:p/>
              </table:table-cell>
              <table:table-cell office:value-type="float" office:value="1704.188">
                <text:p>1704.188</text:p>
              </table:table-cell>
            </table:table-row>
            <table:table-row>
              <table:table-cell office:value-type="float" office:value="1.986083">
                <text:p/>
              </table:table-cell>
              <table:table-cell office:value-type="float" office:value="1706.085">
                <text:p>1706.085</text:p>
              </table:table-cell>
            </table:table-row>
            <table:table-row>
              <table:table-cell office:value-type="float" office:value="1.991939">
                <text:p/>
              </table:table-cell>
              <table:table-cell office:value-type="float" office:value="1707.819">
                <text:p>1707.819</text:p>
              </table:table-cell>
            </table:table-row>
            <table:table-row>
              <table:table-cell office:value-type="float" office:value="1.998344">
                <text:p/>
              </table:table-cell>
              <table:table-cell office:value-type="float" office:value="1710.864">
                <text:p>1710.864</text:p>
              </table:table-cell>
            </table:table-row>
            <table:table-row>
              <table:table-cell office:value-type="float" office:value="2.00551">
                <text:p/>
              </table:table-cell>
              <table:table-cell office:value-type="float" office:value="1714.137">
                <text:p>1714.137</text:p>
              </table:table-cell>
            </table:table-row>
            <table:table-row>
              <table:table-cell office:value-type="float" office:value="2.011288">
                <text:p/>
              </table:table-cell>
              <table:table-cell office:value-type="float" office:value="1715.871">
                <text:p>1715.871</text:p>
              </table:table-cell>
            </table:table-row>
            <table:table-row>
              <table:table-cell office:value-type="float" office:value="2.014733">
                <text:p/>
              </table:table-cell>
              <table:table-cell office:value-type="float" office:value="1718.007">
                <text:p>1718.007</text:p>
              </table:table-cell>
            </table:table-row>
            <table:table-row>
              <table:table-cell office:value-type="float" office:value="2.022485">
                <text:p/>
              </table:table-cell>
              <table:table-cell office:value-type="float" office:value="1721.074">
                <text:p>1721.074</text:p>
              </table:table-cell>
            </table:table-row>
            <table:table-row>
              <table:table-cell office:value-type="float" office:value="2.03078">
                <text:p/>
              </table:table-cell>
              <table:table-cell office:value-type="float" office:value="1724.076">
                <text:p>1724.076</text:p>
              </table:table-cell>
            </table:table-row>
            <table:table-row>
              <table:table-cell office:value-type="float" office:value="2.033966">
                <text:p/>
              </table:table-cell>
              <table:table-cell office:value-type="float" office:value="1725.929">
                <text:p>1725.929</text:p>
              </table:table-cell>
            </table:table-row>
            <table:table-row>
              <table:table-cell office:value-type="float" office:value="2.040067">
                <text:p/>
              </table:table-cell>
              <table:table-cell office:value-type="float" office:value="1728.053">
                <text:p>1728.053</text:p>
              </table:table-cell>
            </table:table-row>
            <table:table-row>
              <table:table-cell office:value-type="float" office:value="2.04484">
                <text:p/>
              </table:table-cell>
              <table:table-cell office:value-type="float" office:value="1720.087">
                <text:p>1720.087</text:p>
              </table:table-cell>
            </table:table-row>
            <table:table-row>
              <table:table-cell office:value-type="float" office:value="2.056553">
                <text:p/>
              </table:table-cell>
              <table:table-cell office:value-type="float" office:value="1684.377">
                <text:p>1684.377</text:p>
              </table:table-cell>
            </table:table-row>
            <table:table-row>
              <table:table-cell office:value-type="float" office:value="2.068111">
                <text:p/>
              </table:table-cell>
              <table:table-cell office:value-type="float" office:value="1666.028">
                <text:p>1666.028</text:p>
              </table:table-cell>
            </table:table-row>
            <table:table-row>
              <table:table-cell office:value-type="float" office:value="2.073335">
                <text:p/>
              </table:table-cell>
              <table:table-cell office:value-type="float" office:value="1661.617">
                <text:p>1661.617</text:p>
              </table:table-cell>
            </table:table-row>
            <table:table-row>
              <table:table-cell office:value-type="float" office:value="2.079023">
                <text:p/>
              </table:table-cell>
              <table:table-cell office:value-type="float" office:value="1659.731">
                <text:p>1659.731</text:p>
              </table:table-cell>
            </table:table-row>
            <table:table-row>
              <table:table-cell office:value-type="float" office:value="2.088143">
                <text:p/>
              </table:table-cell>
              <table:table-cell office:value-type="float" office:value="1660.381">
                <text:p>1660.381</text:p>
              </table:table-cell>
            </table:table-row>
            <table:table-row>
              <table:table-cell office:value-type="float" office:value="2.096335">
                <text:p/>
              </table:table-cell>
              <table:table-cell office:value-type="float" office:value="1662.863">
                <text:p>1662.863</text:p>
              </table:table-cell>
            </table:table-row>
            <table:table-row>
              <table:table-cell office:value-type="float" office:value="2.10281">
                <text:p/>
              </table:table-cell>
              <table:table-cell office:value-type="float" office:value="1665.074">
                <text:p>1665.074</text:p>
              </table:table-cell>
            </table:table-row>
            <table:table-row>
              <table:table-cell office:value-type="float" office:value="2.108576">
                <text:p/>
              </table:table-cell>
              <table:table-cell office:value-type="float" office:value="1667.751">
                <text:p>1667.751</text:p>
              </table:table-cell>
            </table:table-row>
            <table:table-row>
              <table:table-cell office:value-type="float" office:value="2.116645">
                <text:p/>
              </table:table-cell>
              <table:table-cell office:value-type="float" office:value="1672.179">
                <text:p>1672.179</text:p>
              </table:table-cell>
            </table:table-row>
            <table:table-row>
              <table:table-cell office:value-type="float" office:value="2.125578">
                <text:p/>
              </table:table-cell>
              <table:table-cell office:value-type="float" office:value="1676.367">
                <text:p>1676.367</text:p>
              </table:table-cell>
            </table:table-row>
            <table:table-row>
              <table:table-cell office:value-type="float" office:value="2.130221">
                <text:p/>
              </table:table-cell>
              <table:table-cell office:value-type="float" office:value="1679.25">
                <text:p>1679.25</text:p>
              </table:table-cell>
            </table:table-row>
            <table:table-row>
              <table:table-cell office:value-type="float" office:value="2.136749">
                <text:p/>
              </table:table-cell>
              <table:table-cell office:value-type="float" office:value="1682.285">
                <text:p>1682.285</text:p>
              </table:table-cell>
            </table:table-row>
            <table:table-row>
              <table:table-cell office:value-type="float" office:value="2.145462">
                <text:p/>
              </table:table-cell>
              <table:table-cell office:value-type="float" office:value="1687.27">
                <text:p>1687.27</text:p>
              </table:table-cell>
            </table:table-row>
            <table:table-row>
              <table:table-cell office:value-type="float" office:value="2.152628">
                <text:p/>
              </table:table-cell>
              <table:table-cell office:value-type="float" office:value="1692.18">
                <text:p>1692.18</text:p>
              </table:table-cell>
            </table:table-row>
            <table:table-row>
              <table:table-cell office:value-type="float" office:value="2.159748">
                <text:p/>
              </table:table-cell>
              <table:table-cell office:value-type="float" office:value="1695.117">
                <text:p>1695.117</text:p>
              </table:table-cell>
            </table:table-row>
            <table:table-row>
              <table:table-cell office:value-type="float" office:value="2.164779">
                <text:p/>
              </table:table-cell>
              <table:table-cell office:value-type="float" office:value="1698.347">
                <text:p>1698.347</text:p>
              </table:table-cell>
            </table:table-row>
            <table:table-row>
              <table:table-cell office:value-type="float" office:value="2.173899">
                <text:p/>
              </table:table-cell>
              <table:table-cell office:value-type="float" office:value="1702.899">
                <text:p>1702.899</text:p>
              </table:table-cell>
            </table:table-row>
            <table:table-row>
              <table:table-cell office:value-type="float" office:value="2.183509">
                <text:p/>
              </table:table-cell>
              <table:table-cell office:value-type="float" office:value="1707.7">
                <text:p>1707.7</text:p>
              </table:table-cell>
            </table:table-row>
            <table:table-row>
              <table:table-cell office:value-type="float" office:value="2.188991">
                <text:p/>
              </table:table-cell>
              <table:table-cell office:value-type="float" office:value="1710.42">
                <text:p>1710.42</text:p>
              </table:table-cell>
            </table:table-row>
            <table:table-row>
              <table:table-cell office:value-type="float" office:value="2.194654">
                <text:p/>
              </table:table-cell>
              <table:table-cell office:value-type="float" office:value="1713.108">
                <text:p>1713.108</text:p>
              </table:table-cell>
            </table:table-row>
            <table:table-row>
              <table:table-cell office:value-type="float" office:value="2.203239">
                <text:p/>
              </table:table-cell>
              <table:table-cell office:value-type="float" office:value="1717.047">
                <text:p>1717.047</text:p>
              </table:table-cell>
            </table:table-row>
            <table:table-row>
              <table:table-cell office:value-type="float" office:value="2.212107">
                <text:p/>
              </table:table-cell>
              <table:table-cell office:value-type="float" office:value="1721.215">
                <text:p>1721.215</text:p>
              </table:table-cell>
            </table:table-row>
            <table:table-row>
              <table:table-cell office:value-type="float" office:value="2.217293">
                <text:p/>
              </table:table-cell>
              <table:table-cell office:value-type="float" office:value="1723.621">
                <text:p>1723.621</text:p>
              </table:table-cell>
            </table:table-row>
            <table:table-row>
              <table:table-cell office:value-type="float" office:value="2.223136">
                <text:p/>
              </table:table-cell>
              <table:table-cell office:value-type="float" office:value="1726.048">
                <text:p>1726.048</text:p>
              </table:table-cell>
            </table:table-row>
            <table:table-row>
              <table:table-cell office:value-type="float" office:value="2.231482">
                <text:p/>
              </table:table-cell>
              <table:table-cell office:value-type="float" office:value="1729.565">
                <text:p>1729.565</text:p>
              </table:table-cell>
            </table:table-row>
            <table:table-row>
              <table:table-cell office:value-type="float" office:value="2.240099">
                <text:p/>
              </table:table-cell>
              <table:table-cell office:value-type="float" office:value="1733.125">
                <text:p>1733.125</text:p>
              </table:table-cell>
            </table:table-row>
            <table:table-row>
              <table:table-cell office:value-type="float" office:value="2.245762">
                <text:p/>
              </table:table-cell>
              <table:table-cell office:value-type="float" office:value="1735.488">
                <text:p>1735.488</text:p>
              </table:table-cell>
            </table:table-row>
            <table:table-row>
              <table:table-cell office:value-type="float" office:value="2.25136">
                <text:p/>
              </table:table-cell>
              <table:table-cell office:value-type="float" office:value="1737.591">
                <text:p>1737.591</text:p>
              </table:table-cell>
            </table:table-row>
            <table:table-row>
              <table:table-cell office:value-type="float" office:value="2.259577">
                <text:p/>
              </table:table-cell>
              <table:table-cell office:value-type="float" office:value="1740.923">
                <text:p>1740.923</text:p>
              </table:table-cell>
            </table:table-row>
            <table:table-row>
              <table:table-cell office:value-type="float" office:value="2.267046">
                <text:p/>
              </table:table-cell>
              <table:table-cell office:value-type="float" office:value="1743.952">
                <text:p>1743.952</text:p>
              </table:table-cell>
            </table:table-row>
            <table:table-row>
              <table:table-cell office:value-type="float" office:value="2.273766">
                <text:p/>
              </table:table-cell>
              <table:table-cell office:value-type="float" office:value="1746.153">
                <text:p>1746.153</text:p>
              </table:table-cell>
            </table:table-row>
            <table:table-row>
              <table:table-cell office:value-type="float" office:value="2.278359">
                <text:p/>
              </table:table-cell>
              <table:table-cell office:value-type="float" office:value="1748.396">
                <text:p>1748.396</text:p>
              </table:table-cell>
            </table:table-row>
            <table:table-row>
              <table:table-cell office:value-type="float" office:value="2.288182">
                <text:p/>
              </table:table-cell>
              <table:table-cell office:value-type="float" office:value="1751.42">
                <text:p>1751.42</text:p>
              </table:table-cell>
            </table:table-row>
            <table:table-row>
              <table:table-cell office:value-type="float" office:value="2.301036">
                <text:p/>
              </table:table-cell>
              <table:table-cell office:value-type="float" office:value="1753.696">
                <text:p>1753.696</text:p>
              </table:table-cell>
            </table:table-row>
            <table:table-row>
              <table:table-cell office:value-type="float" office:value="2.30884">
                <text:p/>
              </table:table-cell>
              <table:table-cell office:value-type="float" office:value="1755.376">
                <text:p>1755.376</text:p>
              </table:table-cell>
            </table:table-row>
            <table:table-row>
              <table:table-cell office:value-type="float" office:value="2.317418">
                <text:p/>
              </table:table-cell>
              <table:table-cell office:value-type="float" office:value="1757.077">
                <text:p>1757.077</text:p>
              </table:table-cell>
            </table:table-row>
            <table:table-row>
              <table:table-cell office:value-type="float" office:value="2.328673">
                <text:p/>
              </table:table-cell>
              <table:table-cell office:value-type="float" office:value="1759.792">
                <text:p>1759.792</text:p>
              </table:table-cell>
            </table:table-row>
            <table:table-row>
              <table:table-cell office:value-type="float" office:value="2.338934">
                <text:p/>
              </table:table-cell>
              <table:table-cell office:value-type="float" office:value="1762.507">
                <text:p>1762.507</text:p>
              </table:table-cell>
            </table:table-row>
            <table:table-row>
              <table:table-cell office:value-type="float" office:value="2.345397">
                <text:p/>
              </table:table-cell>
              <table:table-cell office:value-type="float" office:value="1764.49">
                <text:p>1764.49</text:p>
              </table:table-cell>
            </table:table-row>
            <table:table-row>
              <table:table-cell office:value-type="float" office:value="2.351563">
                <text:p/>
              </table:table-cell>
              <table:table-cell office:value-type="float" office:value="1766.116">
                <text:p>1766.116</text:p>
              </table:table-cell>
            </table:table-row>
            <table:table-row>
              <table:table-cell office:value-type="float" office:value="2.369971">
                <text:p/>
              </table:table-cell>
              <table:table-cell office:value-type="float" office:value="1759.364">
                <text:p>1759.364</text:p>
              </table:table-cell>
            </table:table-row>
            <table:table-row>
              <table:table-cell office:value-type="float" office:value="2.397679">
                <text:p/>
              </table:table-cell>
              <table:table-cell office:value-type="float" office:value="1739.27">
                <text:p>1739.27</text:p>
              </table:table-cell>
            </table:table-row>
            <table:table-row>
              <table:table-cell office:value-type="float" office:value="2.410823">
                <text:p/>
              </table:table-cell>
              <table:table-cell office:value-type="float" office:value="1732.204">
                <text:p>1732.204</text:p>
              </table:table-cell>
            </table:table-row>
            <table:table-row>
              <table:table-cell office:value-type="float" office:value="2.420833">
                <text:p/>
              </table:table-cell>
              <table:table-cell office:value-type="float" office:value="1728.974">
                <text:p>1728.974</text:p>
              </table:table-cell>
            </table:table-row>
            <table:table-row>
              <table:table-cell office:value-type="float" office:value="2.433668">
                <text:p/>
              </table:table-cell>
              <table:table-cell office:value-type="float" office:value="1728.698">
                <text:p>1728.698</text:p>
              </table:table-cell>
            </table:table-row>
            <table:table-row>
              <table:table-cell office:value-type="float" office:value="2.444826">
                <text:p/>
              </table:table-cell>
              <table:table-cell office:value-type="float" office:value="1730.568">
                <text:p>1730.568</text:p>
              </table:table-cell>
            </table:table-row>
            <table:table-row>
              <table:table-cell office:value-type="float" office:value="2.45352">
                <text:p/>
              </table:table-cell>
              <table:table-cell office:value-type="float" office:value="1732.67">
                <text:p>1732.67</text:p>
              </table:table-cell>
            </table:table-row>
            <table:table-row>
              <table:table-cell office:value-type="float" office:value="2.460409">
                <text:p/>
              </table:table-cell>
              <table:table-cell office:value-type="float" office:value="1735.412">
                <text:p>1735.412</text:p>
              </table:table-cell>
            </table:table-row>
            <table:table-row>
              <table:table-cell office:value-type="float" office:value="2.472231">
                <text:p/>
              </table:table-cell>
              <table:table-cell office:value-type="float" office:value="1739.85">
                <text:p>1739.85</text:p>
              </table:table-cell>
            </table:table-row>
            <table:table-row>
              <table:table-cell office:value-type="float" office:value="2.484453">
                <text:p/>
              </table:table-cell>
              <table:table-cell office:value-type="float" office:value="1744.418">
                <text:p>1744.418</text:p>
              </table:table-cell>
            </table:table-row>
            <table:table-row>
              <table:table-cell office:value-type="float" office:value="2.491019">
                <text:p/>
              </table:table-cell>
              <table:table-cell office:value-type="float" office:value="1747.637">
                <text:p>1747.637</text:p>
              </table:table-cell>
            </table:table-row>
            <table:table-row>
              <table:table-cell office:value-type="float" office:value="2.500126">
                <text:p/>
              </table:table-cell>
              <table:table-cell office:value-type="float" office:value="1750.791">
                <text:p>1750.791</text:p>
              </table:table-cell>
            </table:table-row>
            <table:table-row>
              <table:table-cell office:value-type="float" office:value="2.509955">
                <text:p/>
              </table:table-cell>
              <table:table-cell office:value-type="float" office:value="1754.817">
                <text:p>1754.817</text:p>
              </table:table-cell>
            </table:table-row>
            <table:table-row>
              <table:table-cell office:value-type="float" office:value="2.520842">
                <text:p/>
              </table:table-cell>
              <table:table-cell office:value-type="float" office:value="1758.995">
                <text:p>1758.995</text:p>
              </table:table-cell>
            </table:table-row>
            <table:table-row>
              <table:table-cell office:value-type="float" office:value="2.528956">
                <text:p/>
              </table:table-cell>
              <table:table-cell office:value-type="float" office:value="1761.802">
                <text:p>1761.802</text:p>
              </table:table-cell>
            </table:table-row>
            <table:table-row>
              <table:table-cell office:value-type="float" office:value="2.535664">
                <text:p/>
              </table:table-cell>
              <table:table-cell office:value-type="float" office:value="1764.577">
                <text:p>1764.577</text:p>
              </table:table-cell>
            </table:table-row>
            <table:table-row>
              <table:table-cell office:value-type="float" office:value="2.543855">
                <text:p/>
              </table:table-cell>
              <table:table-cell office:value-type="float" office:value="1767.07">
                <text:p>1767.07</text:p>
              </table:table-cell>
            </table:table-row>
            <table:table-row>
              <table:table-cell office:value-type="float" office:value="2.554994">
                <text:p/>
              </table:table-cell>
              <table:table-cell office:value-type="float" office:value="1770.494">
                <text:p>1770.494</text:p>
              </table:table-cell>
            </table:table-row>
            <table:table-row>
              <table:table-cell office:value-type="float" office:value="2.565978">
                <text:p/>
              </table:table-cell>
              <table:table-cell office:value-type="float" office:value="1773.117">
                <text:p>1773.117</text:p>
              </table:table-cell>
            </table:table-row>
            <table:table-row>
              <table:table-cell office:value-type="float" office:value="2.705614">
                <text:p/>
              </table:table-cell>
              <table:table-cell office:value-type="float" office:value="1755.831">
                <text:p>1755.831</text:p>
              </table:table-cell>
            </table:table-row>
            <table:table-row>
              <table:table-cell office:value-type="float" office:value="2.995174">
                <text:p/>
              </table:table-cell>
              <table:table-cell office:value-type="float" office:value="1708.643">
                <text:p>1708.643</text:p>
              </table:table-cell>
            </table:table-row>
            <table:table-row>
              <table:table-cell office:value-type="float" office:value="3.142828">
                <text:p/>
              </table:table-cell>
              <table:table-cell office:value-type="float" office:value="1685.33">
                <text:p>1685.33</text:p>
              </table:table-cell>
            </table:table-row>
            <table:table-row>
              <table:table-cell office:value-type="float" office:value="3.193368">
                <text:p/>
              </table:table-cell>
              <table:table-cell office:value-type="float" office:value="1679.142">
                <text:p>1679.142</text:p>
              </table:table-cell>
            </table:table-row>
            <table:table-row>
              <table:table-cell office:value-type="float" office:value="3.230002">
                <text:p/>
              </table:table-cell>
              <table:table-cell office:value-type="float" office:value="1676.487">
                <text:p>1676.487</text:p>
              </table:table-cell>
            </table:table-row>
            <table:table-row>
              <table:table-cell office:value-type="float" office:value="3.269204">
                <text:p/>
              </table:table-cell>
              <table:table-cell office:value-type="float" office:value="1676.774">
                <text:p>1676.774</text:p>
              </table:table-cell>
            </table:table-row>
            <table:table-row>
              <table:table-cell office:value-type="float" office:value="3.300046">
                <text:p/>
              </table:table-cell>
              <table:table-cell office:value-type="float" office:value="1679.304">
                <text:p>1679.304</text:p>
              </table:table-cell>
            </table:table-row>
            <table:table-row>
              <table:table-cell office:value-type="float" office:value="3.317216">
                <text:p/>
              </table:table-cell>
              <table:table-cell office:value-type="float" office:value="1682.101">
                <text:p>1682.101</text:p>
              </table:table-cell>
            </table:table-row>
            <table:table-row>
              <table:table-cell office:value-type="float" office:value="3.334385">
                <text:p/>
              </table:table-cell>
              <table:table-cell office:value-type="float" office:value="1685.363">
                <text:p>1685.363</text:p>
              </table:table-cell>
            </table:table-row>
            <table:table-row>
              <table:table-cell office:value-type="float" office:value="3.357797">
                <text:p/>
              </table:table-cell>
              <table:table-cell office:value-type="float" office:value="1690.782">
                <text:p>1690.782</text:p>
              </table:table-cell>
            </table:table-row>
            <table:table-row>
              <table:table-cell office:value-type="float" office:value="3.38201">
                <text:p/>
              </table:table-cell>
              <table:table-cell office:value-type="float" office:value="1696.623">
                <text:p>1696.623</text:p>
              </table:table-cell>
            </table:table-row>
            <table:table-row>
              <table:table-cell office:value-type="float" office:value="3.397489">
                <text:p/>
              </table:table-cell>
              <table:table-cell office:value-type="float" office:value="1700.59">
                <text:p>1700.59</text:p>
              </table:table-cell>
            </table:table-row>
            <table:table-row>
              <table:table-cell office:value-type="float" office:value="3.411756">
                <text:p/>
              </table:table-cell>
              <table:table-cell office:value-type="float" office:value="1704.416">
                <text:p>1704.416</text:p>
              </table:table-cell>
            </table:table-row>
            <table:table-row>
              <table:table-cell office:value-type="float" office:value="3.435633">
                <text:p/>
              </table:table-cell>
              <table:table-cell office:value-type="float" office:value="1710.127">
                <text:p>1710.127</text:p>
              </table:table-cell>
            </table:table-row>
            <table:table-row>
              <table:table-cell office:value-type="float" office:value="3.458039">
                <text:p/>
              </table:table-cell>
              <table:table-cell office:value-type="float" office:value="1715.969">
                <text:p>1715.969</text:p>
              </table:table-cell>
            </table:table-row>
            <table:table-row>
              <table:table-cell office:value-type="float" office:value="3.471751">
                <text:p/>
              </table:table-cell>
              <table:table-cell office:value-type="float" office:value="1719.795">
                <text:p>1719.795</text:p>
              </table:table-cell>
            </table:table-row>
            <table:table-row>
              <table:table-cell office:value-type="float" office:value="3.486843">
                <text:p/>
              </table:table-cell>
              <table:table-cell office:value-type="float" office:value="1723.263">
                <text:p>1723.263</text:p>
              </table:table-cell>
            </table:table-row>
            <table:table-row>
              <table:table-cell office:value-type="float" office:value="3.507837">
                <text:p/>
              </table:table-cell>
              <table:table-cell office:value-type="float" office:value="1728.741">
                <text:p>1728.741</text:p>
              </table:table-cell>
            </table:table-row>
            <table:table-row>
              <table:table-cell office:value-type="float" office:value="3.529657">
                <text:p/>
              </table:table-cell>
              <table:table-cell office:value-type="float" office:value="1734.296">
                <text:p>1734.296</text:p>
              </table:table-cell>
            </table:table-row>
            <table:table-row>
              <table:table-cell office:value-type="float" office:value="3.543665">
                <text:p/>
              </table:table-cell>
              <table:table-cell office:value-type="float" office:value="1737.526">
                <text:p>1737.526</text:p>
              </table:table-cell>
            </table:table-row>
            <table:table-row>
              <table:table-cell office:value-type="float" office:value="3.556991">
                <text:p/>
              </table:table-cell>
              <table:table-cell office:value-type="float" office:value="1740.864">
                <text:p>1740.864</text:p>
              </table:table-cell>
            </table:table-row>
            <table:table-row>
              <table:table-cell office:value-type="float" office:value="3.578281">
                <text:p/>
              </table:table-cell>
              <table:table-cell office:value-type="float" office:value="1745.719">
                <text:p>1745.719</text:p>
              </table:table-cell>
            </table:table-row>
            <table:table-row>
              <table:table-cell office:value-type="float" office:value="3.598823">
                <text:p/>
              </table:table-cell>
              <table:table-cell office:value-type="float" office:value="1750.238">
                <text:p>1750.238</text:p>
              </table:table-cell>
            </table:table-row>
            <table:table-row>
              <table:table-cell office:value-type="float" office:value="3.611736">
                <text:p/>
              </table:table-cell>
              <table:table-cell office:value-type="float" office:value="1753.349">
                <text:p>1753.349</text:p>
              </table:table-cell>
            </table:table-row>
            <table:table-row>
              <table:table-cell office:value-type="float" office:value="3.62737">
                <text:p/>
              </table:table-cell>
              <table:table-cell office:value-type="float" office:value="1756.21">
                <text:p>1756.21</text:p>
              </table:table-cell>
            </table:table-row>
            <table:table-row>
              <table:table-cell office:value-type="float" office:value="3.648144">
                <text:p/>
              </table:table-cell>
              <table:table-cell office:value-type="float" office:value="1760.421">
                <text:p>1760.421</text:p>
              </table:table-cell>
            </table:table-row>
            <table:table-row>
              <table:table-cell office:value-type="float" office:value="3.669048">
                <text:p/>
              </table:table-cell>
              <table:table-cell office:value-type="float" office:value="1764.349">
                <text:p>1764.349</text:p>
              </table:table-cell>
            </table:table-row>
            <table:table-row>
              <table:table-cell office:value-type="float" office:value="3.684179">
                <text:p/>
              </table:table-cell>
              <table:table-cell office:value-type="float" office:value="1767.07">
                <text:p>1767.07</text:p>
              </table:table-cell>
            </table:table-row>
            <table:table-row>
              <table:table-cell office:value-type="float" office:value="3.697014">
                <text:p/>
              </table:table-cell>
              <table:table-cell office:value-type="float" office:value="1769.822">
                <text:p>1769.822</text:p>
              </table:table-cell>
            </table:table-row>
            <table:table-row>
              <table:table-cell office:value-type="float" office:value="3.718524">
                <text:p/>
              </table:table-cell>
              <table:table-cell office:value-type="float" office:value="1773.421">
                <text:p>1773.421</text:p>
              </table:table-cell>
            </table:table-row>
            <table:table-row>
              <table:table-cell office:value-type="float" office:value="3.741259">
                <text:p/>
              </table:table-cell>
              <table:table-cell office:value-type="float" office:value="1776.791">
                <text:p>1776.791</text:p>
              </table:table-cell>
            </table:table-row>
            <table:table-row>
              <table:table-cell office:value-type="float" office:value="3.754159">
                <text:p/>
              </table:table-cell>
              <table:table-cell office:value-type="float" office:value="1779.23">
                <text:p>1779.23</text:p>
              </table:table-cell>
            </table:table-row>
            <table:table-row>
              <table:table-cell office:value-type="float" office:value="3.769174">
                <text:p/>
              </table:table-cell>
              <table:table-cell office:value-type="float" office:value="1781.56">
                <text:p>1781.56</text:p>
              </table:table-cell>
            </table:table-row>
            <table:table-row>
              <table:table-cell office:value-type="float" office:value="3.790283">
                <text:p/>
              </table:table-cell>
              <table:table-cell office:value-type="float" office:value="1785.104">
                <text:p>1785.104</text:p>
              </table:table-cell>
            </table:table-row>
            <table:table-row>
              <table:table-cell office:value-type="float" office:value="3.810748">
                <text:p/>
              </table:table-cell>
              <table:table-cell office:value-type="float" office:value="1788.659">
                <text:p>1788.659</text:p>
              </table:table-cell>
            </table:table-row>
            <table:table-row>
              <table:table-cell office:value-type="float" office:value="3.825144">
                <text:p/>
              </table:table-cell>
              <table:table-cell office:value-type="float" office:value="1790.946">
                <text:p>1790.946</text:p>
              </table:table-cell>
            </table:table-row>
            <table:table-row>
              <table:table-cell office:value-type="float" office:value="3.837992">
                <text:p/>
              </table:table-cell>
              <table:table-cell office:value-type="float" office:value="1793.232">
                <text:p>1793.232</text:p>
              </table:table-cell>
            </table:table-row>
            <table:table-row>
              <table:table-cell office:value-type="float" office:value="3.858186">
                <text:p/>
              </table:table-cell>
              <table:table-cell office:value-type="float" office:value="1796.484">
                <text:p>1796.484</text:p>
              </table:table-cell>
            </table:table-row>
            <table:table-row>
              <table:table-cell office:value-type="float" office:value="3.877709">
                <text:p/>
              </table:table-cell>
              <table:table-cell office:value-type="float" office:value="1799.67">
                <text:p>1799.67</text:p>
              </table:table-cell>
            </table:table-row>
            <table:table-row>
              <table:table-cell office:value-type="float" office:value="3.890119">
                <text:p/>
              </table:table-cell>
              <table:table-cell office:value-type="float" office:value="1801.697">
                <text:p>1801.697</text:p>
              </table:table-cell>
            </table:table-row>
            <table:table-row>
              <table:table-cell office:value-type="float" office:value="3.904153">
                <text:p/>
              </table:table-cell>
              <table:table-cell office:value-type="float" office:value="1803.648">
                <text:p>1803.648</text:p>
              </table:table-cell>
            </table:table-row>
            <table:table-row>
              <table:table-cell office:value-type="float" office:value="3.923225">
                <text:p/>
              </table:table-cell>
              <table:table-cell office:value-type="float" office:value="1806.785">
                <text:p>1806.785</text:p>
              </table:table-cell>
            </table:table-row>
            <table:table-row>
              <table:table-cell office:value-type="float" office:value="3.942568">
                <text:p/>
              </table:table-cell>
              <table:table-cell office:value-type="float" office:value="1809.5">
                <text:p>1809.5</text:p>
              </table:table-cell>
            </table:table-row>
            <table:table-row>
              <table:table-cell office:value-type="float" office:value="3.956383">
                <text:p/>
              </table:table-cell>
              <table:table-cell office:value-type="float" office:value="1811.147">
                <text:p>1811.147</text:p>
              </table:table-cell>
            </table:table-row>
            <table:table-row>
              <table:table-cell office:value-type="float" office:value="3.968612">
                <text:p/>
              </table:table-cell>
              <table:table-cell office:value-type="float" office:value="1812.903">
                <text:p>1812.903</text:p>
              </table:table-cell>
            </table:table-row>
            <table:table-row>
              <table:table-cell office:value-type="float" office:value="3.987955">
                <text:p/>
              </table:table-cell>
              <table:table-cell office:value-type="float" office:value="1815.358">
                <text:p>1815.358</text:p>
              </table:table-cell>
            </table:table-row>
            <table:table-row>
              <table:table-cell office:value-type="float" office:value="4.008033">
                <text:p/>
              </table:table-cell>
              <table:table-cell office:value-type="float" office:value="1817.997">
                <text:p>1817.997</text:p>
              </table:table-cell>
            </table:table-row>
            <table:table-row>
              <table:table-cell office:value-type="float" office:value="4.020042">
                <text:p/>
              </table:table-cell>
              <table:table-cell office:value-type="float" office:value="1820.11">
                <text:p>1820.11</text:p>
              </table:table-cell>
            </table:table-row>
            <table:table-row>
              <table:table-cell office:value-type="float" office:value="4.033703">
                <text:p/>
              </table:table-cell>
              <table:table-cell office:value-type="float" office:value="1822.061">
                <text:p>1822.061</text:p>
              </table:table-cell>
            </table:table-row>
            <table:table-row>
              <table:table-cell office:value-type="float" office:value="4.053071">
                <text:p/>
              </table:table-cell>
              <table:table-cell office:value-type="float" office:value="1825.058">
                <text:p>1825.058</text:p>
              </table:table-cell>
            </table:table-row>
            <table:table-row>
              <table:table-cell office:value-type="float" office:value="4.072452">
                <text:p/>
              </table:table-cell>
              <table:table-cell office:value-type="float" office:value="1828.271">
                <text:p>1828.271</text:p>
              </table:table-cell>
            </table:table-row>
            <table:table-row>
              <table:table-cell office:value-type="float" office:value="4.085894">
                <text:p/>
              </table:table-cell>
              <table:table-cell office:value-type="float" office:value="1830.255">
                <text:p>1830.255</text:p>
              </table:table-cell>
            </table:table-row>
            <table:table-row>
              <table:table-cell office:value-type="float" office:value="4.098264">
                <text:p/>
              </table:table-cell>
              <table:table-cell office:value-type="float" office:value="1832.249">
                <text:p>1832.249</text:p>
              </table:table-cell>
            </table:table-row>
            <table:table-row>
              <table:table-cell office:value-type="float" office:value="4.118297">
                <text:p/>
              </table:table-cell>
              <table:table-cell office:value-type="float" office:value="1835.083">
                <text:p>1835.083</text:p>
              </table:table-cell>
            </table:table-row>
            <table:table-row>
              <table:table-cell office:value-type="float" office:value="4.138394">
                <text:p/>
              </table:table-cell>
              <table:table-cell office:value-type="float" office:value="1838.08">
                <text:p>1838.08</text:p>
              </table:table-cell>
            </table:table-row>
            <table:table-row>
              <table:table-cell office:value-type="float" office:value="4.150855">
                <text:p/>
              </table:table-cell>
              <table:table-cell office:value-type="float" office:value="1840.193">
                <text:p>1840.193</text:p>
              </table:table-cell>
            </table:table-row>
            <table:table-row>
              <table:table-cell office:value-type="float" office:value="4.164774">
                <text:p/>
              </table:table-cell>
              <table:table-cell office:value-type="float" office:value="1841.992">
                <text:p>1841.992</text:p>
              </table:table-cell>
            </table:table-row>
            <table:table-row>
              <table:table-cell office:value-type="float" office:value="4.184168">
                <text:p/>
              </table:table-cell>
              <table:table-cell office:value-type="float" office:value="1844.929">
                <text:p>1844.929</text:p>
              </table:table-cell>
            </table:table-row>
            <table:table-row>
              <table:table-cell office:value-type="float" office:value="4.203175">
                <text:p/>
              </table:table-cell>
              <table:table-cell office:value-type="float" office:value="1847.574">
                <text:p>1847.574</text:p>
              </table:table-cell>
            </table:table-row>
            <table:table-row>
              <table:table-cell office:value-type="float" office:value="4.216733">
                <text:p/>
              </table:table-cell>
              <table:table-cell office:value-type="float" office:value="1849.134">
                <text:p>1849.134</text:p>
              </table:table-cell>
            </table:table-row>
            <table:table-row>
              <table:table-cell office:value-type="float" office:value="4.229942">
                <text:p/>
              </table:table-cell>
              <table:table-cell office:value-type="float" office:value="1849.297">
                <text:p>1849.297</text:p>
              </table:table-cell>
            </table:table-row>
            <table:table-row>
              <table:table-cell office:value-type="float" office:value="4.253851">
                <text:p/>
              </table:table-cell>
              <table:table-cell office:value-type="float" office:value="1843.954">
                <text:p>1843.954</text:p>
              </table:table-cell>
            </table:table-row>
            <table:table-row>
              <table:table-cell office:value-type="float" office:value="4.274883">
                <text:p/>
              </table:table-cell>
              <table:table-cell office:value-type="float" office:value="1842.003">
                <text:p>1842.003</text:p>
              </table:table-cell>
            </table:table-row>
            <table:table-row>
              <table:table-cell office:value-type="float" office:value="4.287628">
                <text:p/>
              </table:table-cell>
              <table:table-cell office:value-type="float" office:value="1842.274">
                <text:p>1842.274</text:p>
              </table:table-cell>
            </table:table-row>
            <table:table-row>
              <table:table-cell office:value-type="float" office:value="4.310538">
                <text:p/>
              </table:table-cell>
              <table:table-cell office:value-type="float" office:value="1836.476">
                <text:p>1836.476</text:p>
              </table:table-cell>
            </table:table-row>
            <table:table-row>
              <table:table-cell office:value-type="float" office:value="4.34049">
                <text:p/>
              </table:table-cell>
              <table:table-cell office:value-type="float" office:value="1821.584">
                <text:p>1821.584</text:p>
              </table:table-cell>
            </table:table-row>
            <table:table-row>
              <table:table-cell office:value-type="float" office:value="4.377628">
                <text:p/>
              </table:table-cell>
              <table:table-cell office:value-type="float" office:value="1806.276">
                <text:p>1806.276</text:p>
              </table:table-cell>
            </table:table-row>
            <table:table-row>
              <table:table-cell office:value-type="float" office:value="4.40638">
                <text:p/>
              </table:table-cell>
              <table:table-cell office:value-type="float" office:value="1799.583">
                <text:p>1799.583</text:p>
              </table:table-cell>
            </table:table-row>
            <table:table-row>
              <table:table-cell office:value-type="float" office:value="4.421757">
                <text:p/>
              </table:table-cell>
              <table:table-cell office:value-type="float" office:value="1798.348">
                <text:p>1798.348</text:p>
              </table:table-cell>
            </table:table-row>
            <table:table-row>
              <table:table-cell office:value-type="float" office:value="4.437765">
                <text:p/>
              </table:table-cell>
              <table:table-cell office:value-type="float" office:value="1798.359">
                <text:p>1798.359</text:p>
              </table:table-cell>
            </table:table-row>
            <table:table-row>
              <table:table-cell office:value-type="float" office:value="4.460339">
                <text:p/>
              </table:table-cell>
              <table:table-cell office:value-type="float" office:value="1800.19">
                <text:p>1800.19</text:p>
              </table:table-cell>
            </table:table-row>
            <table:table-row>
              <table:table-cell office:value-type="float" office:value="4.482345">
                <text:p/>
              </table:table-cell>
              <table:table-cell office:value-type="float" office:value="1802.9">
                <text:p>1802.9</text:p>
              </table:table-cell>
            </table:table-row>
            <table:table-row>
              <table:table-cell office:value-type="float" office:value="4.496935">
                <text:p/>
              </table:table-cell>
              <table:table-cell office:value-type="float" office:value="1804.861">
                <text:p>1804.861</text:p>
              </table:table-cell>
            </table:table-row>
            <table:table-row>
              <table:table-cell office:value-type="float" office:value="4.510015">
                <text:p/>
              </table:table-cell>
              <table:table-cell office:value-type="float" office:value="1806.4">
                <text:p>1806.4</text:p>
              </table:table-cell>
            </table:table-row>
            <table:table-row>
              <table:table-cell office:value-type="float" office:value="4.53591">
                <text:p/>
              </table:table-cell>
              <table:table-cell office:value-type="float" office:value="1799.058">
                <text:p>1799.058</text:p>
              </table:table-cell>
            </table:table-row>
            <table:table-row>
              <table:table-cell office:value-type="float" office:value="4.57904">
                <text:p/>
              </table:table-cell>
              <table:table-cell office:value-type="float" office:value="1754.281">
                <text:p>1754.281</text:p>
              </table:table-cell>
            </table:table-row>
            <table:table-row>
              <table:table-cell office:value-type="float" office:value="4.602181">
                <text:p/>
              </table:table-cell>
              <table:table-cell office:value-type="float" office:value="1732.768">
                <text:p>1732.768</text:p>
              </table:table-cell>
            </table:table-row>
            <table:table-row>
              <table:table-cell office:value-type="float" office:value="4.622407">
                <text:p/>
              </table:table-cell>
              <table:table-cell office:value-type="float" office:value="1720.564">
                <text:p>1720.564</text:p>
              </table:table-cell>
            </table:table-row>
            <table:table-row>
              <table:table-cell office:value-type="float" office:value="4.649025">
                <text:p/>
              </table:table-cell>
              <table:table-cell office:value-type="float" office:value="1710.864">
                <text:p>1710.864</text:p>
              </table:table-cell>
            </table:table-row>
            <table:table-row>
              <table:table-cell office:value-type="float" office:value="4.670226">
                <text:p/>
              </table:table-cell>
              <table:table-cell office:value-type="float" office:value="1691.345">
                <text:p>1691.345</text:p>
              </table:table-cell>
            </table:table-row>
            <table:table-row>
              <table:table-cell office:value-type="float" office:value="4.683383">
                <text:p/>
              </table:table-cell>
              <table:table-cell office:value-type="float" office:value="1675.403">
                <text:p>1675.403</text:p>
              </table:table-cell>
            </table:table-row>
            <table:table-row>
              <table:table-cell office:value-type="float" office:value="4.696025">
                <text:p/>
              </table:table-cell>
              <table:table-cell office:value-type="float" office:value="1666.537">
                <text:p>1666.537</text:p>
              </table:table-cell>
            </table:table-row>
            <table:table-row>
              <table:table-cell office:value-type="float" office:value="4.718366">
                <text:p/>
              </table:table-cell>
              <table:table-cell office:value-type="float" office:value="1660.544">
                <text:p>1660.544</text:p>
              </table:table-cell>
            </table:table-row>
            <table:table-row>
              <table:table-cell office:value-type="float" office:value="4.739676">
                <text:p/>
              </table:table-cell>
              <table:table-cell office:value-type="float" office:value="1659.254">
                <text:p>1659.254</text:p>
              </table:table-cell>
            </table:table-row>
            <table:table-row>
              <table:table-cell office:value-type="float" office:value="4.752266">
                <text:p/>
              </table:table-cell>
              <table:table-cell office:value-type="float" office:value="1660.414">
                <text:p>1660.414</text:p>
              </table:table-cell>
            </table:table-row>
            <table:table-row>
              <table:table-cell office:value-type="float" office:value="4.766752">
                <text:p/>
              </table:table-cell>
              <table:table-cell office:value-type="float" office:value="1662.105">
                <text:p>1662.105</text:p>
              </table:table-cell>
            </table:table-row>
            <table:table-row>
              <table:table-cell office:value-type="float" office:value="4.78674">
                <text:p/>
              </table:table-cell>
              <table:table-cell office:value-type="float" office:value="1665.605">
                <text:p>1665.605</text:p>
              </table:table-cell>
            </table:table-row>
            <table:table-row>
              <table:table-cell office:value-type="float" office:value="4.807334">
                <text:p/>
              </table:table-cell>
              <table:table-cell office:value-type="float" office:value="1669.821">
                <text:p>1669.821</text:p>
              </table:table-cell>
            </table:table-row>
            <table:table-row>
              <table:table-cell office:value-type="float" office:value="4.821743">
                <text:p/>
              </table:table-cell>
              <table:table-cell office:value-type="float" office:value="1672.628">
                <text:p>1672.628</text:p>
              </table:table-cell>
            </table:table-row>
            <table:table-row>
              <table:table-cell office:value-type="float" office:value="4.834642">
                <text:p/>
              </table:table-cell>
              <table:table-cell office:value-type="float" office:value="1675.62">
                <text:p>1675.62</text:p>
              </table:table-cell>
            </table:table-row>
            <table:table-row>
              <table:table-cell office:value-type="float" office:value="4.854939">
                <text:p/>
              </table:table-cell>
              <table:table-cell office:value-type="float" office:value="1679.96">
                <text:p>1679.96</text:p>
              </table:table-cell>
            </table:table-row>
            <table:table-row>
              <table:table-cell office:value-type="float" office:value="4.875417">
                <text:p/>
              </table:table-cell>
              <table:table-cell office:value-type="float" office:value="1684.106">
                <text:p>1684.106</text:p>
              </table:table-cell>
            </table:table-row>
            <table:table-row>
              <table:table-cell office:value-type="float" office:value="4.888175">
                <text:p/>
              </table:table-cell>
              <table:table-cell office:value-type="float" office:value="1686.793">
                <text:p>1686.793</text:p>
              </table:table-cell>
            </table:table-row>
            <table:table-row>
              <table:table-cell office:value-type="float" office:value="4.902403">
                <text:p/>
              </table:table-cell>
              <table:table-cell office:value-type="float" office:value="1689.427">
                <text:p>1689.427</text:p>
              </table:table-cell>
            </table:table-row>
            <table:table-row>
              <table:table-cell office:value-type="float" office:value="4.921552">
                <text:p/>
              </table:table-cell>
              <table:table-cell office:value-type="float" office:value="1692.061">
                <text:p>1692.061</text:p>
              </table:table-cell>
            </table:table-row>
            <table:table-row>
              <table:table-cell office:value-type="float" office:value="4.938199">
                <text:p/>
              </table:table-cell>
              <table:table-cell office:value-type="float" office:value="1693.101">
                <text:p>1693.101</text:p>
              </table:table-cell>
            </table:table-row>
            <table:table-row>
              <table:table-cell office:value-type="float" office:value="4.949666">
                <text:p/>
              </table:table-cell>
              <table:table-cell office:value-type="float" office:value="1694.152">
                <text:p>1694.152</text:p>
              </table:table-cell>
            </table:table-row>
            <table:table-row>
              <table:table-cell office:value-type="float" office:value="4.960799">
                <text:p/>
              </table:table-cell>
              <table:table-cell office:value-type="float" office:value="1695.843">
                <text:p>1695.843</text:p>
              </table:table-cell>
            </table:table-row>
            <table:table-row>
              <table:table-cell office:value-type="float" office:value="4.981793">
                <text:p/>
              </table:table-cell>
              <table:table-cell office:value-type="float" office:value="1697.138">
                <text:p>1697.138</text:p>
              </table:table-cell>
            </table:table-row>
            <table:table-row>
              <table:table-cell office:value-type="float" office:value="5.012113">
                <text:p>10</text:p>
              </table:table-cell>
              <table:table-cell office:value-type="float" office:value="1685.775">
                <text:p>1685.775</text:p>
              </table:table-cell>
            </table:table-row>
            <table:table-row>
              <table:table-cell office:value-type="float" office:value="5.035319">
                <text:p>10</text:p>
              </table:table-cell>
              <table:table-cell office:value-type="float" office:value="1672.823">
                <text:p>1672.823</text:p>
              </table:table-cell>
            </table:table-row>
            <table:table-row>
              <table:table-cell office:value-type="float" office:value="5.05272">
                <text:p>10</text:p>
              </table:table-cell>
              <table:table-cell office:value-type="float" office:value="1662.874">
                <text:p>1662.874</text:p>
              </table:table-cell>
            </table:table-row>
            <table:table-row>
              <table:table-cell office:value-type="float" office:value="5.073579">
                <text:p>10</text:p>
              </table:table-cell>
              <table:table-cell office:value-type="float" office:value="1650.947">
                <text:p>1650.947</text:p>
              </table:table-cell>
            </table:table-row>
            <table:table-row>
              <table:table-cell office:value-type="float" office:value="5.09267">
                <text:p>10</text:p>
              </table:table-cell>
              <table:table-cell office:value-type="float" office:value="1629.829">
                <text:p>1629.829</text:p>
              </table:table-cell>
            </table:table-row>
            <table:table-row>
              <table:table-cell office:value-type="float" office:value="5.105247">
                <text:p>10</text:p>
              </table:table-cell>
              <table:table-cell office:value-type="float" office:value="1611.167">
                <text:p>1611.167</text:p>
              </table:table-cell>
            </table:table-row>
            <table:table-row>
              <table:table-cell office:value-type="float" office:value="5.135664">
                <text:p>10</text:p>
              </table:table-cell>
              <table:table-cell office:value-type="float" office:value="1558.039">
                <text:p>1558.039</text:p>
              </table:table-cell>
            </table:table-row>
            <table:table-row>
              <table:table-cell office:value-type="float" office:value="5.19186">
                <text:p>10</text:p>
              </table:table-cell>
              <table:table-cell office:value-type="float" office:value="1481.784">
                <text:p>1481.784</text:p>
              </table:table-cell>
            </table:table-row>
            <table:table-row>
              <table:table-cell office:value-type="float" office:value="5.236331">
                <text:p>10</text:p>
              </table:table-cell>
              <table:table-cell office:value-type="float" office:value="1440.611">
                <text:p>1440.611</text:p>
              </table:table-cell>
            </table:table-row>
            <table:table-row>
              <table:table-cell office:value-type="float" office:value="5.261549">
                <text:p>10</text:p>
              </table:table-cell>
              <table:table-cell office:value-type="float" office:value="1420.246">
                <text:p>1420.246</text:p>
              </table:table-cell>
            </table:table-row>
            <table:table-row>
              <table:table-cell office:value-type="float" office:value="5.285478">
                <text:p>10</text:p>
              </table:table-cell>
              <table:table-cell office:value-type="float" office:value="1402.537">
                <text:p>1402.537</text:p>
              </table:table-cell>
            </table:table-row>
            <table:table-row>
              <table:table-cell office:value-type="float" office:value="5.319294">
                <text:p>10</text:p>
              </table:table-cell>
              <table:table-cell office:value-type="float" office:value="1377.897">
                <text:p>1377.897</text:p>
              </table:table-cell>
            </table:table-row>
            <table:table-row>
              <table:table-cell office:value-type="float" office:value="5.351549">
                <text:p>10</text:p>
              </table:table-cell>
              <table:table-cell office:value-type="float" office:value="1361.115">
                <text:p>1361.115</text:p>
              </table:table-cell>
            </table:table-row>
            <table:table-row>
              <table:table-cell office:value-type="float" office:value="5.371814">
                <text:p>10</text:p>
              </table:table-cell>
              <table:table-cell office:value-type="float" office:value="1354.785">
                <text:p>1354.785</text:p>
              </table:table-cell>
            </table:table-row>
            <table:table-row>
              <table:table-cell office:value-type="float" office:value="5.393137">
                <text:p>10</text:p>
              </table:table-cell>
              <table:table-cell office:value-type="float" office:value="1352.054">
                <text:p>1352.054</text:p>
              </table:table-cell>
            </table:table-row>
            <table:table-row>
              <table:table-cell office:value-type="float" office:value="5.424947">
                <text:p>10</text:p>
              </table:table-cell>
              <table:table-cell office:value-type="float" office:value="1351.989">
                <text:p>1351.989</text:p>
              </table:table-cell>
            </table:table-row>
            <table:table-row>
              <table:table-cell office:value-type="float" office:value="5.453906">
                <text:p>10</text:p>
              </table:table-cell>
              <table:table-cell office:value-type="float" office:value="1354.233">
                <text:p>1354.233</text:p>
              </table:table-cell>
            </table:table-row>
            <table:table-row>
              <table:table-cell office:value-type="float" office:value="5.471694">
                <text:p>10</text:p>
              </table:table-cell>
              <table:table-cell office:value-type="float" office:value="1356.953">
                <text:p>1356.953</text:p>
              </table:table-cell>
            </table:table-row>
            <table:table-row>
              <table:table-cell office:value-type="float" office:value="5.49045">
                <text:p>10</text:p>
              </table:table-cell>
              <table:table-cell office:value-type="float" office:value="1360.053">
                <text:p>1360.053</text:p>
              </table:table-cell>
            </table:table-row>
            <table:table-row>
              <table:table-cell office:value-type="float" office:value="5.520635">
                <text:p>10</text:p>
              </table:table-cell>
              <table:table-cell office:value-type="float" office:value="1363.071">
                <text:p>1363.071</text:p>
              </table:table-cell>
            </table:table-row>
            <table:table-row>
              <table:table-cell office:value-type="float" office:value="5.551258">
                <text:p>10</text:p>
              </table:table-cell>
              <table:table-cell office:value-type="float" office:value="1363.423">
                <text:p>1363.423</text:p>
              </table:table-cell>
            </table:table-row>
            <table:table-row>
              <table:table-cell office:value-type="float" office:value="5.582255">
                <text:p>10</text:p>
              </table:table-cell>
              <table:table-cell office:value-type="float" office:value="1341.542">
                <text:p>1341.542</text:p>
              </table:table-cell>
            </table:table-row>
            <table:table-row>
              <table:table-cell office:value-type="float" office:value="5.61551">
                <text:p>10</text:p>
              </table:table-cell>
              <table:table-cell office:value-type="float" office:value="1308.052">
                <text:p>1308.052</text:p>
              </table:table-cell>
            </table:table-row>
            <table:table-row>
              <table:table-cell office:value-type="float" office:value="5.656021">
                <text:p>10</text:p>
              </table:table-cell>
              <table:table-cell office:value-type="float" office:value="1284.16">
                <text:p>1284.16</text:p>
              </table:table-cell>
            </table:table-row>
            <table:table-row>
              <table:table-cell office:value-type="float" office:value="5.691281">
                <text:p>10</text:p>
              </table:table-cell>
              <table:table-cell office:value-type="float" office:value="1268.873">
                <text:p>1268.873</text:p>
              </table:table-cell>
            </table:table-row>
            <table:table-row>
              <table:table-cell office:value-type="float" office:value="5.715997">
                <text:p>10</text:p>
              </table:table-cell>
              <table:table-cell office:value-type="float" office:value="1251.067">
                <text:p>1251.067</text:p>
              </table:table-cell>
            </table:table-row>
            <table:table-row>
              <table:table-cell office:value-type="float" office:value="5.748568">
                <text:p>10</text:p>
              </table:table-cell>
              <table:table-cell office:value-type="float" office:value="1231.786">
                <text:p>1231.786</text:p>
              </table:table-cell>
            </table:table-row>
            <table:table-row>
              <table:table-cell office:value-type="float" office:value="5.815993">
                <text:p>10</text:p>
              </table:table-cell>
              <table:table-cell office:value-type="float" office:value="1181.395">
                <text:p>1181.395</text:p>
              </table:table-cell>
            </table:table-row>
            <table:table-row>
              <table:table-cell office:value-type="float" office:value="5.869552">
                <text:p>10</text:p>
              </table:table-cell>
              <table:table-cell office:value-type="float" office:value="1130.517">
                <text:p>1130.517</text:p>
              </table:table-cell>
            </table:table-row>
            <table:table-row>
              <table:table-cell office:value-type="float" office:value="5.897608">
                <text:p>10</text:p>
              </table:table-cell>
              <table:table-cell office:value-type="float" office:value="1111.572">
                <text:p>1111.572</text:p>
              </table:table-cell>
            </table:table-row>
            <table:table-row>
              <table:table-cell office:value-type="float" office:value="5.924207">
                <text:p>10</text:p>
              </table:table-cell>
              <table:table-cell office:value-type="float" office:value="1099.792">
                <text:p>1099.792</text:p>
              </table:table-cell>
            </table:table-row>
            <table:table-row>
              <table:table-cell office:value-type="float" office:value="5.958229">
                <text:p>10</text:p>
              </table:table-cell>
              <table:table-cell office:value-type="float" office:value="1085.171">
                <text:p>1085.171</text:p>
              </table:table-cell>
            </table:table-row>
            <table:table-row>
              <table:table-cell office:value-type="float" office:value="5.988394">
                <text:p>10</text:p>
              </table:table-cell>
              <table:table-cell office:value-type="float" office:value="1075.894">
                <text:p>1075.894</text:p>
              </table:table-cell>
            </table:table-row>
            <table:table-row>
              <table:table-cell office:value-type="float" office:value="6.007395">
                <text:p>10</text:p>
              </table:table-cell>
              <table:table-cell office:value-type="float" office:value="1067.744">
                <text:p>1067.744</text:p>
              </table:table-cell>
            </table:table-row>
            <table:table-row>
              <table:table-cell office:value-type="float" office:value="6.026977">
                <text:p>10</text:p>
              </table:table-cell>
              <table:table-cell office:value-type="float" office:value="1062.26">
                <text:p>1062.26</text:p>
              </table:table-cell>
            </table:table-row>
            <table:table-row>
              <table:table-cell office:value-type="float" office:value="6.057148">
                <text:p>10</text:p>
              </table:table-cell>
              <table:table-cell office:value-type="float" office:value="1058.055">
                <text:p>1058.055</text:p>
              </table:table-cell>
            </table:table-row>
            <table:table-row>
              <table:table-cell office:value-type="float" office:value="6.088997">
                <text:p>10</text:p>
              </table:table-cell>
              <table:table-cell office:value-type="float" office:value="1057.361">
                <text:p>1057.361</text:p>
              </table:table-cell>
            </table:table-row>
            <table:table-row>
              <table:table-cell office:value-type="float" office:value="6.108579">
                <text:p>10</text:p>
              </table:table-cell>
              <table:table-cell office:value-type="float" office:value="1058.207">
                <text:p>1058.207</text:p>
              </table:table-cell>
            </table:table-row>
            <table:table-row>
              <table:table-cell office:value-type="float" office:value="6.125903">
                <text:p>10</text:p>
              </table:table-cell>
              <table:table-cell office:value-type="float" office:value="1058.673">
                <text:p>1058.673</text:p>
              </table:table-cell>
            </table:table-row>
            <table:table-row>
              <table:table-cell office:value-type="float" office:value="6.153707">
                <text:p>10</text:p>
              </table:table-cell>
              <table:table-cell office:value-type="float" office:value="1054.831">
                <text:p>1054.831</text:p>
              </table:table-cell>
            </table:table-row>
            <table:table-row>
              <table:table-cell office:value-type="float" office:value="6.181718">
                <text:p>10</text:p>
              </table:table-cell>
              <table:table-cell office:value-type="float" office:value="1039.912">
                <text:p>1039.912</text:p>
              </table:table-cell>
            </table:table-row>
            <table:table-row>
              <table:table-cell office:value-type="float" office:value="6.198268">
                <text:p>10</text:p>
              </table:table-cell>
              <table:table-cell office:value-type="float" office:value="1033.399">
                <text:p>1033.399</text:p>
              </table:table-cell>
            </table:table-row>
            <table:table-row>
              <table:table-cell office:value-type="float" office:value="6.215992">
                <text:p>10</text:p>
              </table:table-cell>
              <table:table-cell office:value-type="float" office:value="1028.305">
                <text:p>1028.305</text:p>
              </table:table-cell>
            </table:table-row>
            <table:table-row>
              <table:table-cell office:value-type="float" office:value="6.241243">
                <text:p>10</text:p>
              </table:table-cell>
              <table:table-cell office:value-type="float" office:value="1019.152">
                <text:p>1019.152</text:p>
              </table:table-cell>
            </table:table-row>
            <table:table-row>
              <table:table-cell office:value-type="float" office:value="6.267719">
                <text:p>10</text:p>
              </table:table-cell>
              <table:table-cell office:value-type="float" office:value="1011.213">
                <text:p>1011.213</text:p>
              </table:table-cell>
            </table:table-row>
            <table:table-row>
              <table:table-cell office:value-type="float" office:value="6.283547">
                <text:p>10</text:p>
              </table:table-cell>
              <table:table-cell office:value-type="float" office:value="998.8907">
                <text:p>998.8907</text:p>
              </table:table-cell>
            </table:table-row>
            <table:table-row>
              <table:table-cell office:value-type="float" office:value="6.29535">
                <text:p>10</text:p>
              </table:table-cell>
              <table:table-cell office:value-type="float" office:value="979.8486">
                <text:p>979.8486</text:p>
              </table:table-cell>
            </table:table-row>
            <table:table-row>
              <table:table-cell office:value-type="float" office:value="6.318169">
                <text:p>10</text:p>
              </table:table-cell>
              <table:table-cell office:value-type="float" office:value="952.5208">
                <text:p>952.5208</text:p>
              </table:table-cell>
            </table:table-row>
            <table:table-row>
              <table:table-cell office:value-type="float" office:value="6.342716">
                <text:p>10</text:p>
              </table:table-cell>
              <table:table-cell office:value-type="float" office:value="920.0451">
                <text:p>920.0451</text:p>
              </table:table-cell>
            </table:table-row>
            <table:table-row>
              <table:table-cell office:value-type="float" office:value="6.359125">
                <text:p>10</text:p>
              </table:table-cell>
              <table:table-cell office:value-type="float" office:value="902.3143">
                <text:p>902.3143</text:p>
              </table:table-cell>
            </table:table-row>
            <table:table-row>
              <table:table-cell office:value-type="float" office:value="6.379467">
                <text:p>10</text:p>
              </table:table-cell>
              <table:table-cell office:value-type="float" office:value="886.491">
                <text:p>886.491</text:p>
              </table:table-cell>
            </table:table-row>
            <table:table-row>
              <table:table-cell office:value-type="float" office:value="6.403699">
                <text:p>10</text:p>
              </table:table-cell>
              <table:table-cell office:value-type="float" office:value="856.9794">
                <text:p>856.9794</text:p>
              </table:table-cell>
            </table:table-row>
            <table:table-row>
              <table:table-cell office:value-type="float" office:value="6.423067">
                <text:p>10</text:p>
              </table:table-cell>
              <table:table-cell office:value-type="float" office:value="821.5612">
                <text:p>821.5612</text:p>
              </table:table-cell>
            </table:table-row>
            <table:table-row>
              <table:table-cell office:value-type="float" office:value="6.450814">
                <text:p>10</text:p>
              </table:table-cell>
              <table:table-cell office:value-type="float" office:value="784.4631">
                <text:p>784.4631</text:p>
              </table:table-cell>
            </table:table-row>
            <table:table-row>
              <table:table-cell office:value-type="float" office:value="6.530107">
                <text:p>10</text:p>
              </table:table-cell>
              <table:table-cell office:value-type="float" office:value="730.046">
                <text:p>730.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